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59cm"/>
    </style:style>
    <style:style style:name="Table1.B" style:family="table-column">
      <style:table-column-properties style:column-width="13.541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margin-top="1.058cm" fo:margin-bottom="0.247cm" loext:contextual-spacing="false" fo:line-height="150%" fo:widows="1" fo:text-indent="0cm" style:auto-text-indent="false"/>
      <style:text-properties fo:font-variant="normal" fo:text-transform="none" fo:color="#767676" style:font-name="apple-system" fo:font-size="9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fo:padding="0cm" fo:border="none"/>
    </style:style>
    <style:style style:name="P2" style:family="paragraph" style:parent-style-name="Table_20_Contents">
      <style:paragraph-properties style:line-height-at-least="0.529cm"/>
      <style:text-properties fo:color="#333333" style:font-name="Consolas" fo:font-size="9pt"/>
    </style:style>
    <style:style style:name="P3" style:family="paragraph" style:parent-style-name="Table_20_Contents">
      <style:paragraph-properties style:line-height-at-least="0.556cm" fo:widows="1"/>
      <style:text-properties fo:color="#333333" style:font-name="Consolas" fo:font-size="9pt"/>
    </style:style>
    <style:style style:name="P4" style:family="paragraph" style:parent-style-name="Table_20_Contents">
      <style:paragraph-properties style:line-height-at-least="0.529cm"/>
      <style:text-properties fo:color="#969896" style:font-name="Consolas" fo:font-size="9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style:line-height-at-least="0.529cm"/>
      <style:text-properties fo:color="#a71d5d" style:font-name="Consolas" fo:font-size="9pt"/>
    </style:style>
    <style:style style:name="T1" style:family="text">
      <style:text-properties fo:color="#a71d5d"/>
    </style:style>
    <style:style style:name="T2" style:family="text">
      <style:text-properties fo:color="#0086b3"/>
    </style:style>
    <style:style style:name="T3" style:family="text">
      <style:text-properties fo:color="#795da3"/>
    </style:style>
    <style:style style:name="T4" style:family="text">
      <style:text-properties fo:color="#183691"/>
    </style:style>
    <style:style style:name="T5" style:family="text">
      <style:text-properties fo:color="#ed6a43"/>
    </style:style>
    <style:style style:name="T6" style:family="text">
      <style:text-properties fo:color="#b52a1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<text:bookmark text:name="LC1"/>#!/usr/bin/env python<text:bookmark text:name="L2"/></text:p>
            </table:table-cell>
            <table:table-cell table:style-name="Table1.B1" office:value-type="string">
              <text:p text:style-name="P5"/>
            </table:table-cell>
          </table:table-row>
          <table:table-row>
            <table:table-cell table:style-name="Table1.A1" office:value-type="string">
              <text:p text:style-name="P5"><text:bookmark text:name="LC2"/></text:p>
            </table:table-cell>
            <table:table-cell table:style-name="Table1.A1" office:value-type="string">
              <text:p text:style-name="P4"># -*- coding: utf8 -*-<text:bookmark text:name="L3"/></text:p>
            </table:table-cell>
          </table:table-row>
          <table:table-row>
            <table:table-cell table:style-name="Table1.A1" office:value-type="string">
              <text:p text:style-name="P5"><text:bookmark text:name="LC3"/></text:p>
            </table:table-cell>
            <table:table-cell table:style-name="Table1.A1" office:value-type="string">
              <text:p text:style-name="P5"><text:bookmark text:name="L4"/></text:p>
            </table:table-cell>
          </table:table-row>
          <table:table-row>
            <table:table-cell table:style-name="Table1.A1" office:value-type="string">
              <text:p text:style-name="P5"><text:bookmark text:name="LC4"/></text:p>
            </table:table-cell>
            <table:table-cell table:style-name="Table1.A1" office:value-type="string">
              <text:p text:style-name="P2"><text:span text:style-name="T1">import</text:span> RPi.<text:span text:style-name="T2">GPIO</text:span> <text:span text:style-name="T1">as</text:span> <text:span text:style-name="T2">GPIO</text:span><text:bookmark text:name="L5"/></text:p>
            </table:table-cell>
          </table:table-row>
          <table:table-row>
            <table:table-cell table:style-name="Table1.A1" office:value-type="string">
              <text:p text:style-name="P5"><text:bookmark text:name="LC5"/></text:p>
            </table:table-cell>
            <table:table-cell table:style-name="Table1.A1" office:value-type="string">
              <text:p text:style-name="P2"><text:span text:style-name="T1">import</text:span> spi<text:bookmark text:name="L6"/></text:p>
            </table:table-cell>
          </table:table-row>
          <table:table-row>
            <table:table-cell table:style-name="Table1.A1" office:value-type="string">
              <text:p text:style-name="P5"><text:bookmark text:name="LC6"/></text:p>
            </table:table-cell>
            <table:table-cell table:style-name="Table1.A1" office:value-type="string">
              <text:p text:style-name="P2"><text:span text:style-name="T1">import</text:span> signal<text:bookmark text:name="L7"/></text:p>
            </table:table-cell>
          </table:table-row>
          <table:table-row>
            <table:table-cell table:style-name="Table1.A1" office:value-type="string">
              <text:p text:style-name="P5"><text:bookmark text:name="LC7"/></text:p>
            </table:table-cell>
            <table:table-cell table:style-name="Table1.A1" office:value-type="string">
              <text:p text:style-name="P2"><text:span text:style-name="T1">import</text:span> time<text:bookmark text:name="L8"/></text:p>
            </table:table-cell>
          </table:table-row>
          <table:table-row>
            <table:table-cell table:style-name="Table1.A1" office:value-type="string">
              <text:p text:style-name="P5"><text:bookmark text:name="LC8"/></text:p>
            </table:table-cell>
            <table:table-cell table:style-name="Table1.A1" office:value-type="string">
              <text:p text:style-name="P5"><text:bookmark text:name="L9"/></text:p>
            </table:table-cell>
          </table:table-row>
          <table:table-row>
            <table:table-cell table:style-name="Table1.A1" office:value-type="string">
              <text:p text:style-name="P5"><text:bookmark text:name="LC9"/></text:p>
            </table:table-cell>
            <table:table-cell table:style-name="Table1.A1" office:value-type="string">
              <text:p text:style-name="P2"><text:span text:style-name="T1">class</text:span> <text:span text:style-name="T3">MFRC522</text:span>:<text:bookmark text:name="L10"/></text:p>
            </table:table-cell>
          </table:table-row>
          <table:table-row>
            <table:table-cell table:style-name="Table1.A1" office:value-type="string">
              <text:p text:style-name="P5"><text:bookmark text:name="LC10"/></text:p>
            </table:table-cell>
            <table:table-cell table:style-name="Table1.A1" office:value-type="string">
              <text:p text:style-name="P2"><text:span text:style-name="T2">NRSTPD</text:span> <text:span text:style-name="T1">=</text:span> <text:span text:style-name="T2">22</text:span><text:bookmark text:name="L11"/></text:p>
            </table:table-cell>
          </table:table-row>
          <table:table-row>
            <table:table-cell table:style-name="Table1.A1" office:value-type="string">
              <text:p text:style-name="P5"><text:bookmark text:name="LC11"/></text:p>
            </table:table-cell>
            <table:table-cell table:style-name="Table1.A1" office:value-type="string">
              <text:p text:style-name="P5"><text:bookmark text:name="L12"/></text:p>
            </table:table-cell>
          </table:table-row>
          <table:table-row>
            <table:table-cell table:style-name="Table1.A1" office:value-type="string">
              <text:p text:style-name="P5"><text:bookmark text:name="LC12"/></text:p>
            </table:table-cell>
            <table:table-cell table:style-name="Table1.A1" office:value-type="string">
              <text:p text:style-name="P2"><text:span text:style-name="T2">MAX_LEN</text:span> <text:span text:style-name="T1">=</text:span> <text:span text:style-name="T2">16</text:span><text:bookmark text:name="L13"/></text:p>
            </table:table-cell>
          </table:table-row>
          <table:table-row>
            <table:table-cell table:style-name="Table1.A1" office:value-type="string">
              <text:p text:style-name="P5"><text:bookmark text:name="LC13"/></text:p>
            </table:table-cell>
            <table:table-cell table:style-name="Table1.A1" office:value-type="string">
              <text:p text:style-name="P5"><text:bookmark text:name="L14"/></text:p>
            </table:table-cell>
          </table:table-row>
          <table:table-row>
            <table:table-cell table:style-name="Table1.A1" office:value-type="string">
              <text:p text:style-name="P5"><text:bookmark text:name="LC14"/></text:p>
            </table:table-cell>
            <table:table-cell table:style-name="Table1.A1" office:value-type="string">
              <text:p text:style-name="P2"><text:span text:style-name="T2">PCD_IDLE</text:span> <text:span text:style-name="T1">=</text:span> <text:span text:style-name="T1">0x</text:span><text:span text:style-name="T2">00</text:span><text:bookmark text:name="L15"/></text:p>
            </table:table-cell>
          </table:table-row>
          <table:table-row>
            <table:table-cell table:style-name="Table1.A1" office:value-type="string">
              <text:p text:style-name="P5"><text:bookmark text:name="LC15"/></text:p>
            </table:table-cell>
            <table:table-cell table:style-name="Table1.A1" office:value-type="string">
              <text:p text:style-name="P2"><text:span text:style-name="T2">PCD_AUTHENT</text:span> <text:span text:style-name="T1">=</text:span> <text:span text:style-name="T1">0x</text:span><text:span text:style-name="T2">0E</text:span><text:bookmark text:name="L16"/></text:p>
            </table:table-cell>
          </table:table-row>
          <table:table-row>
            <table:table-cell table:style-name="Table1.A1" office:value-type="string">
              <text:p text:style-name="P5"><text:bookmark text:name="LC16"/></text:p>
            </table:table-cell>
            <table:table-cell table:style-name="Table1.A1" office:value-type="string">
              <text:p text:style-name="P2"><text:span text:style-name="T2">PCD_RECEIVE</text:span> <text:span text:style-name="T1">=</text:span> <text:span text:style-name="T1">0x</text:span><text:span text:style-name="T2">08</text:span><text:bookmark text:name="L17"/></text:p>
            </table:table-cell>
          </table:table-row>
          <table:table-row>
            <table:table-cell table:style-name="Table1.A1" office:value-type="string">
              <text:p text:style-name="P5"><text:bookmark text:name="LC17"/></text:p>
            </table:table-cell>
            <table:table-cell table:style-name="Table1.A1" office:value-type="string">
              <text:p text:style-name="P2"><text:span text:style-name="T2">PCD_TRANSMIT</text:span> <text:span text:style-name="T1">=</text:span> <text:span text:style-name="T1">0x</text:span><text:span text:style-name="T2">04</text:span><text:bookmark text:name="L18"/></text:p>
            </table:table-cell>
          </table:table-row>
          <table:table-row>
            <table:table-cell table:style-name="Table1.A1" office:value-type="string">
              <text:p text:style-name="P5"><text:bookmark text:name="LC18"/></text:p>
            </table:table-cell>
            <table:table-cell table:style-name="Table1.A1" office:value-type="string">
              <text:p text:style-name="P2"><text:span text:style-name="T2">PCD_TRANSCEIVE</text:span> <text:span text:style-name="T1">=</text:span> <text:span text:style-name="T1">0x</text:span><text:span text:style-name="T2">0C</text:span><text:bookmark text:name="L19"/></text:p>
            </table:table-cell>
          </table:table-row>
          <table:table-row>
            <table:table-cell table:style-name="Table1.A1" office:value-type="string">
              <text:p text:style-name="P5"><text:bookmark text:name="LC19"/></text:p>
            </table:table-cell>
            <table:table-cell table:style-name="Table1.A1" office:value-type="string">
              <text:p text:style-name="P2"><text:span text:style-name="T2">PCD_RESETPHASE</text:span> <text:span text:style-name="T1">=</text:span> <text:span text:style-name="T1">0x</text:span><text:span text:style-name="T2">0F</text:span><text:bookmark text:name="L20"/></text:p>
            </table:table-cell>
          </table:table-row>
          <table:table-row>
            <table:table-cell table:style-name="Table1.A1" office:value-type="string">
              <text:p text:style-name="P5"><text:bookmark text:name="LC20"/></text:p>
            </table:table-cell>
            <table:table-cell table:style-name="Table1.A1" office:value-type="string">
              <text:p text:style-name="P2"><text:span text:style-name="T2">PCD_CALCCRC</text:span> <text:span text:style-name="T1">=</text:span> <text:span text:style-name="T1">0x</text:span><text:span text:style-name="T2">03</text:span><text:bookmark text:name="L21"/></text:p>
            </table:table-cell>
          </table:table-row>
          <table:table-row>
            <table:table-cell table:style-name="Table1.A1" office:value-type="string">
              <text:p text:style-name="P5"><text:bookmark text:name="LC21"/></text:p>
            </table:table-cell>
            <table:table-cell table:style-name="Table1.A1" office:value-type="string">
              <text:p text:style-name="P5"><text:bookmark text:name="L22"/></text:p>
            </table:table-cell>
          </table:table-row>
          <table:table-row>
            <table:table-cell table:style-name="Table1.A1" office:value-type="string">
              <text:p text:style-name="P5"><text:bookmark text:name="LC22"/></text:p>
            </table:table-cell>
            <table:table-cell table:style-name="Table1.A1" office:value-type="string">
              <text:p text:style-name="P2"><text:span text:style-name="T2">PICC_REQIDL</text:span> <text:span text:style-name="T1">=</text:span> <text:span text:style-name="T1">0x</text:span><text:span text:style-name="T2">26</text:span><text:bookmark text:name="L23"/></text:p>
            </table:table-cell>
          </table:table-row>
          <table:table-row>
            <table:table-cell table:style-name="Table1.A1" office:value-type="string">
              <text:p text:style-name="P5"><text:bookmark text:name="LC23"/></text:p>
            </table:table-cell>
            <table:table-cell table:style-name="Table1.A1" office:value-type="string">
              <text:p text:style-name="P2"><text:span text:style-name="T2">PICC_REQALL</text:span> <text:span text:style-name="T1">=</text:span> <text:span text:style-name="T1">0x</text:span><text:span text:style-name="T2">52</text:span><text:bookmark text:name="L24"/></text:p>
            </table:table-cell>
          </table:table-row>
          <table:table-row>
            <table:table-cell table:style-name="Table1.A1" office:value-type="string">
              <text:p text:style-name="P5"><text:bookmark text:name="LC24"/></text:p>
            </table:table-cell>
            <table:table-cell table:style-name="Table1.A1" office:value-type="string">
              <text:p text:style-name="P2"><text:span text:style-name="T2">PICC_ANTICOLL</text:span> <text:span text:style-name="T1">=</text:span> <text:span text:style-name="T1">0x</text:span><text:span text:style-name="T2">93</text:span><text:bookmark text:name="L25"/></text:p>
            </table:table-cell>
          </table:table-row>
          <table:table-row>
            <table:table-cell table:style-name="Table1.A1" office:value-type="string">
              <text:p text:style-name="P5"><text:bookmark text:name="LC25"/></text:p>
            </table:table-cell>
            <table:table-cell table:style-name="Table1.A1" office:value-type="string">
              <text:p text:style-name="P2"><text:span text:style-name="T2">PICC_SElECTTAG</text:span> <text:span text:style-name="T1">=</text:span> <text:span text:style-name="T1">0x</text:span><text:span text:style-name="T2">93</text:span><text:bookmark text:name="L26"/></text:p>
            </table:table-cell>
          </table:table-row>
          <table:table-row>
            <table:table-cell table:style-name="Table1.A1" office:value-type="string">
              <text:p text:style-name="P5"><text:bookmark text:name="LC26"/></text:p>
            </table:table-cell>
            <table:table-cell table:style-name="Table1.A1" office:value-type="string">
              <text:p text:style-name="P2"><text:span text:style-name="T2">PICC_AUTHENT1A</text:span> <text:span text:style-name="T1">=</text:span> <text:span text:style-name="T1">0x</text:span><text:span text:style-name="T2">60</text:span><text:bookmark text:name="L27"/></text:p>
            </table:table-cell>
          </table:table-row>
          <table:table-row>
            <table:table-cell table:style-name="Table1.A1" office:value-type="string">
              <text:p text:style-name="P5"><text:bookmark text:name="LC27"/></text:p>
            </table:table-cell>
            <table:table-cell table:style-name="Table1.A1" office:value-type="string">
              <text:p text:style-name="P2"><text:span text:style-name="T2">PICC_AUTHENT1B</text:span> <text:span text:style-name="T1">=</text:span> <text:span text:style-name="T1">0x</text:span><text:span text:style-name="T2">61</text:span><text:bookmark text:name="L28"/></text:p>
            </table:table-cell>
          </table:table-row>
          <table:table-row>
            <table:table-cell table:style-name="Table1.A1" office:value-type="string">
              <text:p text:style-name="P5"><text:bookmark text:name="LC28"/></text:p>
            </table:table-cell>
            <table:table-cell table:style-name="Table1.A1" office:value-type="string">
              <text:p text:style-name="P2"><text:span text:style-name="T2">PICC_READ</text:span> <text:span text:style-name="T1">=</text:span> <text:span text:style-name="T1">0x</text:span><text:span text:style-name="T2">30</text:span><text:bookmark text:name="L29"/></text:p>
            </table:table-cell>
          </table:table-row>
          <table:table-row>
            <table:table-cell table:style-name="Table1.A1" office:value-type="string">
              <text:p text:style-name="P5"><text:bookmark text:name="LC29"/></text:p>
            </table:table-cell>
            <table:table-cell table:style-name="Table1.A1" office:value-type="string">
              <text:p text:style-name="P2"><text:span text:style-name="T2">PICC_WRITE</text:span> <text:span text:style-name="T1">=</text:span> <text:span text:style-name="T1">0x</text:span><text:span text:style-name="T2">A0</text:span><text:bookmark text:name="L30"/></text:p>
            </table:table-cell>
          </table:table-row>
          <table:table-row>
            <table:table-cell table:style-name="Table1.A1" office:value-type="string">
              <text:p text:style-name="P5"><text:bookmark text:name="LC30"/></text:p>
            </table:table-cell>
            <table:table-cell table:style-name="Table1.A1" office:value-type="string">
              <text:p text:style-name="P2"><text:span text:style-name="T2">PICC_DECREMENT</text:span> <text:span text:style-name="T1">=</text:span> <text:span text:style-name="T1">0x</text:span><text:span text:style-name="T2">C0</text:span><text:bookmark text:name="L31"/></text:p>
            </table:table-cell>
          </table:table-row>
          <table:table-row>
            <table:table-cell table:style-name="Table1.A1" office:value-type="string">
              <text:p text:style-name="P5"><text:bookmark text:name="LC31"/></text:p>
            </table:table-cell>
            <table:table-cell table:style-name="Table1.A1" office:value-type="string">
              <text:p text:style-name="P2"><text:span text:style-name="T2">PICC_INCREMENT</text:span> <text:span text:style-name="T1">=</text:span> <text:span text:style-name="T1">0x</text:span><text:span text:style-name="T2">C1</text:span><text:bookmark text:name="L32"/></text:p>
            </table:table-cell>
          </table:table-row>
          <table:table-row>
            <table:table-cell table:style-name="Table1.A1" office:value-type="string">
              <text:p text:style-name="P5"><text:bookmark text:name="LC32"/></text:p>
            </table:table-cell>
            <table:table-cell table:style-name="Table1.A1" office:value-type="string">
              <text:p text:style-name="P2"><text:span text:style-name="T2">PICC_RESTORE</text:span> <text:span text:style-name="T1">=</text:span> <text:span text:style-name="T1">0x</text:span><text:span text:style-name="T2">C2</text:span><text:bookmark text:name="L33"/></text:p>
            </table:table-cell>
          </table:table-row>
          <table:table-row>
            <table:table-cell table:style-name="Table1.A1" office:value-type="string">
              <text:p text:style-name="P5"><text:bookmark text:name="LC33"/></text:p>
            </table:table-cell>
            <table:table-cell table:style-name="Table1.A1" office:value-type="string">
              <text:p text:style-name="P2"><text:span text:style-name="T2">PICC_TRANSFER</text:span> <text:span text:style-name="T1">=</text:span> <text:span text:style-name="T1">0x</text:span><text:span text:style-name="T2">B0</text:span><text:bookmark text:name="L34"/></text:p>
            </table:table-cell>
          </table:table-row>
          <table:table-row>
            <table:table-cell table:style-name="Table1.A1" office:value-type="string">
              <text:p text:style-name="P5"><text:bookmark text:name="LC34"/></text:p>
            </table:table-cell>
            <table:table-cell table:style-name="Table1.A1" office:value-type="string">
              <text:p text:style-name="P2"><text:span text:style-name="T2">PICC_HALT</text:span> <text:span text:style-name="T1">=</text:span> <text:span text:style-name="T1">0x</text:span><text:span text:style-name="T2">50</text:span><text:bookmark text:name="L35"/></text:p>
            </table:table-cell>
          </table:table-row>
          <table:table-row>
            <table:table-cell table:style-name="Table1.A1" office:value-type="string">
              <text:p text:style-name="P5"><text:bookmark text:name="LC35"/></text:p>
            </table:table-cell>
            <table:table-cell table:style-name="Table1.A1" office:value-type="string">
              <text:p text:style-name="P5"><text:bookmark text:name="L36"/></text:p>
            </table:table-cell>
          </table:table-row>
          <table:table-row>
            <table:table-cell table:style-name="Table1.A1" office:value-type="string">
              <text:p text:style-name="P5"><text:bookmark text:name="LC36"/></text:p>
            </table:table-cell>
            <table:table-cell table:style-name="Table1.A1" office:value-type="string">
              <text:p text:style-name="P2"><text:span text:style-name="T2">MI_OK</text:span> <text:span text:style-name="T1">=</text:span> <text:span text:style-name="T2">0</text:span><text:bookmark text:name="L37"/></text:p>
            </table:table-cell>
          </table:table-row>
          <table:table-row>
            <table:table-cell table:style-name="Table1.A1" office:value-type="string">
              <text:p text:style-name="P5"><text:bookmark text:name="LC37"/></text:p>
            </table:table-cell>
            <table:table-cell table:style-name="Table1.A1" office:value-type="string">
              <text:p text:style-name="P2"><text:span text:style-name="T2">MI_NOTAGERR</text:span> <text:span text:style-name="T1">=</text:span> <text:span text:style-name="T2">1</text:span><text:bookmark text:name="L38"/></text:p>
            </table:table-cell>
          </table:table-row>
          <table:table-row>
            <table:table-cell table:style-name="Table1.A1" office:value-type="string">
              <text:p text:style-name="P5"><text:bookmark text:name="LC38"/></text:p>
            </table:table-cell>
            <table:table-cell table:style-name="Table1.A1" office:value-type="string">
              <text:p text:style-name="P2"><text:span text:style-name="T2">MI_ERR</text:span> <text:span text:style-name="T1">=</text:span> <text:span text:style-name="T2">2</text:span><text:bookmark text:name="L39"/></text:p>
            </table:table-cell>
          </table:table-row>
          <table:table-row>
            <table:table-cell table:style-name="Table1.A1" office:value-type="string">
              <text:p text:style-name="P5"><text:bookmark text:name="LC39"/></text:p>
            </table:table-cell>
            <table:table-cell table:style-name="Table1.A1" office:value-type="string">
              <text:p text:style-name="P5"><text:bookmark text:name="L40"/></text:p>
            </table:table-cell>
          </table:table-row>
          <table:table-row>
            <table:table-cell table:style-name="Table1.A1" office:value-type="string">
              <text:p text:style-name="P5"><text:bookmark text:name="LC40"/></text:p>
            </table:table-cell>
            <table:table-cell table:style-name="Table1.A1" office:value-type="string">
              <text:p text:style-name="P2">Reserved00 <text:span text:style-name="T1">=</text:span> <text:span text:style-name="T1">0x</text:span><text:span text:style-name="T2">00</text:span><text:bookmark text:name="L41"/></text:p>
            </table:table-cell>
          </table:table-row>
          <table:table-row>
            <table:table-cell table:style-name="Table1.A1" office:value-type="string">
              <text:p text:style-name="P5"><text:bookmark text:name="LC41"/></text:p>
            </table:table-cell>
            <table:table-cell table:style-name="Table1.A1" office:value-type="string">
              <text:p text:style-name="P2">CommandReg <text:span text:style-name="T1">=</text:span> <text:span text:style-name="T1">0x</text:span><text:span text:style-name="T2">01</text:span><text:bookmark text:name="L42"/></text:p>
            </table:table-cell>
          </table:table-row>
          <table:table-row>
            <table:table-cell table:style-name="Table1.A1" office:value-type="string">
              <text:p text:style-name="P5"><text:bookmark text:name="LC42"/></text:p>
            </table:table-cell>
            <table:table-cell table:style-name="Table1.A1" office:value-type="string">
              <text:p text:style-name="P2">CommIEnReg <text:span text:style-name="T1">=</text:span> <text:span text:style-name="T1">0x</text:span><text:span text:style-name="T2">02</text:span><text:bookmark text:name="L43"/></text:p>
            </table:table-cell>
          </table:table-row>
          <table:table-row>
            <table:table-cell table:style-name="Table1.A1" office:value-type="string">
              <text:p text:style-name="P5"><text:bookmark text:name="LC43"/></text:p>
            </table:table-cell>
            <table:table-cell table:style-name="Table1.A1" office:value-type="string">
              <text:p text:style-name="P2">DivlEnReg <text:span text:style-name="T1">=</text:span> <text:span text:style-name="T1">0x</text:span><text:span text:style-name="T2">03</text:span><text:bookmark text:name="L44"/></text:p>
            </table:table-cell>
          </table:table-row>
          <table:table-row>
            <table:table-cell table:style-name="Table1.A1" office:value-type="string">
              <text:p text:style-name="P5"><text:bookmark text:name="LC44"/></text:p>
            </table:table-cell>
            <table:table-cell table:style-name="Table1.A1" office:value-type="string">
              <text:p text:style-name="P2">CommIrqReg <text:span text:style-name="T1">=</text:span> <text:span text:style-name="T1">0x</text:span><text:span text:style-name="T2">04</text:span><text:bookmark text:name="L45"/></text:p>
            </table:table-cell>
          </table:table-row>
          <table:table-row>
            <table:table-cell table:style-name="Table1.A1" office:value-type="string">
              <text:p text:style-name="P5"><text:bookmark text:name="LC45"/></text:p>
            </table:table-cell>
            <table:table-cell table:style-name="Table1.A1" office:value-type="string">
              <text:p text:style-name="P2">DivIrqReg <text:span text:style-name="T1">=</text:span> <text:span text:style-name="T1">0x</text:span><text:span text:style-name="T2">05</text:span><text:bookmark text:name="L46"/></text:p>
            </table:table-cell>
          </table:table-row>
          <table:table-row>
            <table:table-cell table:style-name="Table1.A1" office:value-type="string">
              <text:p text:style-name="P5"><text:bookmark text:name="LC46"/></text:p>
            </table:table-cell>
            <table:table-cell table:style-name="Table1.A1" office:value-type="string">
              <text:p text:style-name="P2">ErrorReg <text:span text:style-name="T1">=</text:span> <text:span text:style-name="T1">0x</text:span><text:span text:style-name="T2">06</text:span><text:bookmark text:name="L47"/></text:p>
            </table:table-cell>
          </table:table-row>
          <table:table-row>
            <table:table-cell table:style-name="Table1.A1" office:value-type="string">
              <text:p text:style-name="P5"><text:bookmark text:name="LC47"/></text:p>
            </table:table-cell>
            <table:table-cell table:style-name="Table1.A1" office:value-type="string">
              <text:p text:style-name="P2">Status1Reg <text:span text:style-name="T1">=</text:span> <text:span text:style-name="T1">0x</text:span><text:span text:style-name="T2">07</text:span><text:bookmark text:name="L48"/></text:p>
            </table:table-cell>
          </table:table-row>
          <table:table-row>
            <table:table-cell table:style-name="Table1.A1" office:value-type="string">
              <text:p text:style-name="P5"><text:bookmark text:name="LC48"/></text:p>
            </table:table-cell>
            <table:table-cell table:style-name="Table1.A1" office:value-type="string">
              <text:p text:style-name="P2">Status2Reg <text:span text:style-name="T1">=</text:span> <text:span text:style-name="T1">0x</text:span><text:span text:style-name="T2">08</text:span><text:bookmark text:name="L49"/></text:p>
            </table:table-cell>
          </table:table-row>
          <table:table-row>
            <table:table-cell table:style-name="Table1.A1" office:value-type="string">
              <text:p text:style-name="P5"><text:bookmark text:name="LC49"/></text:p>
            </table:table-cell>
            <table:table-cell table:style-name="Table1.A1" office:value-type="string">
              <text:p text:style-name="P2">FIFODataReg <text:span text:style-name="T1">=</text:span> <text:span text:style-name="T1">0x</text:span><text:span text:style-name="T2">09</text:span><text:bookmark text:name="L50"/></text:p>
            </table:table-cell>
          </table:table-row>
          <table:table-row>
            <table:table-cell table:style-name="Table1.A1" office:value-type="string">
              <text:p text:style-name="P5"><text:bookmark text:name="LC50"/></text:p>
            </table:table-cell>
            <table:table-cell table:style-name="Table1.A1" office:value-type="string">
              <text:p text:style-name="P2">FIFOLevelReg <text:span text:style-name="T1">=</text:span> <text:span text:style-name="T1">0x</text:span><text:span text:style-name="T2">0A</text:span><text:bookmark text:name="L51"/></text:p>
            </table:table-cell>
          </table:table-row>
          <table:table-row>
            <table:table-cell table:style-name="Table1.A1" office:value-type="string">
              <text:p text:style-name="P5"><text:bookmark text:name="LC51"/></text:p>
            </table:table-cell>
            <table:table-cell table:style-name="Table1.A1" office:value-type="string">
              <text:p text:style-name="P2">WaterLevelReg <text:span text:style-name="T1">=</text:span> <text:span text:style-name="T1">0x</text:span><text:span text:style-name="T2">0B</text:span><text:bookmark text:name="L52"/></text:p>
            </table:table-cell>
          </table:table-row>
          <table:table-row>
            <table:table-cell table:style-name="Table1.A1" office:value-type="string">
              <text:p text:style-name="P5"><text:bookmark text:name="LC52"/></text:p>
            </table:table-cell>
            <table:table-cell table:style-name="Table1.A1" office:value-type="string">
              <text:p text:style-name="P2">ControlReg <text:span text:style-name="T1">=</text:span> <text:span text:style-name="T1">0x</text:span><text:span text:style-name="T2">0C</text:span><text:bookmark text:name="L53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53"/></text:p>
            </table:table-cell>
            <table:table-cell table:style-name="Table1.A1" office:value-type="string">
              <text:p text:style-name="P2">BitFramingReg <text:span text:style-name="T1">=</text:span> <text:span text:style-name="T1">0x</text:span><text:span text:style-name="T2">0D</text:span><text:bookmark text:name="L54"/></text:p>
            </table:table-cell>
          </table:table-row>
          <table:table-row>
            <table:table-cell table:style-name="Table1.A1" office:value-type="string">
              <text:p text:style-name="P5"><text:bookmark text:name="LC54"/></text:p>
            </table:table-cell>
            <table:table-cell table:style-name="Table1.A1" office:value-type="string">
              <text:p text:style-name="P2">CollReg <text:span text:style-name="T1">=</text:span> <text:span text:style-name="T1">0x</text:span><text:span text:style-name="T2">0E</text:span><text:bookmark text:name="L55"/></text:p>
            </table:table-cell>
          </table:table-row>
          <table:table-row>
            <table:table-cell table:style-name="Table1.A1" office:value-type="string">
              <text:p text:style-name="P5"><text:bookmark text:name="LC55"/></text:p>
            </table:table-cell>
            <table:table-cell table:style-name="Table1.A1" office:value-type="string">
              <text:p text:style-name="P2">Reserved01 <text:span text:style-name="T1">=</text:span> <text:span text:style-name="T1">0x</text:span><text:span text:style-name="T2">0F</text:span><text:bookmark text:name="L56"/></text:p>
            </table:table-cell>
          </table:table-row>
          <table:table-row>
            <table:table-cell table:style-name="Table1.A1" office:value-type="string">
              <text:p text:style-name="P5"><text:bookmark text:name="LC56"/></text:p>
            </table:table-cell>
            <table:table-cell table:style-name="Table1.A1" office:value-type="string">
              <text:p text:style-name="P5"><text:bookmark text:name="L57"/></text:p>
            </table:table-cell>
          </table:table-row>
          <table:table-row>
            <table:table-cell table:style-name="Table1.A1" office:value-type="string">
              <text:p text:style-name="P5"><text:bookmark text:name="LC57"/></text:p>
            </table:table-cell>
            <table:table-cell table:style-name="Table1.A1" office:value-type="string">
              <text:p text:style-name="P2">Reserved10 <text:span text:style-name="T1">=</text:span> <text:span text:style-name="T1">0x</text:span><text:span text:style-name="T2">10</text:span><text:bookmark text:name="L58"/></text:p>
            </table:table-cell>
          </table:table-row>
          <table:table-row>
            <table:table-cell table:style-name="Table1.A1" office:value-type="string">
              <text:p text:style-name="P5"><text:bookmark text:name="LC58"/></text:p>
            </table:table-cell>
            <table:table-cell table:style-name="Table1.A1" office:value-type="string">
              <text:p text:style-name="P2">ModeReg <text:span text:style-name="T1">=</text:span> <text:span text:style-name="T1">0x</text:span><text:span text:style-name="T2">11</text:span><text:bookmark text:name="L59"/></text:p>
            </table:table-cell>
          </table:table-row>
          <table:table-row>
            <table:table-cell table:style-name="Table1.A1" office:value-type="string">
              <text:p text:style-name="P5"><text:bookmark text:name="LC59"/></text:p>
            </table:table-cell>
            <table:table-cell table:style-name="Table1.A1" office:value-type="string">
              <text:p text:style-name="P2">TxModeReg <text:span text:style-name="T1">=</text:span> <text:span text:style-name="T1">0x</text:span><text:span text:style-name="T2">12</text:span><text:bookmark text:name="L60"/></text:p>
            </table:table-cell>
          </table:table-row>
          <table:table-row>
            <table:table-cell table:style-name="Table1.A1" office:value-type="string">
              <text:p text:style-name="P5"><text:bookmark text:name="LC60"/></text:p>
            </table:table-cell>
            <table:table-cell table:style-name="Table1.A1" office:value-type="string">
              <text:p text:style-name="P2">RxModeReg <text:span text:style-name="T1">=</text:span> <text:span text:style-name="T1">0x</text:span><text:span text:style-name="T2">13</text:span><text:bookmark text:name="L61"/></text:p>
            </table:table-cell>
          </table:table-row>
          <table:table-row>
            <table:table-cell table:style-name="Table1.A1" office:value-type="string">
              <text:p text:style-name="P5"><text:bookmark text:name="LC61"/></text:p>
            </table:table-cell>
            <table:table-cell table:style-name="Table1.A1" office:value-type="string">
              <text:p text:style-name="P2">TxControlReg <text:span text:style-name="T1">=</text:span> <text:span text:style-name="T1">0x</text:span><text:span text:style-name="T2">14</text:span><text:bookmark text:name="L62"/></text:p>
            </table:table-cell>
          </table:table-row>
          <table:table-row>
            <table:table-cell table:style-name="Table1.A1" office:value-type="string">
              <text:p text:style-name="P5"><text:bookmark text:name="LC62"/></text:p>
            </table:table-cell>
            <table:table-cell table:style-name="Table1.A1" office:value-type="string">
              <text:p text:style-name="P2">TxAutoReg <text:span text:style-name="T1">=</text:span> <text:span text:style-name="T1">0x</text:span><text:span text:style-name="T2">15</text:span><text:bookmark text:name="L63"/></text:p>
            </table:table-cell>
          </table:table-row>
          <table:table-row>
            <table:table-cell table:style-name="Table1.A1" office:value-type="string">
              <text:p text:style-name="P5"><text:bookmark text:name="LC63"/></text:p>
            </table:table-cell>
            <table:table-cell table:style-name="Table1.A1" office:value-type="string">
              <text:p text:style-name="P2">TxSelReg <text:span text:style-name="T1">=</text:span> <text:span text:style-name="T1">0x</text:span><text:span text:style-name="T2">16</text:span><text:bookmark text:name="L64"/></text:p>
            </table:table-cell>
          </table:table-row>
          <table:table-row>
            <table:table-cell table:style-name="Table1.A1" office:value-type="string">
              <text:p text:style-name="P5"><text:bookmark text:name="LC64"/></text:p>
            </table:table-cell>
            <table:table-cell table:style-name="Table1.A1" office:value-type="string">
              <text:p text:style-name="P2">RxSelReg <text:span text:style-name="T1">=</text:span> <text:span text:style-name="T1">0x</text:span><text:span text:style-name="T2">17</text:span><text:bookmark text:name="L65"/></text:p>
            </table:table-cell>
          </table:table-row>
          <table:table-row>
            <table:table-cell table:style-name="Table1.A1" office:value-type="string">
              <text:p text:style-name="P5"><text:bookmark text:name="LC65"/></text:p>
            </table:table-cell>
            <table:table-cell table:style-name="Table1.A1" office:value-type="string">
              <text:p text:style-name="P2">RxThresholdReg <text:span text:style-name="T1">=</text:span> <text:span text:style-name="T1">0x</text:span><text:span text:style-name="T2">18</text:span><text:bookmark text:name="L66"/></text:p>
            </table:table-cell>
          </table:table-row>
          <table:table-row>
            <table:table-cell table:style-name="Table1.A1" office:value-type="string">
              <text:p text:style-name="P5"><text:bookmark text:name="LC66"/></text:p>
            </table:table-cell>
            <table:table-cell table:style-name="Table1.A1" office:value-type="string">
              <text:p text:style-name="P2">DemodReg <text:span text:style-name="T1">=</text:span> <text:span text:style-name="T1">0x</text:span><text:span text:style-name="T2">19</text:span><text:bookmark text:name="L67"/></text:p>
            </table:table-cell>
          </table:table-row>
          <table:table-row>
            <table:table-cell table:style-name="Table1.A1" office:value-type="string">
              <text:p text:style-name="P5"><text:bookmark text:name="LC67"/></text:p>
            </table:table-cell>
            <table:table-cell table:style-name="Table1.A1" office:value-type="string">
              <text:p text:style-name="P2">Reserved11 <text:span text:style-name="T1">=</text:span> <text:span text:style-name="T1">0x</text:span><text:span text:style-name="T2">1A</text:span><text:bookmark text:name="L68"/></text:p>
            </table:table-cell>
          </table:table-row>
          <table:table-row>
            <table:table-cell table:style-name="Table1.A1" office:value-type="string">
              <text:p text:style-name="P5"><text:bookmark text:name="LC68"/></text:p>
            </table:table-cell>
            <table:table-cell table:style-name="Table1.A1" office:value-type="string">
              <text:p text:style-name="P2">Reserved12 <text:span text:style-name="T1">=</text:span> <text:span text:style-name="T1">0x</text:span><text:span text:style-name="T2">1B</text:span><text:bookmark text:name="L69"/></text:p>
            </table:table-cell>
          </table:table-row>
          <table:table-row>
            <table:table-cell table:style-name="Table1.A1" office:value-type="string">
              <text:p text:style-name="P5"><text:bookmark text:name="LC69"/></text:p>
            </table:table-cell>
            <table:table-cell table:style-name="Table1.A1" office:value-type="string">
              <text:p text:style-name="P2">MifareReg <text:span text:style-name="T1">=</text:span> <text:span text:style-name="T1">0x</text:span><text:span text:style-name="T2">1C</text:span><text:bookmark text:name="L70"/></text:p>
            </table:table-cell>
          </table:table-row>
          <table:table-row>
            <table:table-cell table:style-name="Table1.A1" office:value-type="string">
              <text:p text:style-name="P5"><text:bookmark text:name="LC70"/></text:p>
            </table:table-cell>
            <table:table-cell table:style-name="Table1.A1" office:value-type="string">
              <text:p text:style-name="P2">Reserved13 <text:span text:style-name="T1">=</text:span> <text:span text:style-name="T1">0x</text:span><text:span text:style-name="T2">1D</text:span><text:bookmark text:name="L71"/></text:p>
            </table:table-cell>
          </table:table-row>
          <table:table-row>
            <table:table-cell table:style-name="Table1.A1" office:value-type="string">
              <text:p text:style-name="P5"><text:bookmark text:name="LC71"/></text:p>
            </table:table-cell>
            <table:table-cell table:style-name="Table1.A1" office:value-type="string">
              <text:p text:style-name="P2">Reserved14 <text:span text:style-name="T1">=</text:span> <text:span text:style-name="T1">0x</text:span><text:span text:style-name="T2">1E</text:span><text:bookmark text:name="L72"/></text:p>
            </table:table-cell>
          </table:table-row>
          <table:table-row>
            <table:table-cell table:style-name="Table1.A1" office:value-type="string">
              <text:p text:style-name="P5"><text:bookmark text:name="LC72"/></text:p>
            </table:table-cell>
            <table:table-cell table:style-name="Table1.A1" office:value-type="string">
              <text:p text:style-name="P2">SerialSpeedReg <text:span text:style-name="T1">=</text:span> <text:span text:style-name="T1">0x</text:span><text:span text:style-name="T2">1F</text:span><text:bookmark text:name="L73"/></text:p>
            </table:table-cell>
          </table:table-row>
          <table:table-row>
            <table:table-cell table:style-name="Table1.A1" office:value-type="string">
              <text:p text:style-name="P5"><text:bookmark text:name="LC73"/></text:p>
            </table:table-cell>
            <table:table-cell table:style-name="Table1.A1" office:value-type="string">
              <text:p text:style-name="P5"><text:bookmark text:name="L74"/></text:p>
            </table:table-cell>
          </table:table-row>
          <table:table-row>
            <table:table-cell table:style-name="Table1.A1" office:value-type="string">
              <text:p text:style-name="P5"><text:bookmark text:name="LC74"/></text:p>
            </table:table-cell>
            <table:table-cell table:style-name="Table1.A1" office:value-type="string">
              <text:p text:style-name="P2">Reserved20 <text:span text:style-name="T1">=</text:span> <text:span text:style-name="T1">0x</text:span><text:span text:style-name="T2">20</text:span> <text:bookmark text:name="L75"/></text:p>
            </table:table-cell>
          </table:table-row>
          <table:table-row>
            <table:table-cell table:style-name="Table1.A1" office:value-type="string">
              <text:p text:style-name="P5"><text:bookmark text:name="LC75"/></text:p>
            </table:table-cell>
            <table:table-cell table:style-name="Table1.A1" office:value-type="string">
              <text:p text:style-name="P2">CRCResultRegM <text:span text:style-name="T1">=</text:span> <text:span text:style-name="T1">0x</text:span><text:span text:style-name="T2">21</text:span><text:bookmark text:name="L76"/></text:p>
            </table:table-cell>
          </table:table-row>
          <table:table-row>
            <table:table-cell table:style-name="Table1.A1" office:value-type="string">
              <text:p text:style-name="P5"><text:bookmark text:name="LC76"/></text:p>
            </table:table-cell>
            <table:table-cell table:style-name="Table1.A1" office:value-type="string">
              <text:p text:style-name="P2">CRCResultRegL <text:span text:style-name="T1">=</text:span> <text:span text:style-name="T1">0x</text:span><text:span text:style-name="T2">22</text:span><text:bookmark text:name="L77"/></text:p>
            </table:table-cell>
          </table:table-row>
          <table:table-row>
            <table:table-cell table:style-name="Table1.A1" office:value-type="string">
              <text:p text:style-name="P5"><text:bookmark text:name="LC77"/></text:p>
            </table:table-cell>
            <table:table-cell table:style-name="Table1.A1" office:value-type="string">
              <text:p text:style-name="P2">Reserved21 <text:span text:style-name="T1">=</text:span> <text:span text:style-name="T1">0x</text:span><text:span text:style-name="T2">23</text:span><text:bookmark text:name="L78"/></text:p>
            </table:table-cell>
          </table:table-row>
          <table:table-row>
            <table:table-cell table:style-name="Table1.A1" office:value-type="string">
              <text:p text:style-name="P5"><text:bookmark text:name="LC78"/></text:p>
            </table:table-cell>
            <table:table-cell table:style-name="Table1.A1" office:value-type="string">
              <text:p text:style-name="P2">ModWidthReg <text:span text:style-name="T1">=</text:span> <text:span text:style-name="T1">0x</text:span><text:span text:style-name="T2">24</text:span><text:bookmark text:name="L79"/></text:p>
            </table:table-cell>
          </table:table-row>
          <table:table-row>
            <table:table-cell table:style-name="Table1.A1" office:value-type="string">
              <text:p text:style-name="P5"><text:bookmark text:name="LC79"/></text:p>
            </table:table-cell>
            <table:table-cell table:style-name="Table1.A1" office:value-type="string">
              <text:p text:style-name="P2">Reserved22 <text:span text:style-name="T1">=</text:span> <text:span text:style-name="T1">0x</text:span><text:span text:style-name="T2">25</text:span><text:bookmark text:name="L80"/></text:p>
            </table:table-cell>
          </table:table-row>
          <table:table-row>
            <table:table-cell table:style-name="Table1.A1" office:value-type="string">
              <text:p text:style-name="P5"><text:bookmark text:name="LC80"/></text:p>
            </table:table-cell>
            <table:table-cell table:style-name="Table1.A1" office:value-type="string">
              <text:p text:style-name="P2">RFCfgReg <text:span text:style-name="T1">=</text:span> <text:span text:style-name="T1">0x</text:span><text:span text:style-name="T2">26</text:span><text:bookmark text:name="L81"/></text:p>
            </table:table-cell>
          </table:table-row>
          <table:table-row>
            <table:table-cell table:style-name="Table1.A1" office:value-type="string">
              <text:p text:style-name="P5"><text:bookmark text:name="LC81"/></text:p>
            </table:table-cell>
            <table:table-cell table:style-name="Table1.A1" office:value-type="string">
              <text:p text:style-name="P2">GsNReg <text:span text:style-name="T1">=</text:span> <text:span text:style-name="T1">0x</text:span><text:span text:style-name="T2">27</text:span><text:bookmark text:name="L82"/></text:p>
            </table:table-cell>
          </table:table-row>
          <table:table-row>
            <table:table-cell table:style-name="Table1.A1" office:value-type="string">
              <text:p text:style-name="P5"><text:bookmark text:name="LC82"/></text:p>
            </table:table-cell>
            <table:table-cell table:style-name="Table1.A1" office:value-type="string">
              <text:p text:style-name="P2">CWGsPReg <text:span text:style-name="T1">=</text:span> <text:span text:style-name="T1">0x</text:span><text:span text:style-name="T2">28</text:span><text:bookmark text:name="L83"/></text:p>
            </table:table-cell>
          </table:table-row>
          <table:table-row>
            <table:table-cell table:style-name="Table1.A1" office:value-type="string">
              <text:p text:style-name="P5"><text:bookmark text:name="LC83"/></text:p>
            </table:table-cell>
            <table:table-cell table:style-name="Table1.A1" office:value-type="string">
              <text:p text:style-name="P2">ModGsPReg <text:span text:style-name="T1">=</text:span> <text:span text:style-name="T1">0x</text:span><text:span text:style-name="T2">29</text:span><text:bookmark text:name="L84"/></text:p>
            </table:table-cell>
          </table:table-row>
          <table:table-row>
            <table:table-cell table:style-name="Table1.A1" office:value-type="string">
              <text:p text:style-name="P5"><text:bookmark text:name="LC84"/></text:p>
            </table:table-cell>
            <table:table-cell table:style-name="Table1.A1" office:value-type="string">
              <text:p text:style-name="P2">TModeReg <text:span text:style-name="T1">=</text:span> <text:span text:style-name="T1">0x</text:span><text:span text:style-name="T2">2A</text:span><text:bookmark text:name="L85"/></text:p>
            </table:table-cell>
          </table:table-row>
          <table:table-row>
            <table:table-cell table:style-name="Table1.A1" office:value-type="string">
              <text:p text:style-name="P5"><text:bookmark text:name="LC85"/></text:p>
            </table:table-cell>
            <table:table-cell table:style-name="Table1.A1" office:value-type="string">
              <text:p text:style-name="P2">TPrescalerReg <text:span text:style-name="T1">=</text:span> <text:span text:style-name="T1">0x</text:span><text:span text:style-name="T2">2B</text:span><text:bookmark text:name="L86"/></text:p>
            </table:table-cell>
          </table:table-row>
          <table:table-row>
            <table:table-cell table:style-name="Table1.A1" office:value-type="string">
              <text:p text:style-name="P5"><text:bookmark text:name="LC86"/></text:p>
            </table:table-cell>
            <table:table-cell table:style-name="Table1.A1" office:value-type="string">
              <text:p text:style-name="P2">TReloadRegH <text:span text:style-name="T1">=</text:span> <text:span text:style-name="T1">0x</text:span><text:span text:style-name="T2">2C</text:span><text:bookmark text:name="L87"/></text:p>
            </table:table-cell>
          </table:table-row>
          <table:table-row>
            <table:table-cell table:style-name="Table1.A1" office:value-type="string">
              <text:p text:style-name="P5"><text:bookmark text:name="LC87"/></text:p>
            </table:table-cell>
            <table:table-cell table:style-name="Table1.A1" office:value-type="string">
              <text:p text:style-name="P2">TReloadRegL <text:span text:style-name="T1">=</text:span> <text:span text:style-name="T1">0x</text:span><text:span text:style-name="T2">2D</text:span><text:bookmark text:name="L88"/></text:p>
            </table:table-cell>
          </table:table-row>
          <table:table-row>
            <table:table-cell table:style-name="Table1.A1" office:value-type="string">
              <text:p text:style-name="P5"><text:bookmark text:name="LC88"/></text:p>
            </table:table-cell>
            <table:table-cell table:style-name="Table1.A1" office:value-type="string">
              <text:p text:style-name="P2">TCounterValueRegH <text:span text:style-name="T1">=</text:span> <text:span text:style-name="T1">0x</text:span><text:span text:style-name="T2">2E</text:span><text:bookmark text:name="L89"/></text:p>
            </table:table-cell>
          </table:table-row>
          <table:table-row>
            <table:table-cell table:style-name="Table1.A1" office:value-type="string">
              <text:p text:style-name="P5"><text:bookmark text:name="LC89"/></text:p>
            </table:table-cell>
            <table:table-cell table:style-name="Table1.A1" office:value-type="string">
              <text:p text:style-name="P2">TCounterValueRegL <text:span text:style-name="T1">=</text:span> <text:span text:style-name="T1">0x</text:span><text:span text:style-name="T2">2F</text:span><text:bookmark text:name="L90"/></text:p>
            </table:table-cell>
          </table:table-row>
          <table:table-row>
            <table:table-cell table:style-name="Table1.A1" office:value-type="string">
              <text:p text:style-name="P5"><text:bookmark text:name="LC90"/></text:p>
            </table:table-cell>
            <table:table-cell table:style-name="Table1.A1" office:value-type="string">
              <text:p text:style-name="P5"><text:bookmark text:name="L91"/></text:p>
            </table:table-cell>
          </table:table-row>
          <table:table-row>
            <table:table-cell table:style-name="Table1.A1" office:value-type="string">
              <text:p text:style-name="P5"><text:bookmark text:name="LC91"/></text:p>
            </table:table-cell>
            <table:table-cell table:style-name="Table1.A1" office:value-type="string">
              <text:p text:style-name="P2">Reserved30 <text:span text:style-name="T1">=</text:span> <text:span text:style-name="T1">0x</text:span><text:span text:style-name="T2">30</text:span><text:bookmark text:name="L92"/></text:p>
            </table:table-cell>
          </table:table-row>
          <table:table-row>
            <table:table-cell table:style-name="Table1.A1" office:value-type="string">
              <text:p text:style-name="P5"><text:bookmark text:name="LC92"/></text:p>
            </table:table-cell>
            <table:table-cell table:style-name="Table1.A1" office:value-type="string">
              <text:p text:style-name="P2">TestSel1Reg <text:span text:style-name="T1">=</text:span> <text:span text:style-name="T1">0x</text:span><text:span text:style-name="T2">31</text:span><text:bookmark text:name="L93"/></text:p>
            </table:table-cell>
          </table:table-row>
          <table:table-row>
            <table:table-cell table:style-name="Table1.A1" office:value-type="string">
              <text:p text:style-name="P5"><text:bookmark text:name="LC93"/></text:p>
            </table:table-cell>
            <table:table-cell table:style-name="Table1.A1" office:value-type="string">
              <text:p text:style-name="P2">TestSel2Reg <text:span text:style-name="T1">=</text:span> <text:span text:style-name="T1">0x</text:span><text:span text:style-name="T2">32</text:span><text:bookmark text:name="L94"/></text:p>
            </table:table-cell>
          </table:table-row>
          <table:table-row>
            <table:table-cell table:style-name="Table1.A1" office:value-type="string">
              <text:p text:style-name="P5"><text:bookmark text:name="LC94"/></text:p>
            </table:table-cell>
            <table:table-cell table:style-name="Table1.A1" office:value-type="string">
              <text:p text:style-name="P2">TestPinEnReg <text:span text:style-name="T1">=</text:span> <text:span text:style-name="T1">0x</text:span><text:span text:style-name="T2">33</text:span><text:bookmark text:name="L95"/></text:p>
            </table:table-cell>
          </table:table-row>
          <table:table-row>
            <table:table-cell table:style-name="Table1.A1" office:value-type="string">
              <text:p text:style-name="P5"><text:bookmark text:name="LC95"/></text:p>
            </table:table-cell>
            <table:table-cell table:style-name="Table1.A1" office:value-type="string">
              <text:p text:style-name="P2">TestPinValueReg <text:span text:style-name="T1">=</text:span> <text:span text:style-name="T1">0x</text:span><text:span text:style-name="T2">34</text:span><text:bookmark text:name="L96"/></text:p>
            </table:table-cell>
          </table:table-row>
          <table:table-row>
            <table:table-cell table:style-name="Table1.A1" office:value-type="string">
              <text:p text:style-name="P5"><text:bookmark text:name="LC96"/></text:p>
            </table:table-cell>
            <table:table-cell table:style-name="Table1.A1" office:value-type="string">
              <text:p text:style-name="P2">TestBusReg <text:span text:style-name="T1">=</text:span> <text:span text:style-name="T1">0x</text:span><text:span text:style-name="T2">35</text:span><text:bookmark text:name="L97"/></text:p>
            </table:table-cell>
          </table:table-row>
          <table:table-row>
            <table:table-cell table:style-name="Table1.A1" office:value-type="string">
              <text:p text:style-name="P5"><text:bookmark text:name="LC97"/></text:p>
            </table:table-cell>
            <table:table-cell table:style-name="Table1.A1" office:value-type="string">
              <text:p text:style-name="P2">AutoTestReg <text:span text:style-name="T1">=</text:span> <text:span text:style-name="T1">0x</text:span><text:span text:style-name="T2">36</text:span><text:bookmark text:name="L98"/></text:p>
            </table:table-cell>
          </table:table-row>
          <table:table-row>
            <table:table-cell table:style-name="Table1.A1" office:value-type="string">
              <text:p text:style-name="P5"><text:bookmark text:name="LC98"/></text:p>
            </table:table-cell>
            <table:table-cell table:style-name="Table1.A1" office:value-type="string">
              <text:p text:style-name="P2">VersionReg <text:span text:style-name="T1">=</text:span> <text:span text:style-name="T1">0x</text:span><text:span text:style-name="T2">37</text:span><text:bookmark text:name="L99"/></text:p>
            </table:table-cell>
          </table:table-row>
          <table:table-row>
            <table:table-cell table:style-name="Table1.A1" office:value-type="string">
              <text:p text:style-name="P5"><text:bookmark text:name="LC99"/></text:p>
            </table:table-cell>
            <table:table-cell table:style-name="Table1.A1" office:value-type="string">
              <text:p text:style-name="P2">AnalogTestReg <text:span text:style-name="T1">=</text:span> <text:span text:style-name="T1">0x</text:span><text:span text:style-name="T2">38</text:span><text:bookmark text:name="L100"/></text:p>
            </table:table-cell>
          </table:table-row>
          <table:table-row>
            <table:table-cell table:style-name="Table1.A1" office:value-type="string">
              <text:p text:style-name="P5"><text:bookmark text:name="LC100"/></text:p>
            </table:table-cell>
            <table:table-cell table:style-name="Table1.A1" office:value-type="string">
              <text:p text:style-name="P2">TestDAC1Reg <text:span text:style-name="T1">=</text:span> <text:span text:style-name="T1">0x</text:span><text:span text:style-name="T2">39</text:span><text:bookmark text:name="L101"/></text:p>
            </table:table-cell>
          </table:table-row>
          <table:table-row>
            <table:table-cell table:style-name="Table1.A1" office:value-type="string">
              <text:p text:style-name="P5"><text:bookmark text:name="LC101"/></text:p>
            </table:table-cell>
            <table:table-cell table:style-name="Table1.A1" office:value-type="string">
              <text:p text:style-name="P2">TestDAC2Reg <text:span text:style-name="T1">=</text:span> <text:span text:style-name="T1">0x</text:span><text:span text:style-name="T2">3A</text:span><text:bookmark text:name="L102"/></text:p>
            </table:table-cell>
          </table:table-row>
          <table:table-row>
            <table:table-cell table:style-name="Table1.A1" office:value-type="string">
              <text:p text:style-name="P5"><text:bookmark text:name="LC102"/></text:p>
            </table:table-cell>
            <table:table-cell table:style-name="Table1.A1" office:value-type="string">
              <text:p text:style-name="P2">TestADCReg <text:span text:style-name="T1">=</text:span> <text:span text:style-name="T1">0x</text:span><text:span text:style-name="T2">3B</text:span><text:bookmark text:name="L103"/></text:p>
            </table:table-cell>
          </table:table-row>
          <table:table-row>
            <table:table-cell table:style-name="Table1.A1" office:value-type="string">
              <text:p text:style-name="P5"><text:bookmark text:name="LC103"/></text:p>
            </table:table-cell>
            <table:table-cell table:style-name="Table1.A1" office:value-type="string">
              <text:p text:style-name="P2">Reserved31 <text:span text:style-name="T1">=</text:span> <text:span text:style-name="T1">0x</text:span><text:span text:style-name="T2">3C</text:span><text:bookmark text:name="L104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104"/></text:p>
            </table:table-cell>
            <table:table-cell table:style-name="Table1.A1" office:value-type="string">
              <text:p text:style-name="P2">Reserved32 <text:span text:style-name="T1">=</text:span> <text:span text:style-name="T1">0x</text:span><text:span text:style-name="T2">3D</text:span><text:bookmark text:name="L105"/></text:p>
            </table:table-cell>
          </table:table-row>
          <table:table-row>
            <table:table-cell table:style-name="Table1.A1" office:value-type="string">
              <text:p text:style-name="P5"><text:bookmark text:name="LC105"/></text:p>
            </table:table-cell>
            <table:table-cell table:style-name="Table1.A1" office:value-type="string">
              <text:p text:style-name="P2">Reserved33 <text:span text:style-name="T1">=</text:span> <text:span text:style-name="T1">0x</text:span><text:span text:style-name="T2">3E</text:span><text:bookmark text:name="L106"/></text:p>
            </table:table-cell>
          </table:table-row>
          <table:table-row>
            <table:table-cell table:style-name="Table1.A1" office:value-type="string">
              <text:p text:style-name="P5"><text:bookmark text:name="LC106"/></text:p>
            </table:table-cell>
            <table:table-cell table:style-name="Table1.A1" office:value-type="string">
              <text:p text:style-name="P2">Reserved34 <text:span text:style-name="T1">=</text:span> <text:span text:style-name="T1">0x</text:span><text:span text:style-name="T2">3F</text:span><text:bookmark text:name="L107"/></text:p>
            </table:table-cell>
          </table:table-row>
          <table:table-row>
            <table:table-cell table:style-name="Table1.A1" office:value-type="string">
              <text:p text:style-name="P5"><text:bookmark text:name="LC107"/></text:p>
            </table:table-cell>
            <table:table-cell table:style-name="Table1.A1" office:value-type="string">
              <text:p text:style-name="P5"><text:bookmark text:name="L108"/></text:p>
            </table:table-cell>
          </table:table-row>
          <table:table-row>
            <table:table-cell table:style-name="Table1.A1" office:value-type="string">
              <text:p text:style-name="P5"><text:bookmark text:name="LC108"/></text:p>
            </table:table-cell>
            <table:table-cell table:style-name="Table1.A1" office:value-type="string">
              <text:p text:style-name="P2">serNum <text:span text:style-name="T1">=</text:span> []<text:bookmark text:name="L109"/></text:p>
            </table:table-cell>
          </table:table-row>
          <table:table-row>
            <table:table-cell table:style-name="Table1.A1" office:value-type="string">
              <text:p text:style-name="P5"><text:bookmark text:name="LC109"/></text:p>
            </table:table-cell>
            <table:table-cell table:style-name="Table1.A1" office:value-type="string">
              <text:p text:style-name="P5"><text:bookmark text:name="L110"/></text:p>
            </table:table-cell>
          </table:table-row>
          <table:table-row>
            <table:table-cell table:style-name="Table1.A1" office:value-type="string">
              <text:p text:style-name="P5"><text:bookmark text:name="LC110"/></text:p>
            </table:table-cell>
            <table:table-cell table:style-name="Table1.A1" office:value-type="string">
              <text:p text:style-name="P2"><text:span text:style-name="T1">def</text:span> <text:span text:style-name="T2">__init__</text:span>(self, dev<text:span text:style-name="T1">=</text:span><text:span text:style-name="T4">'/dev/spidev0.0'</text:span>, spd<text:span text:style-name="T1">=</text:span><text:span text:style-name="T2">1000000</text:span>):<text:bookmark text:name="L111"/></text:p>
            </table:table-cell>
          </table:table-row>
          <table:table-row>
            <table:table-cell table:style-name="Table1.A1" office:value-type="string">
              <text:p text:style-name="P5"><text:bookmark text:name="LC111"/></text:p>
            </table:table-cell>
            <table:table-cell table:style-name="Table1.A1" office:value-type="string">
              <text:p text:style-name="P2">spi.openSPI(<text:span text:style-name="T5">device</text:span><text:span text:style-name="T1">=</text:span>dev,<text:span text:style-name="T5">speed</text:span><text:span text:style-name="T1">=</text:span>spd)<text:bookmark text:name="L112"/></text:p>
            </table:table-cell>
          </table:table-row>
          <table:table-row>
            <table:table-cell table:style-name="Table1.A1" office:value-type="string">
              <text:p text:style-name="P5"><text:bookmark text:name="LC112"/></text:p>
            </table:table-cell>
            <table:table-cell table:style-name="Table1.A1" office:value-type="string">
              <text:p text:style-name="P2"><text:span text:style-name="T2">GPIO</text:span>.setmode(<text:span text:style-name="T2">GPIO</text:span>.<text:span text:style-name="T2">BOARD</text:span>)<text:bookmark text:name="L113"/></text:p>
            </table:table-cell>
          </table:table-row>
          <table:table-row>
            <table:table-cell table:style-name="Table1.A1" office:value-type="string">
              <text:p text:style-name="P5"><text:bookmark text:name="LC113"/></text:p>
            </table:table-cell>
            <table:table-cell table:style-name="Table1.A1" office:value-type="string">
              <text:p text:style-name="P2"><text:span text:style-name="T2">GPIO</text:span>.setup(<text:span text:style-name="T2">22</text:span>, <text:span text:style-name="T2">GPIO</text:span>.<text:span text:style-name="T2">OUT</text:span>)<text:bookmark text:name="L114"/></text:p>
            </table:table-cell>
          </table:table-row>
          <table:table-row>
            <table:table-cell table:style-name="Table1.A1" office:value-type="string">
              <text:p text:style-name="P5"><text:bookmark text:name="LC114"/></text:p>
            </table:table-cell>
            <table:table-cell table:style-name="Table1.A1" office:value-type="string">
              <text:p text:style-name="P2"><text:span text:style-name="T2">GPIO</text:span>.output(<text:span text:style-name="T5">self</text:span>.<text:span text:style-name="T2">NRSTPD</text:span>, <text:span text:style-name="T2">1</text:span>)<text:bookmark text:name="L115"/></text:p>
            </table:table-cell>
          </table:table-row>
          <table:table-row>
            <table:table-cell table:style-name="Table1.A1" office:value-type="string">
              <text:p text:style-name="P5"><text:bookmark text:name="LC115"/></text:p>
            </table:table-cell>
            <table:table-cell table:style-name="Table1.A1" office:value-type="string">
              <text:p text:style-name="P2"><text:span text:style-name="T5">self</text:span>.MFRC522_Init()<text:bookmark text:name="L116"/></text:p>
            </table:table-cell>
          </table:table-row>
          <table:table-row>
            <table:table-cell table:style-name="Table1.A1" office:value-type="string">
              <text:p text:style-name="P5"><text:bookmark text:name="LC116"/></text:p>
            </table:table-cell>
            <table:table-cell table:style-name="Table1.A1" office:value-type="string">
              <text:p text:style-name="P5"><text:bookmark text:name="L117"/></text:p>
            </table:table-cell>
          </table:table-row>
          <table:table-row>
            <table:table-cell table:style-name="Table1.A1" office:value-type="string">
              <text:p text:style-name="P5"><text:bookmark text:name="LC117"/></text:p>
            </table:table-cell>
            <table:table-cell table:style-name="Table1.A1" office:value-type="string">
              <text:p text:style-name="P2"><text:span text:style-name="T1">def</text:span> <text:span text:style-name="T3">MFRC522_Reset</text:span>(self):<text:bookmark text:name="L118"/></text:p>
            </table:table-cell>
          </table:table-row>
          <table:table-row>
            <table:table-cell table:style-name="Table1.A1" office:value-type="string">
              <text:p text:style-name="P5"><text:bookmark text:name="LC118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CommandReg, <text:span text:style-name="T5">self</text:span>.<text:span text:style-name="T2">PCD_RESETPHASE</text:span>)<text:bookmark text:name="L119"/></text:p>
            </table:table-cell>
          </table:table-row>
          <table:table-row>
            <table:table-cell table:style-name="Table1.A1" office:value-type="string">
              <text:p text:style-name="P5"><text:bookmark text:name="LC119"/></text:p>
            </table:table-cell>
            <table:table-cell table:style-name="Table1.A1" office:value-type="string">
              <text:p text:style-name="P5"><text:bookmark text:name="L120"/></text:p>
            </table:table-cell>
          </table:table-row>
          <table:table-row>
            <table:table-cell table:style-name="Table1.A1" office:value-type="string">
              <text:p text:style-name="P5"><text:bookmark text:name="LC120"/></text:p>
            </table:table-cell>
            <table:table-cell table:style-name="Table1.A1" office:value-type="string">
              <text:p text:style-name="P2"><text:span text:style-name="T1">def</text:span> <text:span text:style-name="T3">Write_MFRC522</text:span>(self, addr, val):<text:bookmark text:name="L121"/></text:p>
            </table:table-cell>
          </table:table-row>
          <table:table-row>
            <table:table-cell table:style-name="Table1.A1" office:value-type="string">
              <text:p text:style-name="P5"><text:bookmark text:name="LC121"/></text:p>
            </table:table-cell>
            <table:table-cell table:style-name="Table1.A1" office:value-type="string">
              <text:p text:style-name="P2">spi.transfer(((addr<text:span text:style-name="T1">&lt;&lt;</text:span><text:span text:style-name="T2">1</text:span>)<text:span text:style-name="T1">&amp;0x</text:span><text:span text:style-name="T2">7E</text:span>,val))<text:bookmark text:name="L122"/></text:p>
            </table:table-cell>
          </table:table-row>
          <table:table-row>
            <table:table-cell table:style-name="Table1.A1" office:value-type="string">
              <text:p text:style-name="P5"><text:bookmark text:name="LC122"/></text:p>
            </table:table-cell>
            <table:table-cell table:style-name="Table1.A1" office:value-type="string">
              <text:p text:style-name="P5"><text:bookmark text:name="L123"/></text:p>
            </table:table-cell>
          </table:table-row>
          <table:table-row>
            <table:table-cell table:style-name="Table1.A1" office:value-type="string">
              <text:p text:style-name="P5"><text:bookmark text:name="LC123"/></text:p>
            </table:table-cell>
            <table:table-cell table:style-name="Table1.A1" office:value-type="string">
              <text:p text:style-name="P2"><text:span text:style-name="T1">def</text:span> <text:span text:style-name="T3">Read_MFRC522</text:span>(self, addr):<text:bookmark text:name="L124"/></text:p>
            </table:table-cell>
          </table:table-row>
          <table:table-row>
            <table:table-cell table:style-name="Table1.A1" office:value-type="string">
              <text:p text:style-name="P5"><text:bookmark text:name="LC124"/></text:p>
            </table:table-cell>
            <table:table-cell table:style-name="Table1.A1" office:value-type="string">
              <text:p text:style-name="P2">val <text:span text:style-name="T1">=</text:span> spi.transfer((((addr<text:span text:style-name="T1">&lt;&lt;</text:span><text:span text:style-name="T2">1</text:span>)<text:span text:style-name="T1">&amp;0x</text:span><text:span text:style-name="T2">7E</text:span>) <text:span text:style-name="T1">|</text:span> <text:span text:style-name="T1">0x</text:span><text:span text:style-name="T2">80</text:span>,<text:span text:style-name="T2">0</text:span>))<text:bookmark text:name="L125"/></text:p>
            </table:table-cell>
          </table:table-row>
          <table:table-row>
            <table:table-cell table:style-name="Table1.A1" office:value-type="string">
              <text:p text:style-name="P5"><text:bookmark text:name="LC125"/></text:p>
            </table:table-cell>
            <table:table-cell table:style-name="Table1.A1" office:value-type="string">
              <text:p text:style-name="P2"><text:span text:style-name="T1">return</text:span> val[<text:span text:style-name="T2">1</text:span>]<text:bookmark text:name="L126"/></text:p>
            </table:table-cell>
          </table:table-row>
          <table:table-row>
            <table:table-cell table:style-name="Table1.A1" office:value-type="string">
              <text:p text:style-name="P5"><text:bookmark text:name="LC126"/></text:p>
            </table:table-cell>
            <table:table-cell table:style-name="Table1.A1" office:value-type="string">
              <text:p text:style-name="P5"><text:bookmark text:name="L127"/></text:p>
            </table:table-cell>
          </table:table-row>
          <table:table-row>
            <table:table-cell table:style-name="Table1.A1" office:value-type="string">
              <text:p text:style-name="P5"><text:bookmark text:name="LC127"/></text:p>
            </table:table-cell>
            <table:table-cell table:style-name="Table1.A1" office:value-type="string">
              <text:p text:style-name="P2"><text:span text:style-name="T1">def</text:span> <text:span text:style-name="T3">SetBitMask</text:span>(self, reg, mask):<text:bookmark text:name="L128"/></text:p>
            </table:table-cell>
          </table:table-row>
          <table:table-row>
            <table:table-cell table:style-name="Table1.A1" office:value-type="string">
              <text:p text:style-name="P5"><text:bookmark text:name="LC128"/></text:p>
            </table:table-cell>
            <table:table-cell table:style-name="Table1.A1" office:value-type="string">
              <text:p text:style-name="P2">tmp <text:span text:style-name="T1">=</text:span> <text:span text:style-name="T5">self</text:span>.Read_MFRC522(reg)<text:bookmark text:name="L129"/></text:p>
            </table:table-cell>
          </table:table-row>
          <table:table-row>
            <table:table-cell table:style-name="Table1.A1" office:value-type="string">
              <text:p text:style-name="P5"><text:bookmark text:name="LC129"/></text:p>
            </table:table-cell>
            <table:table-cell table:style-name="Table1.A1" office:value-type="string">
              <text:p text:style-name="P2"><text:span text:style-name="T5">self</text:span>.Write_MFRC522(reg, tmp <text:span text:style-name="T1">|</text:span> mask)<text:bookmark text:name="L130"/></text:p>
            </table:table-cell>
          </table:table-row>
          <table:table-row>
            <table:table-cell table:style-name="Table1.A1" office:value-type="string">
              <text:p text:style-name="P5"><text:bookmark text:name="LC130"/></text:p>
            </table:table-cell>
            <table:table-cell table:style-name="Table1.A1" office:value-type="string">
              <text:p text:style-name="P5"><text:bookmark text:name="L131"/></text:p>
            </table:table-cell>
          </table:table-row>
          <table:table-row>
            <table:table-cell table:style-name="Table1.A1" office:value-type="string">
              <text:p text:style-name="P5"><text:bookmark text:name="LC131"/></text:p>
            </table:table-cell>
            <table:table-cell table:style-name="Table1.A1" office:value-type="string">
              <text:p text:style-name="P2"><text:span text:style-name="T1">def</text:span> <text:span text:style-name="T3">ClearBitMask</text:span>(self, reg, mask):<text:bookmark text:name="L132"/></text:p>
            </table:table-cell>
          </table:table-row>
          <table:table-row>
            <table:table-cell table:style-name="Table1.A1" office:value-type="string">
              <text:p text:style-name="P5"><text:bookmark text:name="LC132"/></text:p>
            </table:table-cell>
            <table:table-cell table:style-name="Table1.A1" office:value-type="string">
              <text:p text:style-name="P2">tmp <text:span text:style-name="T1">=</text:span> <text:span text:style-name="T5">self</text:span>.Read_MFRC522(reg)<text:span text:style-name="T6">;</text:span><text:bookmark text:name="L133"/></text:p>
            </table:table-cell>
          </table:table-row>
          <table:table-row>
            <table:table-cell table:style-name="Table1.A1" office:value-type="string">
              <text:p text:style-name="P5"><text:bookmark text:name="LC133"/></text:p>
            </table:table-cell>
            <table:table-cell table:style-name="Table1.A1" office:value-type="string">
              <text:p text:style-name="P2"><text:span text:style-name="T5">self</text:span>.Write_MFRC522(reg, tmp <text:span text:style-name="T1">&amp;</text:span> (<text:span text:style-name="T1">~</text:span>mask))<text:bookmark text:name="L134"/></text:p>
            </table:table-cell>
          </table:table-row>
          <table:table-row>
            <table:table-cell table:style-name="Table1.A1" office:value-type="string">
              <text:p text:style-name="P5"><text:bookmark text:name="LC134"/></text:p>
            </table:table-cell>
            <table:table-cell table:style-name="Table1.A1" office:value-type="string">
              <text:p text:style-name="P5"><text:bookmark text:name="L135"/></text:p>
            </table:table-cell>
          </table:table-row>
          <table:table-row>
            <table:table-cell table:style-name="Table1.A1" office:value-type="string">
              <text:p text:style-name="P5"><text:bookmark text:name="LC135"/></text:p>
            </table:table-cell>
            <table:table-cell table:style-name="Table1.A1" office:value-type="string">
              <text:p text:style-name="P2"><text:span text:style-name="T1">def</text:span> <text:span text:style-name="T3">AntennaOn</text:span>(self):<text:bookmark text:name="L136"/></text:p>
            </table:table-cell>
          </table:table-row>
          <table:table-row>
            <table:table-cell table:style-name="Table1.A1" office:value-type="string">
              <text:p text:style-name="P5"><text:bookmark text:name="LC136"/></text:p>
            </table:table-cell>
            <table:table-cell table:style-name="Table1.A1" office:value-type="string">
              <text:p text:style-name="P2">temp <text:span text:style-name="T1">=</text:span> <text:span text:style-name="T5">self</text:span>.Read_MFRC522(<text:span text:style-name="T5">self</text:span>.TxControlReg)<text:bookmark text:name="L137"/></text:p>
            </table:table-cell>
          </table:table-row>
          <table:table-row>
            <table:table-cell table:style-name="Table1.A1" office:value-type="string">
              <text:p text:style-name="P5"><text:bookmark text:name="LC137"/></text:p>
            </table:table-cell>
            <table:table-cell table:style-name="Table1.A1" office:value-type="string">
              <text:p text:style-name="P2"><text:span text:style-name="T1">if</text:span>(<text:span text:style-name="T1">~</text:span>(temp <text:span text:style-name="T1">&amp;</text:span> <text:span text:style-name="T1">0x</text:span><text:span text:style-name="T2">03</text:span>)):<text:bookmark text:name="L138"/></text:p>
            </table:table-cell>
          </table:table-row>
          <table:table-row>
            <table:table-cell table:style-name="Table1.A1" office:value-type="string">
              <text:p text:style-name="P5"><text:bookmark text:name="LC138"/></text:p>
            </table:table-cell>
            <table:table-cell table:style-name="Table1.A1" office:value-type="string">
              <text:p text:style-name="P2"><text:span text:style-name="T5">self</text:span>.SetBitMask(<text:span text:style-name="T5">self</text:span>.TxControlReg, <text:span text:style-name="T1">0x</text:span><text:span text:style-name="T2">03</text:span>)<text:bookmark text:name="L139"/></text:p>
            </table:table-cell>
          </table:table-row>
          <table:table-row>
            <table:table-cell table:style-name="Table1.A1" office:value-type="string">
              <text:p text:style-name="P5"><text:bookmark text:name="LC139"/></text:p>
            </table:table-cell>
            <table:table-cell table:style-name="Table1.A1" office:value-type="string">
              <text:p text:style-name="P5"><text:bookmark text:name="L140"/></text:p>
            </table:table-cell>
          </table:table-row>
          <table:table-row>
            <table:table-cell table:style-name="Table1.A1" office:value-type="string">
              <text:p text:style-name="P5"><text:bookmark text:name="LC140"/></text:p>
            </table:table-cell>
            <table:table-cell table:style-name="Table1.A1" office:value-type="string">
              <text:p text:style-name="P2"><text:span text:style-name="T1">def</text:span> <text:span text:style-name="T3">AntennaOff</text:span>(self):<text:bookmark text:name="L141"/></text:p>
            </table:table-cell>
          </table:table-row>
          <table:table-row>
            <table:table-cell table:style-name="Table1.A1" office:value-type="string">
              <text:p text:style-name="P5"><text:bookmark text:name="LC141"/></text:p>
            </table:table-cell>
            <table:table-cell table:style-name="Table1.A1" office:value-type="string">
              <text:p text:style-name="P2"><text:span text:style-name="T5">self</text:span>.ClearBitMask(<text:span text:style-name="T5">self</text:span>.TxControlReg, <text:span text:style-name="T1">0x</text:span><text:span text:style-name="T2">03</text:span>)<text:bookmark text:name="L142"/></text:p>
            </table:table-cell>
          </table:table-row>
          <table:table-row>
            <table:table-cell table:style-name="Table1.A1" office:value-type="string">
              <text:p text:style-name="P5"><text:bookmark text:name="LC142"/></text:p>
            </table:table-cell>
            <table:table-cell table:style-name="Table1.A1" office:value-type="string">
              <text:p text:style-name="P5"><text:bookmark text:name="L143"/></text:p>
            </table:table-cell>
          </table:table-row>
          <table:table-row>
            <table:table-cell table:style-name="Table1.A1" office:value-type="string">
              <text:p text:style-name="P5"><text:bookmark text:name="LC143"/></text:p>
            </table:table-cell>
            <table:table-cell table:style-name="Table1.A1" office:value-type="string">
              <text:p text:style-name="P2"><text:span text:style-name="T1">def</text:span> <text:span text:style-name="T3">MFRC522_ToCard</text:span>(self,command,sendData):<text:bookmark text:name="L144"/></text:p>
            </table:table-cell>
          </table:table-row>
          <table:table-row>
            <table:table-cell table:style-name="Table1.A1" office:value-type="string">
              <text:p text:style-name="P5"><text:bookmark text:name="LC144"/></text:p>
            </table:table-cell>
            <table:table-cell table:style-name="Table1.A1" office:value-type="string">
              <text:p text:style-name="P2">backData <text:span text:style-name="T1">=</text:span> []<text:bookmark text:name="L145"/></text:p>
            </table:table-cell>
          </table:table-row>
          <table:table-row>
            <table:table-cell table:style-name="Table1.A1" office:value-type="string">
              <text:p text:style-name="P5"><text:bookmark text:name="LC145"/></text:p>
            </table:table-cell>
            <table:table-cell table:style-name="Table1.A1" office:value-type="string">
              <text:p text:style-name="P2">backLen <text:span text:style-name="T1">=</text:span> <text:span text:style-name="T2">0</text:span><text:bookmark text:name="L146"/></text:p>
            </table:table-cell>
          </table:table-row>
          <table:table-row>
            <table:table-cell table:style-name="Table1.A1" office:value-type="string">
              <text:p text:style-name="P5"><text:bookmark text:name="LC146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147"/></text:p>
            </table:table-cell>
          </table:table-row>
          <table:table-row>
            <table:table-cell table:style-name="Table1.A1" office:value-type="string">
              <text:p text:style-name="P5"><text:bookmark text:name="LC147"/></text:p>
            </table:table-cell>
            <table:table-cell table:style-name="Table1.A1" office:value-type="string">
              <text:p text:style-name="P2">irqEn <text:span text:style-name="T1">=</text:span> <text:span text:style-name="T1">0x</text:span><text:span text:style-name="T2">00</text:span><text:bookmark text:name="L148"/></text:p>
            </table:table-cell>
          </table:table-row>
          <table:table-row>
            <table:table-cell table:style-name="Table1.A1" office:value-type="string">
              <text:p text:style-name="P5"><text:bookmark text:name="LC148"/></text:p>
            </table:table-cell>
            <table:table-cell table:style-name="Table1.A1" office:value-type="string">
              <text:p text:style-name="P2">waitIRq <text:span text:style-name="T1">=</text:span> <text:span text:style-name="T1">0x</text:span><text:span text:style-name="T2">00</text:span><text:bookmark text:name="L149"/></text:p>
            </table:table-cell>
          </table:table-row>
          <table:table-row>
            <table:table-cell table:style-name="Table1.A1" office:value-type="string">
              <text:p text:style-name="P5"><text:bookmark text:name="LC149"/></text:p>
            </table:table-cell>
            <table:table-cell table:style-name="Table1.A1" office:value-type="string">
              <text:p text:style-name="P2">lastBits <text:span text:style-name="T1">=</text:span> <text:span text:style-name="T2">None</text:span><text:bookmark text:name="L150"/></text:p>
            </table:table-cell>
          </table:table-row>
          <table:table-row>
            <table:table-cell table:style-name="Table1.A1" office:value-type="string">
              <text:p text:style-name="P5"><text:bookmark text:name="LC150"/></text:p>
            </table:table-cell>
            <table:table-cell table:style-name="Table1.A1" office:value-type="string">
              <text:p text:style-name="P2">n <text:span text:style-name="T1">=</text:span> <text:span text:style-name="T2">0</text:span><text:bookmark text:name="L151"/></text:p>
            </table:table-cell>
          </table:table-row>
          <table:table-row>
            <table:table-cell table:style-name="Table1.A1" office:value-type="string">
              <text:p text:style-name="P5"><text:bookmark text:name="LC151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152"/></text:p>
            </table:table-cell>
          </table:table-row>
          <table:table-row>
            <table:table-cell table:style-name="Table1.A1" office:value-type="string">
              <text:p text:style-name="P5"><text:bookmark text:name="LC152"/></text:p>
            </table:table-cell>
            <table:table-cell table:style-name="Table1.A1" office:value-type="string">
              <text:p text:style-name="P5"><text:bookmark text:name="L153"/></text:p>
            </table:table-cell>
          </table:table-row>
          <table:table-row>
            <table:table-cell table:style-name="Table1.A1" office:value-type="string">
              <text:p text:style-name="P5"><text:bookmark text:name="LC153"/></text:p>
            </table:table-cell>
            <table:table-cell table:style-name="Table1.A1" office:value-type="string">
              <text:p text:style-name="P2"><text:span text:style-name="T1">if</text:span> command <text:span text:style-name="T1">==</text:span> <text:span text:style-name="T5">self</text:span>.<text:span text:style-name="T2">PCD_AUTHENT</text:span>:<text:bookmark text:name="L154"/></text:p>
            </table:table-cell>
          </table:table-row>
          <table:table-row>
            <table:table-cell table:style-name="Table1.A1" office:value-type="string">
              <text:p text:style-name="P5"><text:bookmark text:name="LC154"/></text:p>
            </table:table-cell>
            <table:table-cell table:style-name="Table1.A1" office:value-type="string">
              <text:p text:style-name="P2">irqEn <text:span text:style-name="T1">=</text:span> <text:span text:style-name="T1">0x</text:span><text:span text:style-name="T2">12</text:span><text:bookmark text:name="L155"/></text:p>
            </table:table-cell>
          </table:table-row>
          <table:table-row>
            <table:table-cell table:style-name="Table1.A1" office:value-type="string">
              <text:p text:style-name="P5"><text:bookmark text:name="LC155"/></text:p>
            </table:table-cell>
            <table:table-cell table:style-name="Table1.A1" office:value-type="string">
              <text:p text:style-name="P2">waitIRq <text:span text:style-name="T1">=</text:span> <text:span text:style-name="T1">0x</text:span><text:span text:style-name="T2">10</text:span><text:bookmark text:name="L156"/></text:p>
            </table:table-cell>
          </table:table-row>
          <table:table-row>
            <table:table-cell table:style-name="Table1.A1" office:value-type="string">
              <text:p text:style-name="P5"><text:bookmark text:name="LC156"/></text:p>
            </table:table-cell>
            <table:table-cell table:style-name="Table1.A1" office:value-type="string">
              <text:p text:style-name="P2"><text:span text:style-name="T1">if</text:span> command <text:span text:style-name="T1">==</text:span> <text:span text:style-name="T5">self</text:span>.<text:span text:style-name="T2">PCD_TRANSCEIVE</text:span>:<text:bookmark text:name="L157"/></text:p>
            </table:table-cell>
          </table:table-row>
          <table:table-row>
            <table:table-cell table:style-name="Table1.A1" office:value-type="string">
              <text:p text:style-name="P5"><text:bookmark text:name="LC157"/></text:p>
            </table:table-cell>
            <table:table-cell table:style-name="Table1.A1" office:value-type="string">
              <text:p text:style-name="P2">irqEn <text:span text:style-name="T1">=</text:span> <text:span text:style-name="T1">0x</text:span><text:span text:style-name="T2">77</text:span><text:bookmark text:name="L158"/></text:p>
            </table:table-cell>
          </table:table-row>
          <table:table-row>
            <table:table-cell table:style-name="Table1.A1" office:value-type="string">
              <text:p text:style-name="P5"><text:bookmark text:name="LC158"/></text:p>
            </table:table-cell>
            <table:table-cell table:style-name="Table1.A1" office:value-type="string">
              <text:p text:style-name="P2">waitIRq <text:span text:style-name="T1">=</text:span> <text:span text:style-name="T1">0x</text:span><text:span text:style-name="T2">30</text:span><text:bookmark text:name="L159"/></text:p>
            </table:table-cell>
          </table:table-row>
          <table:table-row>
            <table:table-cell table:style-name="Table1.A1" office:value-type="string">
              <text:p text:style-name="P5"><text:bookmark text:name="LC159"/></text:p>
            </table:table-cell>
            <table:table-cell table:style-name="Table1.A1" office:value-type="string">
              <text:p text:style-name="P5"><text:bookmark text:name="L160"/></text:p>
            </table:table-cell>
          </table:table-row>
          <table:table-row>
            <table:table-cell table:style-name="Table1.A1" office:value-type="string">
              <text:p text:style-name="P5"><text:bookmark text:name="LC160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CommIEnReg, irqEn<text:span text:style-name="T1">|0x</text:span><text:span text:style-name="T2">80</text:span>)<text:bookmark text:name="L161"/></text:p>
            </table:table-cell>
          </table:table-row>
          <table:table-row>
            <table:table-cell table:style-name="Table1.A1" office:value-type="string">
              <text:p text:style-name="P5"><text:bookmark text:name="LC161"/></text:p>
            </table:table-cell>
            <table:table-cell table:style-name="Table1.A1" office:value-type="string">
              <text:p text:style-name="P2"><text:span text:style-name="T5">self</text:span>.ClearBitMask(<text:span text:style-name="T5">self</text:span>.CommIrqReg, <text:span text:style-name="T1">0x</text:span><text:span text:style-name="T2">80</text:span>)<text:bookmark text:name="L162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162"/></text:p>
            </table:table-cell>
            <table:table-cell table:style-name="Table1.A1" office:value-type="string">
              <text:p text:style-name="P2"><text:span text:style-name="T5">self</text:span>.SetBitMask(<text:span text:style-name="T5">self</text:span>.FIFOLevelReg, <text:span text:style-name="T1">0x</text:span><text:span text:style-name="T2">80</text:span>)<text:bookmark text:name="L163"/></text:p>
            </table:table-cell>
          </table:table-row>
          <table:table-row>
            <table:table-cell table:style-name="Table1.A1" office:value-type="string">
              <text:p text:style-name="P5"><text:bookmark text:name="LC163"/></text:p>
            </table:table-cell>
            <table:table-cell table:style-name="Table1.A1" office:value-type="string">
              <text:p text:style-name="P5"><text:bookmark text:name="L164"/></text:p>
            </table:table-cell>
          </table:table-row>
          <table:table-row>
            <table:table-cell table:style-name="Table1.A1" office:value-type="string">
              <text:p text:style-name="P5"><text:bookmark text:name="LC164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CommandReg, <text:span text:style-name="T5">self</text:span>.<text:span text:style-name="T2">PCD_IDLE</text:span>); <text:bookmark text:name="L165"/></text:p>
            </table:table-cell>
          </table:table-row>
          <table:table-row>
            <table:table-cell table:style-name="Table1.A1" office:value-type="string">
              <text:p text:style-name="P5"><text:bookmark text:name="LC165"/></text:p>
            </table:table-cell>
            <table:table-cell table:style-name="Table1.A1" office:value-type="string">
              <text:p text:style-name="P5"><text:bookmark text:name="L166"/></text:p>
            </table:table-cell>
          </table:table-row>
          <table:table-row>
            <table:table-cell table:style-name="Table1.A1" office:value-type="string">
              <text:p text:style-name="P5"><text:bookmark text:name="LC166"/></text:p>
            </table:table-cell>
            <table:table-cell table:style-name="Table1.A1" office:value-type="string">
              <text:p text:style-name="P2"><text:span text:style-name="T1">while</text:span>(i<text:span text:style-name="T1">&lt;</text:span><text:span text:style-name="T2">len</text:span>(sendData)):<text:bookmark text:name="L167"/></text:p>
            </table:table-cell>
          </table:table-row>
          <table:table-row>
            <table:table-cell table:style-name="Table1.A1" office:value-type="string">
              <text:p text:style-name="P5"><text:bookmark text:name="LC167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FIFODataReg, sendData[i])<text:bookmark text:name="L168"/></text:p>
            </table:table-cell>
          </table:table-row>
          <table:table-row>
            <table:table-cell table:style-name="Table1.A1" office:value-type="string">
              <text:p text:style-name="P5"><text:bookmark text:name="LC168"/></text:p>
            </table:table-cell>
            <table:table-cell table:style-name="Table1.A1" office:value-type="string">
              <text:p text:style-name="P2">i <text:span text:style-name="T1">=</text:span> i<text:span text:style-name="T1">+</text:span><text:span text:style-name="T2">1</text:span><text:bookmark text:name="L169"/></text:p>
            </table:table-cell>
          </table:table-row>
          <table:table-row>
            <table:table-cell table:style-name="Table1.A1" office:value-type="string">
              <text:p text:style-name="P5"><text:bookmark text:name="LC169"/></text:p>
            </table:table-cell>
            <table:table-cell table:style-name="Table1.A1" office:value-type="string">
              <text:p text:style-name="P5"><text:bookmark text:name="L170"/></text:p>
            </table:table-cell>
          </table:table-row>
          <table:table-row>
            <table:table-cell table:style-name="Table1.A1" office:value-type="string">
              <text:p text:style-name="P5"><text:bookmark text:name="LC170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CommandReg, command)<text:bookmark text:name="L171"/></text:p>
            </table:table-cell>
          </table:table-row>
          <table:table-row>
            <table:table-cell table:style-name="Table1.A1" office:value-type="string">
              <text:p text:style-name="P5"><text:bookmark text:name="LC171"/></text:p>
            </table:table-cell>
            <table:table-cell table:style-name="Table1.A1" office:value-type="string">
              <text:p text:style-name="P5"><text:bookmark text:name="L172"/></text:p>
            </table:table-cell>
          </table:table-row>
          <table:table-row>
            <table:table-cell table:style-name="Table1.A1" office:value-type="string">
              <text:p text:style-name="P5"><text:bookmark text:name="LC172"/></text:p>
            </table:table-cell>
            <table:table-cell table:style-name="Table1.A1" office:value-type="string">
              <text:p text:style-name="P2"><text:span text:style-name="T1">if</text:span> command <text:span text:style-name="T1">==</text:span> <text:span text:style-name="T5">self</text:span>.<text:span text:style-name="T2">PCD_TRANSCEIVE</text:span>:<text:bookmark text:name="L173"/></text:p>
            </table:table-cell>
          </table:table-row>
          <table:table-row>
            <table:table-cell table:style-name="Table1.A1" office:value-type="string">
              <text:p text:style-name="P5"><text:bookmark text:name="LC173"/></text:p>
            </table:table-cell>
            <table:table-cell table:style-name="Table1.A1" office:value-type="string">
              <text:p text:style-name="P2"><text:span text:style-name="T5">self</text:span>.SetBitMask(<text:span text:style-name="T5">self</text:span>.BitFramingReg, <text:span text:style-name="T1">0x</text:span><text:span text:style-name="T2">80</text:span>)<text:bookmark text:name="L174"/></text:p>
            </table:table-cell>
          </table:table-row>
          <table:table-row>
            <table:table-cell table:style-name="Table1.A1" office:value-type="string">
              <text:p text:style-name="P5"><text:bookmark text:name="LC174"/></text:p>
            </table:table-cell>
            <table:table-cell table:style-name="Table1.A1" office:value-type="string">
              <text:p text:style-name="P5"><text:bookmark text:name="L175"/></text:p>
            </table:table-cell>
          </table:table-row>
          <table:table-row>
            <table:table-cell table:style-name="Table1.A1" office:value-type="string">
              <text:p text:style-name="P5"><text:bookmark text:name="LC175"/></text:p>
            </table:table-cell>
            <table:table-cell table:style-name="Table1.A1" office:value-type="string">
              <text:p text:style-name="P2">i <text:span text:style-name="T1">=</text:span> <text:span text:style-name="T2">2000</text:span><text:bookmark text:name="L176"/></text:p>
            </table:table-cell>
          </table:table-row>
          <table:table-row>
            <table:table-cell table:style-name="Table1.A1" office:value-type="string">
              <text:p text:style-name="P5"><text:bookmark text:name="LC176"/></text:p>
            </table:table-cell>
            <table:table-cell table:style-name="Table1.A1" office:value-type="string">
              <text:p text:style-name="P2"><text:span text:style-name="T1">while</text:span> <text:span text:style-name="T2">True</text:span>:<text:bookmark text:name="L177"/></text:p>
            </table:table-cell>
          </table:table-row>
          <table:table-row>
            <table:table-cell table:style-name="Table1.A1" office:value-type="string">
              <text:p text:style-name="P5"><text:bookmark text:name="LC177"/></text:p>
            </table:table-cell>
            <table:table-cell table:style-name="Table1.A1" office:value-type="string">
              <text:p text:style-name="P2">n <text:span text:style-name="T1">=</text:span> <text:span text:style-name="T5">self</text:span>.Read_MFRC522(<text:span text:style-name="T5">self</text:span>.CommIrqReg)<text:bookmark text:name="L178"/></text:p>
            </table:table-cell>
          </table:table-row>
          <table:table-row>
            <table:table-cell table:style-name="Table1.A1" office:value-type="string">
              <text:p text:style-name="P5"><text:bookmark text:name="LC178"/></text:p>
            </table:table-cell>
            <table:table-cell table:style-name="Table1.A1" office:value-type="string">
              <text:p text:style-name="P2">i <text:span text:style-name="T1">=</text:span> i <text:span text:style-name="T1">-</text:span> <text:span text:style-name="T2">1</text:span><text:bookmark text:name="L179"/></text:p>
            </table:table-cell>
          </table:table-row>
          <table:table-row>
            <table:table-cell table:style-name="Table1.A1" office:value-type="string">
              <text:p text:style-name="P5"><text:bookmark text:name="LC179"/></text:p>
            </table:table-cell>
            <table:table-cell table:style-name="Table1.A1" office:value-type="string">
              <text:p text:style-name="P2"><text:span text:style-name="T1">if</text:span> <text:span text:style-name="T1">~</text:span>((i<text:span text:style-name="T1">!=</text:span><text:span text:style-name="T2">0</text:span>) <text:span text:style-name="T1">and</text:span> <text:span text:style-name="T1">~</text:span>(n<text:span text:style-name="T1">&amp;0x</text:span><text:span text:style-name="T2">01</text:span>) <text:span text:style-name="T1">and</text:span> <text:span text:style-name="T1">~</text:span>(n<text:span text:style-name="T1">&amp;</text:span>waitIRq)):<text:bookmark text:name="L180"/></text:p>
            </table:table-cell>
          </table:table-row>
          <table:table-row>
            <table:table-cell table:style-name="Table1.A1" office:value-type="string">
              <text:p text:style-name="P5"><text:bookmark text:name="LC180"/></text:p>
            </table:table-cell>
            <table:table-cell table:style-name="Table1.A1" office:value-type="string">
              <text:p text:style-name="P6">break<text:bookmark text:name="L181"/></text:p>
            </table:table-cell>
          </table:table-row>
          <table:table-row>
            <table:table-cell table:style-name="Table1.A1" office:value-type="string">
              <text:p text:style-name="P5"><text:bookmark text:name="LC181"/></text:p>
            </table:table-cell>
            <table:table-cell table:style-name="Table1.A1" office:value-type="string">
              <text:p text:style-name="P5"><text:bookmark text:name="L182"/></text:p>
            </table:table-cell>
          </table:table-row>
          <table:table-row>
            <table:table-cell table:style-name="Table1.A1" office:value-type="string">
              <text:p text:style-name="P5"><text:bookmark text:name="LC182"/></text:p>
            </table:table-cell>
            <table:table-cell table:style-name="Table1.A1" office:value-type="string">
              <text:p text:style-name="P2"><text:span text:style-name="T5">self</text:span>.ClearBitMask(<text:span text:style-name="T5">self</text:span>.BitFramingReg, <text:span text:style-name="T1">0x</text:span><text:span text:style-name="T2">80</text:span>)<text:bookmark text:name="L183"/></text:p>
            </table:table-cell>
          </table:table-row>
          <table:table-row>
            <table:table-cell table:style-name="Table1.A1" office:value-type="string">
              <text:p text:style-name="P5"><text:bookmark text:name="LC183"/></text:p>
            </table:table-cell>
            <table:table-cell table:style-name="Table1.A1" office:value-type="string">
              <text:p text:style-name="P5"><text:bookmark text:name="L184"/></text:p>
            </table:table-cell>
          </table:table-row>
          <table:table-row>
            <table:table-cell table:style-name="Table1.A1" office:value-type="string">
              <text:p text:style-name="P5"><text:bookmark text:name="LC184"/></text:p>
            </table:table-cell>
            <table:table-cell table:style-name="Table1.A1" office:value-type="string">
              <text:p text:style-name="P2"><text:span text:style-name="T1">if</text:span> i <text:span text:style-name="T1">!=</text:span> <text:span text:style-name="T2">0</text:span>:<text:bookmark text:name="L185"/></text:p>
            </table:table-cell>
          </table:table-row>
          <table:table-row>
            <table:table-cell table:style-name="Table1.A1" office:value-type="string">
              <text:p text:style-name="P5"><text:bookmark text:name="LC185"/></text:p>
            </table:table-cell>
            <table:table-cell table:style-name="Table1.A1" office:value-type="string">
              <text:p text:style-name="P2"><text:span text:style-name="T1">if</text:span> (<text:span text:style-name="T5">self</text:span>.Read_MFRC522(<text:span text:style-name="T5">self</text:span>.ErrorReg) <text:span text:style-name="T1">&amp;</text:span> <text:span text:style-name="T1">0x</text:span><text:span text:style-name="T2">1B</text:span>)<text:span text:style-name="T1">==0x</text:span><text:span text:style-name="T2">00</text:span>:<text:bookmark text:name="L186"/></text:p>
            </table:table-cell>
          </table:table-row>
          <table:table-row>
            <table:table-cell table:style-name="Table1.A1" office:value-type="string">
              <text:p text:style-name="P5"><text:bookmark text:name="LC186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OK</text:span><text:bookmark text:name="L187"/></text:p>
            </table:table-cell>
          </table:table-row>
          <table:table-row>
            <table:table-cell table:style-name="Table1.A1" office:value-type="string">
              <text:p text:style-name="P5"><text:bookmark text:name="LC187"/></text:p>
            </table:table-cell>
            <table:table-cell table:style-name="Table1.A1" office:value-type="string">
              <text:p text:style-name="P5"><text:bookmark text:name="L188"/></text:p>
            </table:table-cell>
          </table:table-row>
          <table:table-row>
            <table:table-cell table:style-name="Table1.A1" office:value-type="string">
              <text:p text:style-name="P5"><text:bookmark text:name="LC188"/></text:p>
            </table:table-cell>
            <table:table-cell table:style-name="Table1.A1" office:value-type="string">
              <text:p text:style-name="P2"><text:span text:style-name="T1">if</text:span> n <text:span text:style-name="T1">&amp;</text:span> irqEn <text:span text:style-name="T1">&amp;</text:span> <text:span text:style-name="T1">0x</text:span><text:span text:style-name="T2">01</text:span>:<text:bookmark text:name="L189"/></text:p>
            </table:table-cell>
          </table:table-row>
          <table:table-row>
            <table:table-cell table:style-name="Table1.A1" office:value-type="string">
              <text:p text:style-name="P5"><text:bookmark text:name="LC189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NOTAGERR</text:span><text:bookmark text:name="L190"/></text:p>
            </table:table-cell>
          </table:table-row>
          <table:table-row>
            <table:table-cell table:style-name="Table1.A1" office:value-type="string">
              <text:p text:style-name="P5"><text:bookmark text:name="LC190"/></text:p>
            </table:table-cell>
            <table:table-cell table:style-name="Table1.A1" office:value-type="string">
              <text:p text:style-name="P5"><text:bookmark text:name="L191"/></text:p>
            </table:table-cell>
          </table:table-row>
          <table:table-row>
            <table:table-cell table:style-name="Table1.A1" office:value-type="string">
              <text:p text:style-name="P5"><text:bookmark text:name="LC191"/></text:p>
            </table:table-cell>
            <table:table-cell table:style-name="Table1.A1" office:value-type="string">
              <text:p text:style-name="P2"><text:span text:style-name="T1">if</text:span> command <text:span text:style-name="T1">==</text:span> <text:span text:style-name="T5">self</text:span>.<text:span text:style-name="T2">PCD_TRANSCEIVE</text:span>:<text:bookmark text:name="L192"/></text:p>
            </table:table-cell>
          </table:table-row>
          <table:table-row>
            <table:table-cell table:style-name="Table1.A1" office:value-type="string">
              <text:p text:style-name="P5"><text:bookmark text:name="LC192"/></text:p>
            </table:table-cell>
            <table:table-cell table:style-name="Table1.A1" office:value-type="string">
              <text:p text:style-name="P2">n <text:span text:style-name="T1">=</text:span> <text:span text:style-name="T5">self</text:span>.Read_MFRC522(<text:span text:style-name="T5">self</text:span>.FIFOLevelReg)<text:bookmark text:name="L193"/></text:p>
            </table:table-cell>
          </table:table-row>
          <table:table-row>
            <table:table-cell table:style-name="Table1.A1" office:value-type="string">
              <text:p text:style-name="P5"><text:bookmark text:name="LC193"/></text:p>
            </table:table-cell>
            <table:table-cell table:style-name="Table1.A1" office:value-type="string">
              <text:p text:style-name="P2">lastBits <text:span text:style-name="T1">=</text:span> <text:span text:style-name="T5">self</text:span>.Read_MFRC522(<text:span text:style-name="T5">self</text:span>.ControlReg) <text:span text:style-name="T1">&amp;</text:span> <text:span text:style-name="T1">0x</text:span><text:span text:style-name="T2">07</text:span><text:bookmark text:name="L194"/></text:p>
            </table:table-cell>
          </table:table-row>
          <table:table-row>
            <table:table-cell table:style-name="Table1.A1" office:value-type="string">
              <text:p text:style-name="P5"><text:bookmark text:name="LC194"/></text:p>
            </table:table-cell>
            <table:table-cell table:style-name="Table1.A1" office:value-type="string">
              <text:p text:style-name="P2"><text:span text:style-name="T1">if</text:span> lastBits <text:span text:style-name="T1">!=</text:span> <text:span text:style-name="T2">0</text:span>:<text:bookmark text:name="L195"/></text:p>
            </table:table-cell>
          </table:table-row>
          <table:table-row>
            <table:table-cell table:style-name="Table1.A1" office:value-type="string">
              <text:p text:style-name="P5"><text:bookmark text:name="LC195"/></text:p>
            </table:table-cell>
            <table:table-cell table:style-name="Table1.A1" office:value-type="string">
              <text:p text:style-name="P2">backLen <text:span text:style-name="T1">=</text:span> (n<text:span text:style-name="T1">-</text:span><text:span text:style-name="T2">1</text:span>)<text:span text:style-name="T1">*</text:span><text:span text:style-name="T2">8</text:span> <text:span text:style-name="T1">+</text:span> lastBits<text:bookmark text:name="L196"/></text:p>
            </table:table-cell>
          </table:table-row>
          <table:table-row>
            <table:table-cell table:style-name="Table1.A1" office:value-type="string">
              <text:p text:style-name="P5"><text:bookmark text:name="LC196"/></text:p>
            </table:table-cell>
            <table:table-cell table:style-name="Table1.A1" office:value-type="string">
              <text:p text:style-name="P2"><text:span text:style-name="T1">else</text:span>:<text:bookmark text:name="L197"/></text:p>
            </table:table-cell>
          </table:table-row>
          <table:table-row>
            <table:table-cell table:style-name="Table1.A1" office:value-type="string">
              <text:p text:style-name="P5"><text:bookmark text:name="LC197"/></text:p>
            </table:table-cell>
            <table:table-cell table:style-name="Table1.A1" office:value-type="string">
              <text:p text:style-name="P2">backLen <text:span text:style-name="T1">=</text:span> n<text:span text:style-name="T1">*</text:span><text:span text:style-name="T2">8</text:span><text:bookmark text:name="L198"/></text:p>
            </table:table-cell>
          </table:table-row>
          <table:table-row>
            <table:table-cell table:style-name="Table1.A1" office:value-type="string">
              <text:p text:style-name="P5"><text:bookmark text:name="LC198"/></text:p>
            </table:table-cell>
            <table:table-cell table:style-name="Table1.A1" office:value-type="string">
              <text:p text:style-name="P5"><text:bookmark text:name="L199"/></text:p>
            </table:table-cell>
          </table:table-row>
          <table:table-row>
            <table:table-cell table:style-name="Table1.A1" office:value-type="string">
              <text:p text:style-name="P5"><text:bookmark text:name="LC199"/></text:p>
            </table:table-cell>
            <table:table-cell table:style-name="Table1.A1" office:value-type="string">
              <text:p text:style-name="P2"><text:span text:style-name="T1">if</text:span> n <text:span text:style-name="T1">==</text:span> <text:span text:style-name="T2">0</text:span>:<text:bookmark text:name="L200"/></text:p>
            </table:table-cell>
          </table:table-row>
          <table:table-row>
            <table:table-cell table:style-name="Table1.A1" office:value-type="string">
              <text:p text:style-name="P5"><text:bookmark text:name="LC200"/></text:p>
            </table:table-cell>
            <table:table-cell table:style-name="Table1.A1" office:value-type="string">
              <text:p text:style-name="P2">n <text:span text:style-name="T1">=</text:span> <text:span text:style-name="T2">1</text:span><text:bookmark text:name="L201"/></text:p>
            </table:table-cell>
          </table:table-row>
          <table:table-row>
            <table:table-cell table:style-name="Table1.A1" office:value-type="string">
              <text:p text:style-name="P5"><text:bookmark text:name="LC201"/></text:p>
            </table:table-cell>
            <table:table-cell table:style-name="Table1.A1" office:value-type="string">
              <text:p text:style-name="P2"><text:span text:style-name="T1">if</text:span> n <text:span text:style-name="T1">&gt;</text:span> <text:span text:style-name="T5">self</text:span>.<text:span text:style-name="T2">MAX_LEN</text:span>:<text:bookmark text:name="L202"/></text:p>
            </table:table-cell>
          </table:table-row>
          <table:table-row>
            <table:table-cell table:style-name="Table1.A1" office:value-type="string">
              <text:p text:style-name="P5"><text:bookmark text:name="LC202"/></text:p>
            </table:table-cell>
            <table:table-cell table:style-name="Table1.A1" office:value-type="string">
              <text:p text:style-name="P2">n <text:span text:style-name="T1">=</text:span> <text:span text:style-name="T5">self</text:span>.<text:span text:style-name="T2">MAX_LEN</text:span><text:bookmark text:name="L203"/></text:p>
            </table:table-cell>
          </table:table-row>
          <table:table-row>
            <table:table-cell table:style-name="Table1.A1" office:value-type="string">
              <text:p text:style-name="P5"><text:bookmark text:name="LC203"/></text:p>
            </table:table-cell>
            <table:table-cell table:style-name="Table1.A1" office:value-type="string">
              <text:p text:style-name="P5"><text:bookmark text:name="L204"/></text:p>
            </table:table-cell>
          </table:table-row>
          <table:table-row>
            <table:table-cell table:style-name="Table1.A1" office:value-type="string">
              <text:p text:style-name="P5"><text:bookmark text:name="LC204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205"/></text:p>
            </table:table-cell>
          </table:table-row>
          <table:table-row>
            <table:table-cell table:style-name="Table1.A1" office:value-type="string">
              <text:p text:style-name="P5"><text:bookmark text:name="LC205"/></text:p>
            </table:table-cell>
            <table:table-cell table:style-name="Table1.A1" office:value-type="string">
              <text:p text:style-name="P2"><text:span text:style-name="T1">while</text:span> i<text:span text:style-name="T1">&lt;</text:span>n:<text:bookmark text:name="L206"/></text:p>
            </table:table-cell>
          </table:table-row>
          <table:table-row>
            <table:table-cell table:style-name="Table1.A1" office:value-type="string">
              <text:p text:style-name="P5"><text:bookmark text:name="LC206"/></text:p>
            </table:table-cell>
            <table:table-cell table:style-name="Table1.A1" office:value-type="string">
              <text:p text:style-name="P2">backData.append(<text:span text:style-name="T5">self</text:span>.Read_MFRC522(<text:span text:style-name="T5">self</text:span>.FIFODataReg))<text:bookmark text:name="L207"/></text:p>
            </table:table-cell>
          </table:table-row>
          <table:table-row>
            <table:table-cell table:style-name="Table1.A1" office:value-type="string">
              <text:p text:style-name="P5"><text:bookmark text:name="LC207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span text:style-name="T6">;</text:span><text:bookmark text:name="L208"/></text:p>
            </table:table-cell>
          </table:table-row>
          <table:table-row>
            <table:table-cell table:style-name="Table1.A1" office:value-type="string">
              <text:p text:style-name="P5"><text:bookmark text:name="LC208"/></text:p>
            </table:table-cell>
            <table:table-cell table:style-name="Table1.A1" office:value-type="string">
              <text:p text:style-name="P2"><text:span text:style-name="T1">else</text:span>:<text:bookmark text:name="L209"/></text:p>
            </table:table-cell>
          </table:table-row>
          <table:table-row>
            <table:table-cell table:style-name="Table1.A1" office:value-type="string">
              <text:p text:style-name="P5"><text:bookmark text:name="LC209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210"/></text:p>
            </table:table-cell>
          </table:table-row>
          <table:table-row>
            <table:table-cell table:style-name="Table1.A1" office:value-type="string">
              <text:p text:style-name="P5"><text:bookmark text:name="LC210"/></text:p>
            </table:table-cell>
            <table:table-cell table:style-name="Table1.A1" office:value-type="string">
              <text:p text:style-name="P5"><text:bookmark text:name="L211"/></text:p>
            </table:table-cell>
          </table:table-row>
          <table:table-row>
            <table:table-cell table:style-name="Table1.A1" office:value-type="string">
              <text:p text:style-name="P5"><text:bookmark text:name="LC211"/></text:p>
            </table:table-cell>
            <table:table-cell table:style-name="Table1.A1" office:value-type="string">
              <text:p text:style-name="P2"><text:span text:style-name="T1">return</text:span> (status,backData,backLen)<text:bookmark text:name="L212"/></text:p>
            </table:table-cell>
          </table:table-row>
          <table:table-row>
            <table:table-cell table:style-name="Table1.A1" office:value-type="string">
              <text:p text:style-name="P5"><text:bookmark text:name="LC212"/></text:p>
            </table:table-cell>
            <table:table-cell table:style-name="Table1.A1" office:value-type="string">
              <text:p text:style-name="P5"><text:bookmark text:name="L213"/></text:p>
            </table:table-cell>
          </table:table-row>
          <table:table-row>
            <table:table-cell table:style-name="Table1.A1" office:value-type="string">
              <text:p text:style-name="P5"><text:bookmark text:name="LC213"/></text:p>
            </table:table-cell>
            <table:table-cell table:style-name="Table1.A1" office:value-type="string">
              <text:p text:style-name="P5"><text:bookmark text:name="L214"/></text:p>
            </table:table-cell>
          </table:table-row>
          <table:table-row>
            <table:table-cell table:style-name="Table1.A1" office:value-type="string">
              <text:p text:style-name="P5"><text:bookmark text:name="LC214"/></text:p>
            </table:table-cell>
            <table:table-cell table:style-name="Table1.A1" office:value-type="string">
              <text:p text:style-name="P2"><text:span text:style-name="T1">def</text:span> <text:span text:style-name="T3">MFRC522_Request</text:span>(self, reqMode):<text:bookmark text:name="L215"/></text:p>
            </table:table-cell>
          </table:table-row>
          <table:table-row>
            <table:table-cell table:style-name="Table1.A1" office:value-type="string">
              <text:p text:style-name="P5"><text:bookmark text:name="LC215"/></text:p>
            </table:table-cell>
            <table:table-cell table:style-name="Table1.A1" office:value-type="string">
              <text:p text:style-name="P2">status <text:span text:style-name="T1">=</text:span> <text:span text:style-name="T2">None</text:span><text:bookmark text:name="L216"/></text:p>
            </table:table-cell>
          </table:table-row>
          <table:table-row>
            <table:table-cell table:style-name="Table1.A1" office:value-type="string">
              <text:p text:style-name="P5"><text:bookmark text:name="LC216"/></text:p>
            </table:table-cell>
            <table:table-cell table:style-name="Table1.A1" office:value-type="string">
              <text:p text:style-name="P2">backBits <text:span text:style-name="T1">=</text:span> <text:span text:style-name="T2">None</text:span><text:bookmark text:name="L217"/></text:p>
            </table:table-cell>
          </table:table-row>
          <table:table-row>
            <table:table-cell table:style-name="Table1.A1" office:value-type="string">
              <text:p text:style-name="P5"><text:bookmark text:name="LC217"/></text:p>
            </table:table-cell>
            <table:table-cell table:style-name="Table1.A1" office:value-type="string">
              <text:p text:style-name="P2">TagType <text:span text:style-name="T1">=</text:span> []<text:bookmark text:name="L218"/></text:p>
            </table:table-cell>
          </table:table-row>
          <table:table-row>
            <table:table-cell table:style-name="Table1.A1" office:value-type="string">
              <text:p text:style-name="P5"><text:bookmark text:name="LC218"/></text:p>
            </table:table-cell>
            <table:table-cell table:style-name="Table1.A1" office:value-type="string">
              <text:p text:style-name="P5"><text:bookmark text:name="L219"/></text:p>
            </table:table-cell>
          </table:table-row>
          <table:table-row>
            <table:table-cell table:style-name="Table1.A1" office:value-type="string">
              <text:p text:style-name="P5"><text:bookmark text:name="LC219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BitFramingReg, <text:span text:style-name="T1">0x</text:span><text:span text:style-name="T2">07</text:span>)<text:bookmark text:name="L220"/></text:p>
            </table:table-cell>
          </table:table-row>
          <table:table-row>
            <table:table-cell table:style-name="Table1.A1" office:value-type="string">
              <text:p text:style-name="P5"><text:bookmark text:name="LC220"/></text:p>
            </table:table-cell>
            <table:table-cell table:style-name="Table1.A1" office:value-type="string">
              <text:p text:style-name="P5"><text:bookmark text:name="L221"/></text:p>
            </table:table-cell>
          </table:table-row>
          <table:table-row>
            <table:table-cell table:style-name="Table1.A1" office:value-type="string">
              <text:p text:style-name="P5"><text:bookmark text:name="LC221"/></text:p>
            </table:table-cell>
            <table:table-cell table:style-name="Table1.A1" office:value-type="string">
              <text:p text:style-name="P2">TagType.append(reqMode)<text:span text:style-name="T6">;</text:span><text:bookmark text:name="L222"/></text:p>
            </table:table-cell>
          </table:table-row>
          <table:table-row>
            <table:table-cell table:style-name="Table1.A1" office:value-type="string">
              <text:p text:style-name="P5"><text:bookmark text:name="LC222"/></text:p>
            </table:table-cell>
            <table:table-cell table:style-name="Table1.A1" office:value-type="string">
              <text:p text:style-name="P2">(status,backData,backBits) <text:span text:style-name="T1">=</text:span> <text:span text:style-name="T5">self</text:span>.MFRC522_ToCard(<text:span text:style-name="T5">self</text:span>.<text:span text:style-name="T2">PCD_TRANSCEIVE</text:span>, TagType)<text:bookmark text:name="L223"/></text:p>
            </table:table-cell>
          </table:table-row>
          <table:table-row>
            <table:table-cell table:style-name="Table1.A1" office:value-type="string">
              <text:p text:style-name="P5"><text:bookmark text:name="LC223"/></text:p>
            </table:table-cell>
            <table:table-cell table:style-name="Table1.A1" office:value-type="string">
              <text:p text:style-name="P5"><text:bookmark text:name="L224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224"/></text:p>
            </table:table-cell>
            <table:table-cell table:style-name="Table1.A1" office:value-type="string">
              <text:p text:style-name="P2"><text:span text:style-name="T1">if</text:span> ((status <text:span text:style-name="T1">!=</text:span> <text:span text:style-name="T5">self</text:span>.<text:span text:style-name="T2">MI_OK</text:span>) <text:span text:style-name="T1">|</text:span> (backBits <text:span text:style-name="T1">!=</text:span> <text:span text:style-name="T1">0x</text:span><text:span text:style-name="T2">10</text:span>)):<text:bookmark text:name="L225"/></text:p>
            </table:table-cell>
          </table:table-row>
          <table:table-row>
            <table:table-cell table:style-name="Table1.A1" office:value-type="string">
              <text:p text:style-name="P5"><text:bookmark text:name="LC225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226"/></text:p>
            </table:table-cell>
          </table:table-row>
          <table:table-row>
            <table:table-cell table:style-name="Table1.A1" office:value-type="string">
              <text:p text:style-name="P5"><text:bookmark text:name="LC226"/></text:p>
            </table:table-cell>
            <table:table-cell table:style-name="Table1.A1" office:value-type="string">
              <text:p text:style-name="P5"><text:bookmark text:name="L227"/></text:p>
            </table:table-cell>
          </table:table-row>
          <table:table-row>
            <table:table-cell table:style-name="Table1.A1" office:value-type="string">
              <text:p text:style-name="P5"><text:bookmark text:name="LC227"/></text:p>
            </table:table-cell>
            <table:table-cell table:style-name="Table1.A1" office:value-type="string">
              <text:p text:style-name="P2"><text:span text:style-name="T1">return</text:span> (status,backBits)<text:bookmark text:name="L228"/></text:p>
            </table:table-cell>
          </table:table-row>
          <table:table-row>
            <table:table-cell table:style-name="Table1.A1" office:value-type="string">
              <text:p text:style-name="P5"><text:bookmark text:name="LC228"/></text:p>
            </table:table-cell>
            <table:table-cell table:style-name="Table1.A1" office:value-type="string">
              <text:p text:style-name="P5"><text:bookmark text:name="L229"/></text:p>
            </table:table-cell>
          </table:table-row>
          <table:table-row>
            <table:table-cell table:style-name="Table1.A1" office:value-type="string">
              <text:p text:style-name="P5"><text:bookmark text:name="LC229"/></text:p>
            </table:table-cell>
            <table:table-cell table:style-name="Table1.A1" office:value-type="string">
              <text:p text:style-name="P5"><text:bookmark text:name="L230"/></text:p>
            </table:table-cell>
          </table:table-row>
          <table:table-row>
            <table:table-cell table:style-name="Table1.A1" office:value-type="string">
              <text:p text:style-name="P5"><text:bookmark text:name="LC230"/></text:p>
            </table:table-cell>
            <table:table-cell table:style-name="Table1.A1" office:value-type="string">
              <text:p text:style-name="P2"><text:span text:style-name="T1">def</text:span> <text:span text:style-name="T3">MFRC522_Anticoll</text:span>(self):<text:bookmark text:name="L231"/></text:p>
            </table:table-cell>
          </table:table-row>
          <table:table-row>
            <table:table-cell table:style-name="Table1.A1" office:value-type="string">
              <text:p text:style-name="P5"><text:bookmark text:name="LC231"/></text:p>
            </table:table-cell>
            <table:table-cell table:style-name="Table1.A1" office:value-type="string">
              <text:p text:style-name="P2">backData <text:span text:style-name="T1">=</text:span> []<text:bookmark text:name="L232"/></text:p>
            </table:table-cell>
          </table:table-row>
          <table:table-row>
            <table:table-cell table:style-name="Table1.A1" office:value-type="string">
              <text:p text:style-name="P5"><text:bookmark text:name="LC232"/></text:p>
            </table:table-cell>
            <table:table-cell table:style-name="Table1.A1" office:value-type="string">
              <text:p text:style-name="P2">serNumCheck <text:span text:style-name="T1">=</text:span> <text:span text:style-name="T2">0</text:span><text:bookmark text:name="L233"/></text:p>
            </table:table-cell>
          </table:table-row>
          <table:table-row>
            <table:table-cell table:style-name="Table1.A1" office:value-type="string">
              <text:p text:style-name="P5"><text:bookmark text:name="LC233"/></text:p>
            </table:table-cell>
            <table:table-cell table:style-name="Table1.A1" office:value-type="string">
              <text:p text:style-name="P5"><text:bookmark text:name="L234"/></text:p>
            </table:table-cell>
          </table:table-row>
          <table:table-row>
            <table:table-cell table:style-name="Table1.A1" office:value-type="string">
              <text:p text:style-name="P5"><text:bookmark text:name="LC234"/></text:p>
            </table:table-cell>
            <table:table-cell table:style-name="Table1.A1" office:value-type="string">
              <text:p text:style-name="P2">serNum <text:span text:style-name="T1">=</text:span> []<text:bookmark text:name="L235"/></text:p>
            </table:table-cell>
          </table:table-row>
          <table:table-row>
            <table:table-cell table:style-name="Table1.A1" office:value-type="string">
              <text:p text:style-name="P5"><text:bookmark text:name="LC235"/></text:p>
            </table:table-cell>
            <table:table-cell table:style-name="Table1.A1" office:value-type="string">
              <text:p text:style-name="P5"><text:bookmark text:name="L236"/></text:p>
            </table:table-cell>
          </table:table-row>
          <table:table-row>
            <table:table-cell table:style-name="Table1.A1" office:value-type="string">
              <text:p text:style-name="P5"><text:bookmark text:name="LC236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BitFramingReg, <text:span text:style-name="T1">0x</text:span><text:span text:style-name="T2">00</text:span>)<text:bookmark text:name="L237"/></text:p>
            </table:table-cell>
          </table:table-row>
          <table:table-row>
            <table:table-cell table:style-name="Table1.A1" office:value-type="string">
              <text:p text:style-name="P5"><text:bookmark text:name="LC237"/></text:p>
            </table:table-cell>
            <table:table-cell table:style-name="Table1.A1" office:value-type="string">
              <text:p text:style-name="P5"><text:bookmark text:name="L238"/></text:p>
            </table:table-cell>
          </table:table-row>
          <table:table-row>
            <table:table-cell table:style-name="Table1.A1" office:value-type="string">
              <text:p text:style-name="P5"><text:bookmark text:name="LC238"/></text:p>
            </table:table-cell>
            <table:table-cell table:style-name="Table1.A1" office:value-type="string">
              <text:p text:style-name="P2">serNum.append(<text:span text:style-name="T5">self</text:span>.<text:span text:style-name="T2">PICC_ANTICOLL</text:span>)<text:bookmark text:name="L239"/></text:p>
            </table:table-cell>
          </table:table-row>
          <table:table-row>
            <table:table-cell table:style-name="Table1.A1" office:value-type="string">
              <text:p text:style-name="P5"><text:bookmark text:name="LC239"/></text:p>
            </table:table-cell>
            <table:table-cell table:style-name="Table1.A1" office:value-type="string">
              <text:p text:style-name="P2">serNum.append(<text:span text:style-name="T1">0x</text:span><text:span text:style-name="T2">20</text:span>)<text:bookmark text:name="L240"/></text:p>
            </table:table-cell>
          </table:table-row>
          <table:table-row>
            <table:table-cell table:style-name="Table1.A1" office:value-type="string">
              <text:p text:style-name="P5"><text:bookmark text:name="LC240"/></text:p>
            </table:table-cell>
            <table:table-cell table:style-name="Table1.A1" office:value-type="string">
              <text:p text:style-name="P5"><text:bookmark text:name="L241"/></text:p>
            </table:table-cell>
          </table:table-row>
          <table:table-row>
            <table:table-cell table:style-name="Table1.A1" office:value-type="string">
              <text:p text:style-name="P5"><text:bookmark text:name="LC241"/></text:p>
            </table:table-cell>
            <table:table-cell table:style-name="Table1.A1" office:value-type="string">
              <text:p text:style-name="P2">(status,backData,backBits) <text:span text:style-name="T1">=</text:span> <text:span text:style-name="T5">self</text:span>.MFRC522_ToCard(<text:span text:style-name="T5">self</text:span>.<text:span text:style-name="T2">PCD_TRANSCEIVE</text:span>,serNum)<text:bookmark text:name="L242"/></text:p>
            </table:table-cell>
          </table:table-row>
          <table:table-row>
            <table:table-cell table:style-name="Table1.A1" office:value-type="string">
              <text:p text:style-name="P5"><text:bookmark text:name="LC242"/></text:p>
            </table:table-cell>
            <table:table-cell table:style-name="Table1.A1" office:value-type="string">
              <text:p text:style-name="P5"><text:bookmark text:name="L243"/></text:p>
            </table:table-cell>
          </table:table-row>
          <table:table-row>
            <table:table-cell table:style-name="Table1.A1" office:value-type="string">
              <text:p text:style-name="P5"><text:bookmark text:name="LC243"/></text:p>
            </table:table-cell>
            <table:table-cell table:style-name="Table1.A1" office:value-type="string">
              <text:p text:style-name="P2"><text:span text:style-name="T1">if</text:span>(status <text:span text:style-name="T1">==</text:span> <text:span text:style-name="T5">self</text:span>.<text:span text:style-name="T2">MI_OK</text:span>):<text:bookmark text:name="L244"/></text:p>
            </table:table-cell>
          </table:table-row>
          <table:table-row>
            <table:table-cell table:style-name="Table1.A1" office:value-type="string">
              <text:p text:style-name="P5"><text:bookmark text:name="LC244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245"/></text:p>
            </table:table-cell>
          </table:table-row>
          <table:table-row>
            <table:table-cell table:style-name="Table1.A1" office:value-type="string">
              <text:p text:style-name="P5"><text:bookmark text:name="LC245"/></text:p>
            </table:table-cell>
            <table:table-cell table:style-name="Table1.A1" office:value-type="string">
              <text:p text:style-name="P2"><text:span text:style-name="T1">if</text:span> <text:span text:style-name="T2">len</text:span>(backData)<text:span text:style-name="T1">==</text:span><text:span text:style-name="T2">5</text:span>:<text:bookmark text:name="L246"/></text:p>
            </table:table-cell>
          </table:table-row>
          <table:table-row>
            <table:table-cell table:style-name="Table1.A1" office:value-type="string">
              <text:p text:style-name="P5"><text:bookmark text:name="LC246"/></text:p>
            </table:table-cell>
            <table:table-cell table:style-name="Table1.A1" office:value-type="string">
              <text:p text:style-name="P2"><text:span text:style-name="T1">while</text:span> i<text:span text:style-name="T1">&lt;</text:span><text:span text:style-name="T2">4</text:span>:<text:bookmark text:name="L247"/></text:p>
            </table:table-cell>
          </table:table-row>
          <table:table-row>
            <table:table-cell table:style-name="Table1.A1" office:value-type="string">
              <text:p text:style-name="P5"><text:bookmark text:name="LC247"/></text:p>
            </table:table-cell>
            <table:table-cell table:style-name="Table1.A1" office:value-type="string">
              <text:p text:style-name="P2">serNumCheck <text:span text:style-name="T1">=</text:span> serNumCheck <text:span text:style-name="T1">^</text:span> backData[i]<text:bookmark text:name="L248"/></text:p>
            </table:table-cell>
          </table:table-row>
          <table:table-row>
            <table:table-cell table:style-name="Table1.A1" office:value-type="string">
              <text:p text:style-name="P5"><text:bookmark text:name="LC248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bookmark text:name="L249"/></text:p>
            </table:table-cell>
          </table:table-row>
          <table:table-row>
            <table:table-cell table:style-name="Table1.A1" office:value-type="string">
              <text:p text:style-name="P5"><text:bookmark text:name="LC249"/></text:p>
            </table:table-cell>
            <table:table-cell table:style-name="Table1.A1" office:value-type="string">
              <text:p text:style-name="P2"><text:span text:style-name="T1">if</text:span> serNumCheck <text:span text:style-name="T1">!=</text:span> backData[i]:<text:bookmark text:name="L250"/></text:p>
            </table:table-cell>
          </table:table-row>
          <table:table-row>
            <table:table-cell table:style-name="Table1.A1" office:value-type="string">
              <text:p text:style-name="P5"><text:bookmark text:name="LC250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251"/></text:p>
            </table:table-cell>
          </table:table-row>
          <table:table-row>
            <table:table-cell table:style-name="Table1.A1" office:value-type="string">
              <text:p text:style-name="P5"><text:bookmark text:name="LC251"/></text:p>
            </table:table-cell>
            <table:table-cell table:style-name="Table1.A1" office:value-type="string">
              <text:p text:style-name="P2"><text:span text:style-name="T1">else</text:span>:<text:bookmark text:name="L252"/></text:p>
            </table:table-cell>
          </table:table-row>
          <table:table-row>
            <table:table-cell table:style-name="Table1.A1" office:value-type="string">
              <text:p text:style-name="P5"><text:bookmark text:name="LC252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253"/></text:p>
            </table:table-cell>
          </table:table-row>
          <table:table-row>
            <table:table-cell table:style-name="Table1.A1" office:value-type="string">
              <text:p text:style-name="P5"><text:bookmark text:name="LC253"/></text:p>
            </table:table-cell>
            <table:table-cell table:style-name="Table1.A1" office:value-type="string">
              <text:p text:style-name="P5"><text:bookmark text:name="L254"/></text:p>
            </table:table-cell>
          </table:table-row>
          <table:table-row>
            <table:table-cell table:style-name="Table1.A1" office:value-type="string">
              <text:p text:style-name="P5"><text:bookmark text:name="LC254"/></text:p>
            </table:table-cell>
            <table:table-cell table:style-name="Table1.A1" office:value-type="string">
              <text:p text:style-name="P2"><text:span text:style-name="T1">return</text:span> (status,backData)<text:bookmark text:name="L255"/></text:p>
            </table:table-cell>
          </table:table-row>
          <table:table-row>
            <table:table-cell table:style-name="Table1.A1" office:value-type="string">
              <text:p text:style-name="P5"><text:bookmark text:name="LC255"/></text:p>
            </table:table-cell>
            <table:table-cell table:style-name="Table1.A1" office:value-type="string">
              <text:p text:style-name="P5"><text:bookmark text:name="L256"/></text:p>
            </table:table-cell>
          </table:table-row>
          <table:table-row>
            <table:table-cell table:style-name="Table1.A1" office:value-type="string">
              <text:p text:style-name="P5"><text:bookmark text:name="LC256"/></text:p>
            </table:table-cell>
            <table:table-cell table:style-name="Table1.A1" office:value-type="string">
              <text:p text:style-name="P2"><text:span text:style-name="T1">def</text:span> <text:span text:style-name="T3">CalulateCRC</text:span>(self, pIndata):<text:bookmark text:name="L257"/></text:p>
            </table:table-cell>
          </table:table-row>
          <table:table-row>
            <table:table-cell table:style-name="Table1.A1" office:value-type="string">
              <text:p text:style-name="P5"><text:bookmark text:name="LC257"/></text:p>
            </table:table-cell>
            <table:table-cell table:style-name="Table1.A1" office:value-type="string">
              <text:p text:style-name="P2"><text:span text:style-name="T5">self</text:span>.ClearBitMask(<text:span text:style-name="T5">self</text:span>.DivIrqReg, <text:span text:style-name="T1">0x</text:span><text:span text:style-name="T2">04</text:span>)<text:bookmark text:name="L258"/></text:p>
            </table:table-cell>
          </table:table-row>
          <table:table-row>
            <table:table-cell table:style-name="Table1.A1" office:value-type="string">
              <text:p text:style-name="P5"><text:bookmark text:name="LC258"/></text:p>
            </table:table-cell>
            <table:table-cell table:style-name="Table1.A1" office:value-type="string">
              <text:p text:style-name="P2"><text:span text:style-name="T5">self</text:span>.SetBitMask(<text:span text:style-name="T5">self</text:span>.FIFOLevelReg, <text:span text:style-name="T1">0x</text:span><text:span text:style-name="T2">80</text:span>)<text:span text:style-name="T6">;</text:span><text:bookmark text:name="L259"/></text:p>
            </table:table-cell>
          </table:table-row>
          <table:table-row>
            <table:table-cell table:style-name="Table1.A1" office:value-type="string">
              <text:p text:style-name="P5"><text:bookmark text:name="LC259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260"/></text:p>
            </table:table-cell>
          </table:table-row>
          <table:table-row>
            <table:table-cell table:style-name="Table1.A1" office:value-type="string">
              <text:p text:style-name="P5"><text:bookmark text:name="LC260"/></text:p>
            </table:table-cell>
            <table:table-cell table:style-name="Table1.A1" office:value-type="string">
              <text:p text:style-name="P2"><text:span text:style-name="T1">while</text:span> i<text:span text:style-name="T1">&lt;</text:span><text:span text:style-name="T2">len</text:span>(pIndata):<text:bookmark text:name="L261"/></text:p>
            </table:table-cell>
          </table:table-row>
          <table:table-row>
            <table:table-cell table:style-name="Table1.A1" office:value-type="string">
              <text:p text:style-name="P5"><text:bookmark text:name="LC261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FIFODataReg, pIndata[i])<text:bookmark text:name="L262"/></text:p>
            </table:table-cell>
          </table:table-row>
          <table:table-row>
            <table:table-cell table:style-name="Table1.A1" office:value-type="string">
              <text:p text:style-name="P5"><text:bookmark text:name="LC262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bookmark text:name="L263"/></text:p>
            </table:table-cell>
          </table:table-row>
          <table:table-row>
            <table:table-cell table:style-name="Table1.A1" office:value-type="string">
              <text:p text:style-name="P5"><text:bookmark text:name="LC263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CommandReg, <text:span text:style-name="T5">self</text:span>.<text:span text:style-name="T2">PCD_CALCCRC</text:span>)<text:bookmark text:name="L264"/></text:p>
            </table:table-cell>
          </table:table-row>
          <table:table-row>
            <table:table-cell table:style-name="Table1.A1" office:value-type="string">
              <text:p text:style-name="P5"><text:bookmark text:name="LC264"/></text:p>
            </table:table-cell>
            <table:table-cell table:style-name="Table1.A1" office:value-type="string">
              <text:p text:style-name="P2">i <text:span text:style-name="T1">=</text:span> <text:span text:style-name="T1">0x</text:span><text:span text:style-name="T2">FF</text:span><text:bookmark text:name="L265"/></text:p>
            </table:table-cell>
          </table:table-row>
          <table:table-row>
            <table:table-cell table:style-name="Table1.A1" office:value-type="string">
              <text:p text:style-name="P5"><text:bookmark text:name="LC265"/></text:p>
            </table:table-cell>
            <table:table-cell table:style-name="Table1.A1" office:value-type="string">
              <text:p text:style-name="P2"><text:span text:style-name="T1">while</text:span> <text:span text:style-name="T2">True</text:span>:<text:bookmark text:name="L266"/></text:p>
            </table:table-cell>
          </table:table-row>
          <table:table-row>
            <table:table-cell table:style-name="Table1.A1" office:value-type="string">
              <text:p text:style-name="P5"><text:bookmark text:name="LC266"/></text:p>
            </table:table-cell>
            <table:table-cell table:style-name="Table1.A1" office:value-type="string">
              <text:p text:style-name="P2">n <text:span text:style-name="T1">=</text:span> <text:span text:style-name="T5">self</text:span>.Read_MFRC522(<text:span text:style-name="T5">self</text:span>.DivIrqReg)<text:bookmark text:name="L267"/></text:p>
            </table:table-cell>
          </table:table-row>
          <table:table-row>
            <table:table-cell table:style-name="Table1.A1" office:value-type="string">
              <text:p text:style-name="P5"><text:bookmark text:name="LC267"/></text:p>
            </table:table-cell>
            <table:table-cell table:style-name="Table1.A1" office:value-type="string">
              <text:p text:style-name="P2">i <text:span text:style-name="T1">=</text:span> i <text:span text:style-name="T1">-</text:span> <text:span text:style-name="T2">1</text:span><text:bookmark text:name="L268"/></text:p>
            </table:table-cell>
          </table:table-row>
          <table:table-row>
            <table:table-cell table:style-name="Table1.A1" office:value-type="string">
              <text:p text:style-name="P5"><text:bookmark text:name="LC268"/></text:p>
            </table:table-cell>
            <table:table-cell table:style-name="Table1.A1" office:value-type="string">
              <text:p text:style-name="P2"><text:span text:style-name="T1">if</text:span> <text:span text:style-name="T1">not</text:span> ((i <text:span text:style-name="T1">!=</text:span> <text:span text:style-name="T2">0</text:span>) <text:span text:style-name="T1">and</text:span> <text:span text:style-name="T1">not</text:span> (n<text:span text:style-name="T1">&amp;0x</text:span><text:span text:style-name="T2">04</text:span>)):<text:bookmark text:name="L269"/></text:p>
            </table:table-cell>
          </table:table-row>
          <table:table-row>
            <table:table-cell table:style-name="Table1.A1" office:value-type="string">
              <text:p text:style-name="P5"><text:bookmark text:name="LC269"/></text:p>
            </table:table-cell>
            <table:table-cell table:style-name="Table1.A1" office:value-type="string">
              <text:p text:style-name="P6">break<text:bookmark text:name="L270"/></text:p>
            </table:table-cell>
          </table:table-row>
          <table:table-row>
            <table:table-cell table:style-name="Table1.A1" office:value-type="string">
              <text:p text:style-name="P5"><text:bookmark text:name="LC270"/></text:p>
            </table:table-cell>
            <table:table-cell table:style-name="Table1.A1" office:value-type="string">
              <text:p text:style-name="P2">pOutData <text:span text:style-name="T1">=</text:span> []<text:bookmark text:name="L271"/></text:p>
            </table:table-cell>
          </table:table-row>
          <table:table-row>
            <table:table-cell table:style-name="Table1.A1" office:value-type="string">
              <text:p text:style-name="P5"><text:bookmark text:name="LC271"/></text:p>
            </table:table-cell>
            <table:table-cell table:style-name="Table1.A1" office:value-type="string">
              <text:p text:style-name="P2">pOutData.append(<text:span text:style-name="T5">self</text:span>.Read_MFRC522(<text:span text:style-name="T5">self</text:span>.CRCResultRegL))<text:bookmark text:name="L272"/></text:p>
            </table:table-cell>
          </table:table-row>
          <table:table-row>
            <table:table-cell table:style-name="Table1.A1" office:value-type="string">
              <text:p text:style-name="P5"><text:bookmark text:name="LC272"/></text:p>
            </table:table-cell>
            <table:table-cell table:style-name="Table1.A1" office:value-type="string">
              <text:p text:style-name="P2">pOutData.append(<text:span text:style-name="T5">self</text:span>.Read_MFRC522(<text:span text:style-name="T5">self</text:span>.CRCResultRegM))<text:bookmark text:name="L273"/></text:p>
            </table:table-cell>
          </table:table-row>
          <table:table-row>
            <table:table-cell table:style-name="Table1.A1" office:value-type="string">
              <text:p text:style-name="P5"><text:bookmark text:name="LC273"/></text:p>
            </table:table-cell>
            <table:table-cell table:style-name="Table1.A1" office:value-type="string">
              <text:p text:style-name="P2"><text:span text:style-name="T1">return</text:span> pOutData<text:bookmark text:name="L274"/></text:p>
            </table:table-cell>
          </table:table-row>
          <table:table-row>
            <table:table-cell table:style-name="Table1.A1" office:value-type="string">
              <text:p text:style-name="P5"><text:bookmark text:name="LC274"/></text:p>
            </table:table-cell>
            <table:table-cell table:style-name="Table1.A1" office:value-type="string">
              <text:p text:style-name="P5"><text:bookmark text:name="L275"/></text:p>
            </table:table-cell>
          </table:table-row>
          <table:table-row>
            <table:table-cell table:style-name="Table1.A1" office:value-type="string">
              <text:p text:style-name="P5"><text:bookmark text:name="LC275"/></text:p>
            </table:table-cell>
            <table:table-cell table:style-name="Table1.A1" office:value-type="string">
              <text:p text:style-name="P2"><text:span text:style-name="T1">def</text:span> <text:span text:style-name="T3">MFRC522_SelectTag</text:span>(self, serNum):<text:bookmark text:name="L276"/></text:p>
            </table:table-cell>
          </table:table-row>
          <table:table-row>
            <table:table-cell table:style-name="Table1.A1" office:value-type="string">
              <text:p text:style-name="P5"><text:bookmark text:name="LC276"/></text:p>
            </table:table-cell>
            <table:table-cell table:style-name="Table1.A1" office:value-type="string">
              <text:p text:style-name="P2">backData <text:span text:style-name="T1">=</text:span> []<text:bookmark text:name="L277"/></text:p>
            </table:table-cell>
          </table:table-row>
          <table:table-row>
            <table:table-cell table:style-name="Table1.A1" office:value-type="string">
              <text:p text:style-name="P5"><text:bookmark text:name="LC277"/></text:p>
            </table:table-cell>
            <table:table-cell table:style-name="Table1.A1" office:value-type="string">
              <text:p text:style-name="P2">buf <text:span text:style-name="T1">=</text:span> []<text:bookmark text:name="L278"/></text:p>
            </table:table-cell>
          </table:table-row>
          <table:table-row>
            <table:table-cell table:style-name="Table1.A1" office:value-type="string">
              <text:p text:style-name="P5"><text:bookmark text:name="LC278"/></text:p>
            </table:table-cell>
            <table:table-cell table:style-name="Table1.A1" office:value-type="string">
              <text:p text:style-name="P2">buf.append(<text:span text:style-name="T5">self</text:span>.<text:span text:style-name="T2">PICC_SElECTTAG</text:span>)<text:bookmark text:name="L279"/></text:p>
            </table:table-cell>
          </table:table-row>
          <table:table-row>
            <table:table-cell table:style-name="Table1.A1" office:value-type="string">
              <text:p text:style-name="P5"><text:bookmark text:name="LC279"/></text:p>
            </table:table-cell>
            <table:table-cell table:style-name="Table1.A1" office:value-type="string">
              <text:p text:style-name="P2">buf.append(<text:span text:style-name="T1">0x</text:span><text:span text:style-name="T2">70</text:span>)<text:bookmark text:name="L280"/></text:p>
            </table:table-cell>
          </table:table-row>
          <table:table-row>
            <table:table-cell table:style-name="Table1.A1" office:value-type="string">
              <text:p text:style-name="P5"><text:bookmark text:name="LC280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281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281"/></text:p>
            </table:table-cell>
            <table:table-cell table:style-name="Table1.A1" office:value-type="string">
              <text:p text:style-name="P2"><text:span text:style-name="T1">while</text:span> i<text:span text:style-name="T1">&lt;</text:span><text:span text:style-name="T2">5</text:span>:<text:bookmark text:name="L282"/></text:p>
            </table:table-cell>
          </table:table-row>
          <table:table-row>
            <table:table-cell table:style-name="Table1.A1" office:value-type="string">
              <text:p text:style-name="P5"><text:bookmark text:name="LC282"/></text:p>
            </table:table-cell>
            <table:table-cell table:style-name="Table1.A1" office:value-type="string">
              <text:p text:style-name="P2">buf.append(serNum[i])<text:bookmark text:name="L283"/></text:p>
            </table:table-cell>
          </table:table-row>
          <table:table-row>
            <table:table-cell table:style-name="Table1.A1" office:value-type="string">
              <text:p text:style-name="P5"><text:bookmark text:name="LC283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bookmark text:name="L284"/></text:p>
            </table:table-cell>
          </table:table-row>
          <table:table-row>
            <table:table-cell table:style-name="Table1.A1" office:value-type="string">
              <text:p text:style-name="P5"><text:bookmark text:name="LC284"/></text:p>
            </table:table-cell>
            <table:table-cell table:style-name="Table1.A1" office:value-type="string">
              <text:p text:style-name="P2">pOut <text:span text:style-name="T1">=</text:span> <text:span text:style-name="T5">self</text:span>.CalulateCRC(buf)<text:bookmark text:name="L285"/></text:p>
            </table:table-cell>
          </table:table-row>
          <table:table-row>
            <table:table-cell table:style-name="Table1.A1" office:value-type="string">
              <text:p text:style-name="P5"><text:bookmark text:name="LC285"/></text:p>
            </table:table-cell>
            <table:table-cell table:style-name="Table1.A1" office:value-type="string">
              <text:p text:style-name="P2">buf.append(pOut[<text:span text:style-name="T2">0</text:span>])<text:bookmark text:name="L286"/></text:p>
            </table:table-cell>
          </table:table-row>
          <table:table-row>
            <table:table-cell table:style-name="Table1.A1" office:value-type="string">
              <text:p text:style-name="P5"><text:bookmark text:name="LC286"/></text:p>
            </table:table-cell>
            <table:table-cell table:style-name="Table1.A1" office:value-type="string">
              <text:p text:style-name="P2">buf.append(pOut[<text:span text:style-name="T2">1</text:span>])<text:bookmark text:name="L287"/></text:p>
            </table:table-cell>
          </table:table-row>
          <table:table-row>
            <table:table-cell table:style-name="Table1.A1" office:value-type="string">
              <text:p text:style-name="P5"><text:bookmark text:name="LC287"/></text:p>
            </table:table-cell>
            <table:table-cell table:style-name="Table1.A1" office:value-type="string">
              <text:p text:style-name="P2">(status, backData, backLen) <text:span text:style-name="T1">=</text:span> <text:span text:style-name="T5">self</text:span>.MFRC522_ToCard(<text:span text:style-name="T5">self</text:span>.<text:span text:style-name="T2">PCD_TRANSCEIVE</text:span>, buf)<text:bookmark text:name="L288"/></text:p>
            </table:table-cell>
          </table:table-row>
          <table:table-row>
            <table:table-cell table:style-name="Table1.A1" office:value-type="string">
              <text:p text:style-name="P5"><text:bookmark text:name="LC288"/></text:p>
            </table:table-cell>
            <table:table-cell table:style-name="Table1.A1" office:value-type="string">
              <text:p text:style-name="P5"><text:bookmark text:name="L289"/></text:p>
            </table:table-cell>
          </table:table-row>
          <table:table-row>
            <table:table-cell table:style-name="Table1.A1" office:value-type="string">
              <text:p text:style-name="P5"><text:bookmark text:name="LC289"/></text:p>
            </table:table-cell>
            <table:table-cell table:style-name="Table1.A1" office:value-type="string">
              <text:p text:style-name="P2"><text:span text:style-name="T1">if</text:span> (status <text:span text:style-name="T1">==</text:span> <text:span text:style-name="T5">self</text:span>.<text:span text:style-name="T2">MI_OK</text:span>) <text:span text:style-name="T1">and</text:span> (backLen <text:span text:style-name="T1">==</text:span> <text:span text:style-name="T1">0x</text:span><text:span text:style-name="T2">18</text:span>):<text:bookmark text:name="L290"/></text:p>
            </table:table-cell>
          </table:table-row>
          <table:table-row>
            <table:table-cell table:style-name="Table1.A1" office:value-type="string">
              <text:p text:style-name="P5"><text:bookmark text:name="LC290"/></text:p>
            </table:table-cell>
            <table:table-cell table:style-name="Table1.A1" office:value-type="string">
              <text:p text:style-name="P2"><text:span text:style-name="T2">print</text:span> <text:span text:style-name="T4">"Size: "</text:span> <text:span text:style-name="T1">+</text:span> <text:span text:style-name="T2">str</text:span>(backData[<text:span text:style-name="T2">0</text:span>])<text:bookmark text:name="L291"/></text:p>
            </table:table-cell>
          </table:table-row>
          <table:table-row>
            <table:table-cell table:style-name="Table1.A1" office:value-type="string">
              <text:p text:style-name="P5"><text:bookmark text:name="LC291"/></text:p>
            </table:table-cell>
            <table:table-cell table:style-name="Table1.A1" office:value-type="string">
              <text:p text:style-name="P2"><text:span text:style-name="T1">return</text:span> backData[<text:span text:style-name="T2">0</text:span>]<text:bookmark text:name="L292"/></text:p>
            </table:table-cell>
          </table:table-row>
          <table:table-row>
            <table:table-cell table:style-name="Table1.A1" office:value-type="string">
              <text:p text:style-name="P5"><text:bookmark text:name="LC292"/></text:p>
            </table:table-cell>
            <table:table-cell table:style-name="Table1.A1" office:value-type="string">
              <text:p text:style-name="P2"><text:span text:style-name="T1">else</text:span>:<text:bookmark text:name="L293"/></text:p>
            </table:table-cell>
          </table:table-row>
          <table:table-row>
            <table:table-cell table:style-name="Table1.A1" office:value-type="string">
              <text:p text:style-name="P5"><text:bookmark text:name="LC293"/></text:p>
            </table:table-cell>
            <table:table-cell table:style-name="Table1.A1" office:value-type="string">
              <text:p text:style-name="P2"><text:span text:style-name="T1">return</text:span> <text:span text:style-name="T2">0</text:span><text:bookmark text:name="L294"/></text:p>
            </table:table-cell>
          </table:table-row>
          <table:table-row>
            <table:table-cell table:style-name="Table1.A1" office:value-type="string">
              <text:p text:style-name="P5"><text:bookmark text:name="LC294"/></text:p>
            </table:table-cell>
            <table:table-cell table:style-name="Table1.A1" office:value-type="string">
              <text:p text:style-name="P5"><text:bookmark text:name="L295"/></text:p>
            </table:table-cell>
          </table:table-row>
          <table:table-row>
            <table:table-cell table:style-name="Table1.A1" office:value-type="string">
              <text:p text:style-name="P5"><text:bookmark text:name="LC295"/></text:p>
            </table:table-cell>
            <table:table-cell table:style-name="Table1.A1" office:value-type="string">
              <text:p text:style-name="P2"><text:span text:style-name="T1">def</text:span> <text:span text:style-name="T3">MFRC522_Auth</text:span>(self, authMode, BlockAddr, Sectorkey, serNum):<text:bookmark text:name="L296"/></text:p>
            </table:table-cell>
          </table:table-row>
          <table:table-row>
            <table:table-cell table:style-name="Table1.A1" office:value-type="string">
              <text:p text:style-name="P5"><text:bookmark text:name="LC296"/></text:p>
            </table:table-cell>
            <table:table-cell table:style-name="Table1.A1" office:value-type="string">
              <text:p text:style-name="P2">buff <text:span text:style-name="T1">=</text:span> []<text:bookmark text:name="L297"/></text:p>
            </table:table-cell>
          </table:table-row>
          <table:table-row>
            <table:table-cell table:style-name="Table1.A1" office:value-type="string">
              <text:p text:style-name="P5"><text:bookmark text:name="LC297"/></text:p>
            </table:table-cell>
            <table:table-cell table:style-name="Table1.A1" office:value-type="string">
              <text:p text:style-name="P5"><text:bookmark text:name="L298"/></text:p>
            </table:table-cell>
          </table:table-row>
          <table:table-row>
            <table:table-cell table:style-name="Table1.A1" office:value-type="string">
              <text:p text:style-name="P5"><text:bookmark text:name="LC298"/></text:p>
            </table:table-cell>
            <table:table-cell table:style-name="Table1.A1" office:value-type="string">
              <text:p text:style-name="P4"># First byte should be the authMode (A or B)<text:bookmark text:name="L299"/></text:p>
            </table:table-cell>
          </table:table-row>
          <table:table-row>
            <table:table-cell table:style-name="Table1.A1" office:value-type="string">
              <text:p text:style-name="P5"><text:bookmark text:name="LC299"/></text:p>
            </table:table-cell>
            <table:table-cell table:style-name="Table1.A1" office:value-type="string">
              <text:p text:style-name="P2">buff.append(authMode)<text:bookmark text:name="L300"/></text:p>
            </table:table-cell>
          </table:table-row>
          <table:table-row>
            <table:table-cell table:style-name="Table1.A1" office:value-type="string">
              <text:p text:style-name="P5"><text:bookmark text:name="LC300"/></text:p>
            </table:table-cell>
            <table:table-cell table:style-name="Table1.A1" office:value-type="string">
              <text:p text:style-name="P5"><text:bookmark text:name="L301"/></text:p>
            </table:table-cell>
          </table:table-row>
          <table:table-row>
            <table:table-cell table:style-name="Table1.A1" office:value-type="string">
              <text:p text:style-name="P5"><text:bookmark text:name="LC301"/></text:p>
            </table:table-cell>
            <table:table-cell table:style-name="Table1.A1" office:value-type="string">
              <text:p text:style-name="P4"># Second byte is the trailerBlock (usually 7)<text:bookmark text:name="L302"/></text:p>
            </table:table-cell>
          </table:table-row>
          <table:table-row>
            <table:table-cell table:style-name="Table1.A1" office:value-type="string">
              <text:p text:style-name="P5"><text:bookmark text:name="LC302"/></text:p>
            </table:table-cell>
            <table:table-cell table:style-name="Table1.A1" office:value-type="string">
              <text:p text:style-name="P2">buff.append(BlockAddr)<text:bookmark text:name="L303"/></text:p>
            </table:table-cell>
          </table:table-row>
          <table:table-row>
            <table:table-cell table:style-name="Table1.A1" office:value-type="string">
              <text:p text:style-name="P5"><text:bookmark text:name="LC303"/></text:p>
            </table:table-cell>
            <table:table-cell table:style-name="Table1.A1" office:value-type="string">
              <text:p text:style-name="P5"><text:bookmark text:name="L304"/></text:p>
            </table:table-cell>
          </table:table-row>
          <table:table-row>
            <table:table-cell table:style-name="Table1.A1" office:value-type="string">
              <text:p text:style-name="P5"><text:bookmark text:name="LC304"/></text:p>
            </table:table-cell>
            <table:table-cell table:style-name="Table1.A1" office:value-type="string">
              <text:p text:style-name="P4"># Now we need to append the authKey which usually is 6 bytes of 0xFF<text:bookmark text:name="L305"/></text:p>
            </table:table-cell>
          </table:table-row>
          <table:table-row>
            <table:table-cell table:style-name="Table1.A1" office:value-type="string">
              <text:p text:style-name="P5"><text:bookmark text:name="LC305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306"/></text:p>
            </table:table-cell>
          </table:table-row>
          <table:table-row>
            <table:table-cell table:style-name="Table1.A1" office:value-type="string">
              <text:p text:style-name="P5"><text:bookmark text:name="LC306"/></text:p>
            </table:table-cell>
            <table:table-cell table:style-name="Table1.A1" office:value-type="string">
              <text:p text:style-name="P2"><text:span text:style-name="T1">while</text:span>(i <text:span text:style-name="T1">&lt;</text:span> <text:span text:style-name="T2">len</text:span>(Sectorkey)):<text:bookmark text:name="L307"/></text:p>
            </table:table-cell>
          </table:table-row>
          <table:table-row>
            <table:table-cell table:style-name="Table1.A1" office:value-type="string">
              <text:p text:style-name="P5"><text:bookmark text:name="LC307"/></text:p>
            </table:table-cell>
            <table:table-cell table:style-name="Table1.A1" office:value-type="string">
              <text:p text:style-name="P2">buff.append(Sectorkey[i])<text:bookmark text:name="L308"/></text:p>
            </table:table-cell>
          </table:table-row>
          <table:table-row>
            <table:table-cell table:style-name="Table1.A1" office:value-type="string">
              <text:p text:style-name="P5"><text:bookmark text:name="LC308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bookmark text:name="L309"/></text:p>
            </table:table-cell>
          </table:table-row>
          <table:table-row>
            <table:table-cell table:style-name="Table1.A1" office:value-type="string">
              <text:p text:style-name="P5"><text:bookmark text:name="LC309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310"/></text:p>
            </table:table-cell>
          </table:table-row>
          <table:table-row>
            <table:table-cell table:style-name="Table1.A1" office:value-type="string">
              <text:p text:style-name="P5"><text:bookmark text:name="LC310"/></text:p>
            </table:table-cell>
            <table:table-cell table:style-name="Table1.A1" office:value-type="string">
              <text:p text:style-name="P5"><text:bookmark text:name="L311"/></text:p>
            </table:table-cell>
          </table:table-row>
          <table:table-row>
            <table:table-cell table:style-name="Table1.A1" office:value-type="string">
              <text:p text:style-name="P5"><text:bookmark text:name="LC311"/></text:p>
            </table:table-cell>
            <table:table-cell table:style-name="Table1.A1" office:value-type="string">
              <text:p text:style-name="P4"># Next we append the first 4 bytes of the UID<text:bookmark text:name="L312"/></text:p>
            </table:table-cell>
          </table:table-row>
          <table:table-row>
            <table:table-cell table:style-name="Table1.A1" office:value-type="string">
              <text:p text:style-name="P5"><text:bookmark text:name="LC312"/></text:p>
            </table:table-cell>
            <table:table-cell table:style-name="Table1.A1" office:value-type="string">
              <text:p text:style-name="P2"><text:span text:style-name="T1">while</text:span>(i <text:span text:style-name="T1">&lt;</text:span> <text:span text:style-name="T2">4</text:span>):<text:bookmark text:name="L313"/></text:p>
            </table:table-cell>
          </table:table-row>
          <table:table-row>
            <table:table-cell table:style-name="Table1.A1" office:value-type="string">
              <text:p text:style-name="P5"><text:bookmark text:name="LC313"/></text:p>
            </table:table-cell>
            <table:table-cell table:style-name="Table1.A1" office:value-type="string">
              <text:p text:style-name="P2">buff.append(serNum[i])<text:bookmark text:name="L314"/></text:p>
            </table:table-cell>
          </table:table-row>
          <table:table-row>
            <table:table-cell table:style-name="Table1.A1" office:value-type="string">
              <text:p text:style-name="P5"><text:bookmark text:name="LC314"/></text:p>
            </table:table-cell>
            <table:table-cell table:style-name="Table1.A1" office:value-type="string">
              <text:p text:style-name="P2">i <text:span text:style-name="T1">=</text:span> i <text:span text:style-name="T1">+</text:span><text:span text:style-name="T2">1</text:span><text:bookmark text:name="L315"/></text:p>
            </table:table-cell>
          </table:table-row>
          <table:table-row>
            <table:table-cell table:style-name="Table1.A1" office:value-type="string">
              <text:p text:style-name="P5"><text:bookmark text:name="LC315"/></text:p>
            </table:table-cell>
            <table:table-cell table:style-name="Table1.A1" office:value-type="string">
              <text:p text:style-name="P5"><text:bookmark text:name="L316"/></text:p>
            </table:table-cell>
          </table:table-row>
          <table:table-row>
            <table:table-cell table:style-name="Table1.A1" office:value-type="string">
              <text:p text:style-name="P5"><text:bookmark text:name="LC316"/></text:p>
            </table:table-cell>
            <table:table-cell table:style-name="Table1.A1" office:value-type="string">
              <text:p text:style-name="P4"># Now we start the authentication itself<text:bookmark text:name="L317"/></text:p>
            </table:table-cell>
          </table:table-row>
          <table:table-row>
            <table:table-cell table:style-name="Table1.A1" office:value-type="string">
              <text:p text:style-name="P5"><text:bookmark text:name="LC317"/></text:p>
            </table:table-cell>
            <table:table-cell table:style-name="Table1.A1" office:value-type="string">
              <text:p text:style-name="P2">(status, backData, backLen) <text:span text:style-name="T1">=</text:span> <text:span text:style-name="T5">self</text:span>.MFRC522_ToCard(<text:span text:style-name="T5">self</text:span>.<text:span text:style-name="T2">PCD_AUTHENT</text:span>,buff)<text:bookmark text:name="L318"/></text:p>
            </table:table-cell>
          </table:table-row>
          <table:table-row>
            <table:table-cell table:style-name="Table1.A1" office:value-type="string">
              <text:p text:style-name="P5"><text:bookmark text:name="LC318"/></text:p>
            </table:table-cell>
            <table:table-cell table:style-name="Table1.A1" office:value-type="string">
              <text:p text:style-name="P5"><text:bookmark text:name="L319"/></text:p>
            </table:table-cell>
          </table:table-row>
          <table:table-row>
            <table:table-cell table:style-name="Table1.A1" office:value-type="string">
              <text:p text:style-name="P5"><text:bookmark text:name="LC319"/></text:p>
            </table:table-cell>
            <table:table-cell table:style-name="Table1.A1" office:value-type="string">
              <text:p text:style-name="P4"># Check if an error occurred<text:bookmark text:name="L320"/></text:p>
            </table:table-cell>
          </table:table-row>
          <table:table-row>
            <table:table-cell table:style-name="Table1.A1" office:value-type="string">
              <text:p text:style-name="P5"><text:bookmark text:name="LC320"/></text:p>
            </table:table-cell>
            <table:table-cell table:style-name="Table1.A1" office:value-type="string">
              <text:p text:style-name="P2"><text:span text:style-name="T1">if</text:span> <text:span text:style-name="T1">not</text:span>(status <text:span text:style-name="T1">==</text:span> <text:span text:style-name="T5">self</text:span>.<text:span text:style-name="T2">MI_OK</text:span>):<text:bookmark text:name="L321"/></text:p>
            </table:table-cell>
          </table:table-row>
          <table:table-row>
            <table:table-cell table:style-name="Table1.A1" office:value-type="string">
              <text:p text:style-name="P5"><text:bookmark text:name="LC321"/></text:p>
            </table:table-cell>
            <table:table-cell table:style-name="Table1.A1" office:value-type="string">
              <text:p text:style-name="P2"><text:span text:style-name="T2">print</text:span> <text:span text:style-name="T4">"AUTH ERROR!!"</text:span><text:bookmark text:name="L322"/></text:p>
            </table:table-cell>
          </table:table-row>
          <table:table-row>
            <table:table-cell table:style-name="Table1.A1" office:value-type="string">
              <text:p text:style-name="P5"><text:bookmark text:name="LC322"/></text:p>
            </table:table-cell>
            <table:table-cell table:style-name="Table1.A1" office:value-type="string">
              <text:p text:style-name="P2"><text:span text:style-name="T1">if</text:span> <text:span text:style-name="T1">not</text:span> (<text:span text:style-name="T5">self</text:span>.Read_MFRC522(<text:span text:style-name="T5">self</text:span>.Status2Reg) <text:span text:style-name="T1">&amp;</text:span> <text:span text:style-name="T1">0x</text:span><text:span text:style-name="T2">08</text:span>) <text:span text:style-name="T1">!=</text:span> <text:span text:style-name="T2">0</text:span>:<text:bookmark text:name="L323"/></text:p>
            </table:table-cell>
          </table:table-row>
          <table:table-row>
            <table:table-cell table:style-name="Table1.A1" office:value-type="string">
              <text:p text:style-name="P5"><text:bookmark text:name="LC323"/></text:p>
            </table:table-cell>
            <table:table-cell table:style-name="Table1.A1" office:value-type="string">
              <text:p text:style-name="P2"><text:span text:style-name="T2">print</text:span> <text:span text:style-name="T4">"AUTH ERROR(status2reg &amp; 0x08) != 0"</text:span><text:bookmark text:name="L324"/></text:p>
            </table:table-cell>
          </table:table-row>
          <table:table-row>
            <table:table-cell table:style-name="Table1.A1" office:value-type="string">
              <text:p text:style-name="P5"><text:bookmark text:name="LC324"/></text:p>
            </table:table-cell>
            <table:table-cell table:style-name="Table1.A1" office:value-type="string">
              <text:p text:style-name="P5"><text:bookmark text:name="L325"/></text:p>
            </table:table-cell>
          </table:table-row>
          <table:table-row>
            <table:table-cell table:style-name="Table1.A1" office:value-type="string">
              <text:p text:style-name="P5"><text:bookmark text:name="LC325"/></text:p>
            </table:table-cell>
            <table:table-cell table:style-name="Table1.A1" office:value-type="string">
              <text:p text:style-name="P4"># Return the status<text:bookmark text:name="L326"/></text:p>
            </table:table-cell>
          </table:table-row>
          <table:table-row>
            <table:table-cell table:style-name="Table1.A1" office:value-type="string">
              <text:p text:style-name="P5"><text:bookmark text:name="LC326"/></text:p>
            </table:table-cell>
            <table:table-cell table:style-name="Table1.A1" office:value-type="string">
              <text:p text:style-name="P2"><text:span text:style-name="T1">return</text:span> status<text:bookmark text:name="L327"/></text:p>
            </table:table-cell>
          </table:table-row>
          <table:table-row>
            <table:table-cell table:style-name="Table1.A1" office:value-type="string">
              <text:p text:style-name="P5"><text:bookmark text:name="LC327"/></text:p>
            </table:table-cell>
            <table:table-cell table:style-name="Table1.A1" office:value-type="string">
              <text:p text:style-name="P5"><text:bookmark text:name="L328"/></text:p>
            </table:table-cell>
          </table:table-row>
          <table:table-row>
            <table:table-cell table:style-name="Table1.A1" office:value-type="string">
              <text:p text:style-name="P5"><text:bookmark text:name="LC328"/></text:p>
            </table:table-cell>
            <table:table-cell table:style-name="Table1.A1" office:value-type="string">
              <text:p text:style-name="P2"><text:span text:style-name="T1">def</text:span> <text:span text:style-name="T3">MFRC522_StopCrypto1</text:span>(self):<text:bookmark text:name="L329"/></text:p>
            </table:table-cell>
          </table:table-row>
          <table:table-row>
            <table:table-cell table:style-name="Table1.A1" office:value-type="string">
              <text:p text:style-name="P5"><text:bookmark text:name="LC329"/></text:p>
            </table:table-cell>
            <table:table-cell table:style-name="Table1.A1" office:value-type="string">
              <text:p text:style-name="P2"><text:span text:style-name="T5">self</text:span>.ClearBitMask(<text:span text:style-name="T5">self</text:span>.Status2Reg, <text:span text:style-name="T1">0x</text:span><text:span text:style-name="T2">08</text:span>)<text:bookmark text:name="L330"/></text:p>
            </table:table-cell>
          </table:table-row>
          <table:table-row>
            <table:table-cell table:style-name="Table1.A1" office:value-type="string">
              <text:p text:style-name="P5"><text:bookmark text:name="LC330"/></text:p>
            </table:table-cell>
            <table:table-cell table:style-name="Table1.A1" office:value-type="string">
              <text:p text:style-name="P5"><text:bookmark text:name="L331"/></text:p>
            </table:table-cell>
          </table:table-row>
          <table:table-row>
            <table:table-cell table:style-name="Table1.A1" office:value-type="string">
              <text:p text:style-name="P5"><text:bookmark text:name="LC331"/></text:p>
            </table:table-cell>
            <table:table-cell table:style-name="Table1.A1" office:value-type="string">
              <text:p text:style-name="P2"><text:span text:style-name="T1">def</text:span> <text:span text:style-name="T3">MFRC522_Read</text:span>(self, blockAddr):<text:bookmark text:name="L332"/></text:p>
            </table:table-cell>
          </table:table-row>
          <table:table-row>
            <table:table-cell table:style-name="Table1.A1" office:value-type="string">
              <text:p text:style-name="P5"><text:bookmark text:name="LC332"/></text:p>
            </table:table-cell>
            <table:table-cell table:style-name="Table1.A1" office:value-type="string">
              <text:p text:style-name="P2">recvData <text:span text:style-name="T1">=</text:span> []<text:bookmark text:name="L333"/></text:p>
            </table:table-cell>
          </table:table-row>
          <table:table-row>
            <table:table-cell table:style-name="Table1.A1" office:value-type="string">
              <text:p text:style-name="P5"><text:bookmark text:name="LC333"/></text:p>
            </table:table-cell>
            <table:table-cell table:style-name="Table1.A1" office:value-type="string">
              <text:p text:style-name="P2">recvData.append(<text:span text:style-name="T5">self</text:span>.<text:span text:style-name="T2">PICC_READ</text:span>)<text:bookmark text:name="L334"/></text:p>
            </table:table-cell>
          </table:table-row>
          <table:table-row>
            <table:table-cell table:style-name="Table1.A1" office:value-type="string">
              <text:p text:style-name="P5"><text:bookmark text:name="LC334"/></text:p>
            </table:table-cell>
            <table:table-cell table:style-name="Table1.A1" office:value-type="string">
              <text:p text:style-name="P2">recvData.append(blockAddr)<text:bookmark text:name="L335"/></text:p>
            </table:table-cell>
          </table:table-row>
          <table:table-row>
            <table:table-cell table:style-name="Table1.A1" office:value-type="string">
              <text:p text:style-name="P5"><text:bookmark text:name="LC335"/></text:p>
            </table:table-cell>
            <table:table-cell table:style-name="Table1.A1" office:value-type="string">
              <text:p text:style-name="P2">pOut <text:span text:style-name="T1">=</text:span> <text:span text:style-name="T5">self</text:span>.CalulateCRC(recvData)<text:bookmark text:name="L336"/></text:p>
            </table:table-cell>
          </table:table-row>
          <table:table-row>
            <table:table-cell table:style-name="Table1.A1" office:value-type="string">
              <text:p text:style-name="P5"><text:bookmark text:name="LC336"/></text:p>
            </table:table-cell>
            <table:table-cell table:style-name="Table1.A1" office:value-type="string">
              <text:p text:style-name="P2">recvData.append(pOut[<text:span text:style-name="T2">0</text:span>])<text:bookmark text:name="L337"/></text:p>
            </table:table-cell>
          </table:table-row>
          <table:table-row>
            <table:table-cell table:style-name="Table1.A1" office:value-type="string">
              <text:p text:style-name="P5"><text:bookmark text:name="LC337"/></text:p>
            </table:table-cell>
            <table:table-cell table:style-name="Table1.A1" office:value-type="string">
              <text:p text:style-name="P2">recvData.append(pOut[<text:span text:style-name="T2">1</text:span>])<text:bookmark text:name="L338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338"/></text:p>
            </table:table-cell>
            <table:table-cell table:style-name="Table1.A1" office:value-type="string">
              <text:p text:style-name="P2">(status, backData, backLen) <text:span text:style-name="T1">=</text:span> <text:span text:style-name="T5">self</text:span>.MFRC522_ToCard(<text:span text:style-name="T5">self</text:span>.<text:span text:style-name="T2">PCD_TRANSCEIVE</text:span>, recvData)<text:bookmark text:name="L339"/></text:p>
            </table:table-cell>
          </table:table-row>
          <table:table-row>
            <table:table-cell table:style-name="Table1.A1" office:value-type="string">
              <text:p text:style-name="P5"><text:bookmark text:name="LC339"/></text:p>
            </table:table-cell>
            <table:table-cell table:style-name="Table1.A1" office:value-type="string">
              <text:p text:style-name="P2"><text:span text:style-name="T1">if</text:span> <text:span text:style-name="T1">not</text:span>(status <text:span text:style-name="T1">==</text:span> <text:span text:style-name="T5">self</text:span>.<text:span text:style-name="T2">MI_OK</text:span>):<text:bookmark text:name="L340"/></text:p>
            </table:table-cell>
          </table:table-row>
          <table:table-row>
            <table:table-cell table:style-name="Table1.A1" office:value-type="string">
              <text:p text:style-name="P5"><text:bookmark text:name="LC340"/></text:p>
            </table:table-cell>
            <table:table-cell table:style-name="Table1.A1" office:value-type="string">
              <text:p text:style-name="P2"><text:span text:style-name="T2">print</text:span> <text:span text:style-name="T4">"Error while reading!"</text:span><text:bookmark text:name="L341"/></text:p>
            </table:table-cell>
          </table:table-row>
          <table:table-row>
            <table:table-cell table:style-name="Table1.A1" office:value-type="string">
              <text:p text:style-name="P5"><text:bookmark text:name="LC341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342"/></text:p>
            </table:table-cell>
          </table:table-row>
          <table:table-row>
            <table:table-cell table:style-name="Table1.A1" office:value-type="string">
              <text:p text:style-name="P5"><text:bookmark text:name="LC342"/></text:p>
            </table:table-cell>
            <table:table-cell table:style-name="Table1.A1" office:value-type="string">
              <text:p text:style-name="P2"><text:span text:style-name="T1">if</text:span> <text:span text:style-name="T2">len</text:span>(backData) <text:span text:style-name="T1">==</text:span> <text:span text:style-name="T2">16</text:span>:<text:bookmark text:name="L343"/></text:p>
            </table:table-cell>
          </table:table-row>
          <table:table-row>
            <table:table-cell table:style-name="Table1.A1" office:value-type="string">
              <text:p text:style-name="P5"><text:bookmark text:name="LC343"/></text:p>
            </table:table-cell>
            <table:table-cell table:style-name="Table1.A1" office:value-type="string">
              <text:p text:style-name="P2"><text:span text:style-name="T2">print</text:span> <text:span text:style-name="T4">"Sector "</text:span><text:span text:style-name="T1">+</text:span><text:span text:style-name="T2">str</text:span>(blockAddr)<text:span text:style-name="T1">+</text:span><text:span text:style-name="T4">" "</text:span><text:span text:style-name="T1">+</text:span><text:span text:style-name="T2">str</text:span>(backData)<text:bookmark text:name="L344"/></text:p>
            </table:table-cell>
          </table:table-row>
          <table:table-row>
            <table:table-cell table:style-name="Table1.A1" office:value-type="string">
              <text:p text:style-name="P5"><text:bookmark text:name="LC344"/></text:p>
            </table:table-cell>
            <table:table-cell table:style-name="Table1.A1" office:value-type="string">
              <text:p text:style-name="P5"><text:bookmark text:name="L345"/></text:p>
            </table:table-cell>
          </table:table-row>
          <table:table-row>
            <table:table-cell table:style-name="Table1.A1" office:value-type="string">
              <text:p text:style-name="P5"><text:bookmark text:name="LC345"/></text:p>
            </table:table-cell>
            <table:table-cell table:style-name="Table1.A1" office:value-type="string">
              <text:p text:style-name="P2"><text:span text:style-name="T1">def</text:span> <text:span text:style-name="T3">MFRC522_Write</text:span>(self, blockAddr, writeData):<text:bookmark text:name="L346"/></text:p>
            </table:table-cell>
          </table:table-row>
          <table:table-row>
            <table:table-cell table:style-name="Table1.A1" office:value-type="string">
              <text:p text:style-name="P5"><text:bookmark text:name="LC346"/></text:p>
            </table:table-cell>
            <table:table-cell table:style-name="Table1.A1" office:value-type="string">
              <text:p text:style-name="P2">buff <text:span text:style-name="T1">=</text:span> []<text:bookmark text:name="L347"/></text:p>
            </table:table-cell>
          </table:table-row>
          <table:table-row>
            <table:table-cell table:style-name="Table1.A1" office:value-type="string">
              <text:p text:style-name="P5"><text:bookmark text:name="LC347"/></text:p>
            </table:table-cell>
            <table:table-cell table:style-name="Table1.A1" office:value-type="string">
              <text:p text:style-name="P2">buff.append(<text:span text:style-name="T5">self</text:span>.<text:span text:style-name="T2">PICC_WRITE</text:span>)<text:bookmark text:name="L348"/></text:p>
            </table:table-cell>
          </table:table-row>
          <table:table-row>
            <table:table-cell table:style-name="Table1.A1" office:value-type="string">
              <text:p text:style-name="P5"><text:bookmark text:name="LC348"/></text:p>
            </table:table-cell>
            <table:table-cell table:style-name="Table1.A1" office:value-type="string">
              <text:p text:style-name="P2">buff.append(blockAddr)<text:bookmark text:name="L349"/></text:p>
            </table:table-cell>
          </table:table-row>
          <table:table-row>
            <table:table-cell table:style-name="Table1.A1" office:value-type="string">
              <text:p text:style-name="P5"><text:bookmark text:name="LC349"/></text:p>
            </table:table-cell>
            <table:table-cell table:style-name="Table1.A1" office:value-type="string">
              <text:p text:style-name="P2">crc <text:span text:style-name="T1">=</text:span> <text:span text:style-name="T5">self</text:span>.CalulateCRC(buff)<text:bookmark text:name="L350"/></text:p>
            </table:table-cell>
          </table:table-row>
          <table:table-row>
            <table:table-cell table:style-name="Table1.A1" office:value-type="string">
              <text:p text:style-name="P5"><text:bookmark text:name="LC350"/></text:p>
            </table:table-cell>
            <table:table-cell table:style-name="Table1.A1" office:value-type="string">
              <text:p text:style-name="P2">buff.append(crc[<text:span text:style-name="T2">0</text:span>])<text:bookmark text:name="L351"/></text:p>
            </table:table-cell>
          </table:table-row>
          <table:table-row>
            <table:table-cell table:style-name="Table1.A1" office:value-type="string">
              <text:p text:style-name="P5"><text:bookmark text:name="LC351"/></text:p>
            </table:table-cell>
            <table:table-cell table:style-name="Table1.A1" office:value-type="string">
              <text:p text:style-name="P2">buff.append(crc[<text:span text:style-name="T2">1</text:span>])<text:bookmark text:name="L352"/></text:p>
            </table:table-cell>
          </table:table-row>
          <table:table-row>
            <table:table-cell table:style-name="Table1.A1" office:value-type="string">
              <text:p text:style-name="P5"><text:bookmark text:name="LC352"/></text:p>
            </table:table-cell>
            <table:table-cell table:style-name="Table1.A1" office:value-type="string">
              <text:p text:style-name="P2">(status, backData, backLen) <text:span text:style-name="T1">=</text:span> <text:span text:style-name="T5">self</text:span>.MFRC522_ToCard(<text:span text:style-name="T5">self</text:span>.<text:span text:style-name="T2">PCD_TRANSCEIVE</text:span>, buff)<text:bookmark text:name="L353"/></text:p>
            </table:table-cell>
          </table:table-row>
          <table:table-row>
            <table:table-cell table:style-name="Table1.A1" office:value-type="string">
              <text:p text:style-name="P5"><text:bookmark text:name="LC353"/></text:p>
            </table:table-cell>
            <table:table-cell table:style-name="Table1.A1" office:value-type="string">
              <text:p text:style-name="P2"><text:span text:style-name="T1">if</text:span> <text:span text:style-name="T1">not</text:span>(status <text:span text:style-name="T1">==</text:span> <text:span text:style-name="T5">self</text:span>.<text:span text:style-name="T2">MI_OK</text:span>) <text:span text:style-name="T1">or</text:span> <text:span text:style-name="T1">not</text:span>(backLen <text:span text:style-name="T1">==</text:span> <text:span text:style-name="T2">4</text:span>) <text:span text:style-name="T1">or</text:span> <text:span text:style-name="T1">not</text:span>((backData[<text:span text:style-name="T2">0</text:span>] <text:span text:style-name="T1">&amp;</text:span> <text:span text:style-name="T1">0x</text:span><text:span text:style-name="T2">0F</text:span>) <text:span text:style-name="T1">==</text:span> <text:span text:style-name="T1">0x</text:span><text:span text:style-name="T2">0A</text:span>):<text:bookmark text:name="L354"/></text:p>
            </table:table-cell>
          </table:table-row>
          <table:table-row>
            <table:table-cell table:style-name="Table1.A1" office:value-type="string">
              <text:p text:style-name="P5"><text:bookmark text:name="LC354"/></text:p>
            </table:table-cell>
            <table:table-cell table:style-name="Table1.A1" office:value-type="string">
              <text:p text:style-name="P2">status <text:span text:style-name="T1">=</text:span> <text:span text:style-name="T5">self</text:span>.<text:span text:style-name="T2">MI_ERR</text:span><text:bookmark text:name="L355"/></text:p>
            </table:table-cell>
          </table:table-row>
          <table:table-row>
            <table:table-cell table:style-name="Table1.A1" office:value-type="string">
              <text:p text:style-name="P5"><text:bookmark text:name="LC355"/></text:p>
            </table:table-cell>
            <table:table-cell table:style-name="Table1.A1" office:value-type="string">
              <text:p text:style-name="P5"><text:bookmark text:name="L356"/></text:p>
            </table:table-cell>
          </table:table-row>
          <table:table-row>
            <table:table-cell table:style-name="Table1.A1" office:value-type="string">
              <text:p text:style-name="P5"><text:bookmark text:name="LC356"/></text:p>
            </table:table-cell>
            <table:table-cell table:style-name="Table1.A1" office:value-type="string">
              <text:p text:style-name="P2"><text:span text:style-name="T2">print</text:span> <text:span text:style-name="T2">str</text:span>(backLen)<text:span text:style-name="T1">+</text:span><text:span text:style-name="T4">" backdata &amp;0x0F == 0x0A "</text:span><text:span text:style-name="T1">+</text:span><text:span text:style-name="T2">str</text:span>(backData[<text:span text:style-name="T2">0</text:span>]<text:span text:style-name="T1">&amp;0x</text:span><text:span text:style-name="T2">0F</text:span>)<text:bookmark text:name="L357"/></text:p>
            </table:table-cell>
          </table:table-row>
          <table:table-row>
            <table:table-cell table:style-name="Table1.A1" office:value-type="string">
              <text:p text:style-name="P5"><text:bookmark text:name="LC357"/></text:p>
            </table:table-cell>
            <table:table-cell table:style-name="Table1.A1" office:value-type="string">
              <text:p text:style-name="P2"><text:span text:style-name="T1">if</text:span> status <text:span text:style-name="T1">==</text:span> <text:span text:style-name="T5">self</text:span>.<text:span text:style-name="T2">MI_OK</text:span>:<text:bookmark text:name="L358"/></text:p>
            </table:table-cell>
          </table:table-row>
          <table:table-row>
            <table:table-cell table:style-name="Table1.A1" office:value-type="string">
              <text:p text:style-name="P5"><text:bookmark text:name="LC358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359"/></text:p>
            </table:table-cell>
          </table:table-row>
          <table:table-row>
            <table:table-cell table:style-name="Table1.A1" office:value-type="string">
              <text:p text:style-name="P5"><text:bookmark text:name="LC359"/></text:p>
            </table:table-cell>
            <table:table-cell table:style-name="Table1.A1" office:value-type="string">
              <text:p text:style-name="P2">buf <text:span text:style-name="T1">=</text:span> []<text:bookmark text:name="L360"/></text:p>
            </table:table-cell>
          </table:table-row>
          <table:table-row>
            <table:table-cell table:style-name="Table1.A1" office:value-type="string">
              <text:p text:style-name="P5"><text:bookmark text:name="LC360"/></text:p>
            </table:table-cell>
            <table:table-cell table:style-name="Table1.A1" office:value-type="string">
              <text:p text:style-name="P2"><text:span text:style-name="T1">while</text:span> i <text:span text:style-name="T1">&lt;</text:span> <text:span text:style-name="T2">16</text:span>:<text:bookmark text:name="L361"/></text:p>
            </table:table-cell>
          </table:table-row>
          <table:table-row>
            <table:table-cell table:style-name="Table1.A1" office:value-type="string">
              <text:p text:style-name="P5"><text:bookmark text:name="LC361"/></text:p>
            </table:table-cell>
            <table:table-cell table:style-name="Table1.A1" office:value-type="string">
              <text:p text:style-name="P2">buf.append(writeData[i])<text:bookmark text:name="L362"/></text:p>
            </table:table-cell>
          </table:table-row>
          <table:table-row>
            <table:table-cell table:style-name="Table1.A1" office:value-type="string">
              <text:p text:style-name="P5"><text:bookmark text:name="LC362"/></text:p>
            </table:table-cell>
            <table:table-cell table:style-name="Table1.A1" office:value-type="string">
              <text:p text:style-name="P2">i <text:span text:style-name="T1">=</text:span> i <text:span text:style-name="T1">+</text:span> <text:span text:style-name="T2">1</text:span><text:bookmark text:name="L363"/></text:p>
            </table:table-cell>
          </table:table-row>
          <table:table-row>
            <table:table-cell table:style-name="Table1.A1" office:value-type="string">
              <text:p text:style-name="P5"><text:bookmark text:name="LC363"/></text:p>
            </table:table-cell>
            <table:table-cell table:style-name="Table1.A1" office:value-type="string">
              <text:p text:style-name="P2">crc <text:span text:style-name="T1">=</text:span> <text:span text:style-name="T5">self</text:span>.CalulateCRC(buf)<text:bookmark text:name="L364"/></text:p>
            </table:table-cell>
          </table:table-row>
          <table:table-row>
            <table:table-cell table:style-name="Table1.A1" office:value-type="string">
              <text:p text:style-name="P5"><text:bookmark text:name="LC364"/></text:p>
            </table:table-cell>
            <table:table-cell table:style-name="Table1.A1" office:value-type="string">
              <text:p text:style-name="P2">buf.append(crc[<text:span text:style-name="T2">0</text:span>])<text:bookmark text:name="L365"/></text:p>
            </table:table-cell>
          </table:table-row>
          <table:table-row>
            <table:table-cell table:style-name="Table1.A1" office:value-type="string">
              <text:p text:style-name="P5"><text:bookmark text:name="LC365"/></text:p>
            </table:table-cell>
            <table:table-cell table:style-name="Table1.A1" office:value-type="string">
              <text:p text:style-name="P2">buf.append(crc[<text:span text:style-name="T2">1</text:span>])<text:bookmark text:name="L366"/></text:p>
            </table:table-cell>
          </table:table-row>
          <table:table-row>
            <table:table-cell table:style-name="Table1.A1" office:value-type="string">
              <text:p text:style-name="P5"><text:bookmark text:name="LC366"/></text:p>
            </table:table-cell>
            <table:table-cell table:style-name="Table1.A1" office:value-type="string">
              <text:p text:style-name="P2">(status, backData, backLen) <text:span text:style-name="T1">=</text:span> <text:span text:style-name="T5">self</text:span>.MFRC522_ToCard(<text:span text:style-name="T5">self</text:span>.<text:span text:style-name="T2">PCD_TRANSCEIVE</text:span>,buf)<text:bookmark text:name="L367"/></text:p>
            </table:table-cell>
          </table:table-row>
          <table:table-row>
            <table:table-cell table:style-name="Table1.A1" office:value-type="string">
              <text:p text:style-name="P5"><text:bookmark text:name="LC367"/></text:p>
            </table:table-cell>
            <table:table-cell table:style-name="Table1.A1" office:value-type="string">
              <text:p text:style-name="P2"><text:span text:style-name="T1">if</text:span> <text:span text:style-name="T1">not</text:span>(status <text:span text:style-name="T1">==</text:span> <text:span text:style-name="T5">self</text:span>.<text:span text:style-name="T2">MI_OK</text:span>) <text:span text:style-name="T1">or</text:span> <text:span text:style-name="T1">not</text:span>(backLen <text:span text:style-name="T1">==</text:span> <text:span text:style-name="T2">4</text:span>) <text:span text:style-name="T1">or</text:span> <text:span text:style-name="T1">not</text:span>((backData[<text:span text:style-name="T2">0</text:span>] <text:span text:style-name="T1">&amp;</text:span> <text:span text:style-name="T1">0x</text:span><text:span text:style-name="T2">0F</text:span>) <text:span text:style-name="T1">==</text:span> <text:span text:style-name="T1">0x</text:span><text:span text:style-name="T2">0A</text:span>):<text:bookmark text:name="L368"/></text:p>
            </table:table-cell>
          </table:table-row>
          <table:table-row>
            <table:table-cell table:style-name="Table1.A1" office:value-type="string">
              <text:p text:style-name="P5"><text:bookmark text:name="LC368"/></text:p>
            </table:table-cell>
            <table:table-cell table:style-name="Table1.A1" office:value-type="string">
              <text:p text:style-name="P2"><text:span text:style-name="T2">print</text:span> <text:span text:style-name="T4">"Error while writing"</text:span><text:bookmark text:name="L369"/></text:p>
            </table:table-cell>
          </table:table-row>
          <table:table-row>
            <table:table-cell table:style-name="Table1.A1" office:value-type="string">
              <text:p text:style-name="P5"><text:bookmark text:name="LC369"/></text:p>
            </table:table-cell>
            <table:table-cell table:style-name="Table1.A1" office:value-type="string">
              <text:p text:style-name="P2"><text:span text:style-name="T1">if</text:span> status <text:span text:style-name="T1">==</text:span> <text:span text:style-name="T5">self</text:span>.<text:span text:style-name="T2">MI_OK</text:span>:<text:bookmark text:name="L370"/></text:p>
            </table:table-cell>
          </table:table-row>
          <table:table-row>
            <table:table-cell table:style-name="Table1.A1" office:value-type="string">
              <text:p text:style-name="P5"><text:bookmark text:name="LC370"/></text:p>
            </table:table-cell>
            <table:table-cell table:style-name="Table1.A1" office:value-type="string">
              <text:p text:style-name="P2"><text:span text:style-name="T2">print</text:span> <text:span text:style-name="T4">"Data written"</text:span><text:bookmark text:name="L371"/></text:p>
            </table:table-cell>
          </table:table-row>
          <table:table-row>
            <table:table-cell table:style-name="Table1.A1" office:value-type="string">
              <text:p text:style-name="P5"><text:bookmark text:name="LC371"/></text:p>
            </table:table-cell>
            <table:table-cell table:style-name="Table1.A1" office:value-type="string">
              <text:p text:style-name="P5"><text:bookmark text:name="L372"/></text:p>
            </table:table-cell>
          </table:table-row>
          <table:table-row>
            <table:table-cell table:style-name="Table1.A1" office:value-type="string">
              <text:p text:style-name="P5"><text:bookmark text:name="LC372"/></text:p>
            </table:table-cell>
            <table:table-cell table:style-name="Table1.A1" office:value-type="string">
              <text:p text:style-name="P2"><text:span text:style-name="T1">def</text:span> <text:span text:style-name="T3">MFRC522_DumpClassic1K</text:span>(self, key, uid):<text:bookmark text:name="L373"/></text:p>
            </table:table-cell>
          </table:table-row>
          <table:table-row>
            <table:table-cell table:style-name="Table1.A1" office:value-type="string">
              <text:p text:style-name="P5"><text:bookmark text:name="LC373"/></text:p>
            </table:table-cell>
            <table:table-cell table:style-name="Table1.A1" office:value-type="string">
              <text:p text:style-name="P2">i <text:span text:style-name="T1">=</text:span> <text:span text:style-name="T2">0</text:span><text:bookmark text:name="L374"/></text:p>
            </table:table-cell>
          </table:table-row>
          <table:table-row>
            <table:table-cell table:style-name="Table1.A1" office:value-type="string">
              <text:p text:style-name="P5"><text:bookmark text:name="LC374"/></text:p>
            </table:table-cell>
            <table:table-cell table:style-name="Table1.A1" office:value-type="string">
              <text:p text:style-name="P2"><text:span text:style-name="T1">while</text:span> i <text:span text:style-name="T1">&lt;</text:span> <text:span text:style-name="T2">64</text:span>:<text:bookmark text:name="L375"/></text:p>
            </table:table-cell>
          </table:table-row>
          <table:table-row>
            <table:table-cell table:style-name="Table1.A1" office:value-type="string">
              <text:p text:style-name="P5"><text:bookmark text:name="LC375"/></text:p>
            </table:table-cell>
            <table:table-cell table:style-name="Table1.A1" office:value-type="string">
              <text:p text:style-name="P2">status <text:span text:style-name="T1">=</text:span> <text:span text:style-name="T5">self</text:span>.MFRC522_Auth(<text:span text:style-name="T5">self</text:span>.<text:span text:style-name="T2">PICC_AUTHENT1A</text:span>, i, key, uid)<text:bookmark text:name="L376"/></text:p>
            </table:table-cell>
          </table:table-row>
          <table:table-row>
            <table:table-cell table:style-name="Table1.A1" office:value-type="string">
              <text:p text:style-name="P5"><text:bookmark text:name="LC376"/></text:p>
            </table:table-cell>
            <table:table-cell table:style-name="Table1.A1" office:value-type="string">
              <text:p text:style-name="P4"># Check if authenticated<text:bookmark text:name="L377"/></text:p>
            </table:table-cell>
          </table:table-row>
          <table:table-row>
            <table:table-cell table:style-name="Table1.A1" office:value-type="string">
              <text:p text:style-name="P5"><text:bookmark text:name="LC377"/></text:p>
            </table:table-cell>
            <table:table-cell table:style-name="Table1.A1" office:value-type="string">
              <text:p text:style-name="P2"><text:span text:style-name="T1">if</text:span> status <text:span text:style-name="T1">==</text:span> <text:span text:style-name="T5">self</text:span>.<text:span text:style-name="T2">MI_OK</text:span>:<text:bookmark text:name="L378"/></text:p>
            </table:table-cell>
          </table:table-row>
          <table:table-row>
            <table:table-cell table:style-name="Table1.A1" office:value-type="string">
              <text:p text:style-name="P5"><text:bookmark text:name="LC378"/></text:p>
            </table:table-cell>
            <table:table-cell table:style-name="Table1.A1" office:value-type="string">
              <text:p text:style-name="P2"><text:span text:style-name="T5">self</text:span>.MFRC522_Read(i)<text:bookmark text:name="L379"/></text:p>
            </table:table-cell>
          </table:table-row>
          <table:table-row>
            <table:table-cell table:style-name="Table1.A1" office:value-type="string">
              <text:p text:style-name="P5"><text:bookmark text:name="LC379"/></text:p>
            </table:table-cell>
            <table:table-cell table:style-name="Table1.A1" office:value-type="string">
              <text:p text:style-name="P2"><text:span text:style-name="T1">else</text:span>:<text:bookmark text:name="L380"/></text:p>
            </table:table-cell>
          </table:table-row>
          <table:table-row>
            <table:table-cell table:style-name="Table1.A1" office:value-type="string">
              <text:p text:style-name="P5"><text:bookmark text:name="LC380"/></text:p>
            </table:table-cell>
            <table:table-cell table:style-name="Table1.A1" office:value-type="string">
              <text:p text:style-name="P2"><text:span text:style-name="T2">print</text:span> <text:span text:style-name="T4">"Authentication error"</text:span><text:bookmark text:name="L381"/></text:p>
            </table:table-cell>
          </table:table-row>
          <table:table-row>
            <table:table-cell table:style-name="Table1.A1" office:value-type="string">
              <text:p text:style-name="P5"><text:bookmark text:name="LC381"/></text:p>
            </table:table-cell>
            <table:table-cell table:style-name="Table1.A1" office:value-type="string">
              <text:p text:style-name="P2">i <text:span text:style-name="T1">=</text:span> i<text:span text:style-name="T1">+</text:span><text:span text:style-name="T2">1</text:span><text:bookmark text:name="L382"/></text:p>
            </table:table-cell>
          </table:table-row>
          <table:table-row>
            <table:table-cell table:style-name="Table1.A1" office:value-type="string">
              <text:p text:style-name="P5"><text:bookmark text:name="LC382"/></text:p>
            </table:table-cell>
            <table:table-cell table:style-name="Table1.A1" office:value-type="string">
              <text:p text:style-name="P5"><text:bookmark text:name="L383"/></text:p>
            </table:table-cell>
          </table:table-row>
          <table:table-row>
            <table:table-cell table:style-name="Table1.A1" office:value-type="string">
              <text:p text:style-name="P5"><text:bookmark text:name="LC383"/></text:p>
            </table:table-cell>
            <table:table-cell table:style-name="Table1.A1" office:value-type="string">
              <text:p text:style-name="P2"><text:span text:style-name="T1">def</text:span> <text:span text:style-name="T3">MFRC522_Init</text:span>(self):<text:bookmark text:name="L384"/></text:p>
            </table:table-cell>
          </table:table-row>
          <table:table-row>
            <table:table-cell table:style-name="Table1.A1" office:value-type="string">
              <text:p text:style-name="P5"><text:bookmark text:name="LC384"/></text:p>
            </table:table-cell>
            <table:table-cell table:style-name="Table1.A1" office:value-type="string">
              <text:p text:style-name="P2"><text:span text:style-name="T2">GPIO</text:span>.output(<text:span text:style-name="T5">self</text:span>.<text:span text:style-name="T2">NRSTPD</text:span>, <text:span text:style-name="T2">1</text:span>)<text:bookmark text:name="L385"/></text:p>
            </table:table-cell>
          </table:table-row>
          <table:table-row>
            <table:table-cell table:style-name="Table1.A1" office:value-type="string">
              <text:p text:style-name="P5"><text:bookmark text:name="LC385"/></text:p>
            </table:table-cell>
            <table:table-cell table:style-name="Table1.A1" office:value-type="string">
              <text:p text:style-name="P5"><text:bookmark text:name="L386"/></text:p>
            </table:table-cell>
          </table:table-row>
          <table:table-row>
            <table:table-cell table:style-name="Table1.A1" office:value-type="string">
              <text:p text:style-name="P5"><text:bookmark text:name="LC386"/></text:p>
            </table:table-cell>
            <table:table-cell table:style-name="Table1.A1" office:value-type="string">
              <text:p text:style-name="P2"><text:span text:style-name="T5">self</text:span>.MFRC522_Reset()<text:span text:style-name="T6">;</text:span><text:bookmark text:name="L387"/></text:p>
            </table:table-cell>
          </table:table-row>
          <table:table-row>
            <table:table-cell table:style-name="Table1.A1" office:value-type="string">
              <text:p text:style-name="P5"><text:bookmark text:name="LC387"/></text:p>
            </table:table-cell>
            <table:table-cell table:style-name="Table1.A1" office:value-type="string">
              <text:p text:style-name="P5"><text:bookmark text:name="L388"/></text:p>
            </table:table-cell>
          </table:table-row>
          <table:table-row>
            <table:table-cell table:style-name="Table1.A1" office:value-type="string">
              <text:p text:style-name="P5"><text:bookmark text:name="LC388"/></text:p>
            </table:table-cell>
            <table:table-cell table:style-name="Table1.A1" office:value-type="string">
              <text:p text:style-name="P5"><text:bookmark text:name="L389"/></text:p>
            </table:table-cell>
          </table:table-row>
          <text:soft-page-break/>
          <table:table-row>
            <table:table-cell table:style-name="Table1.A1" office:value-type="string">
              <text:p text:style-name="P5"><text:bookmark text:name="LC389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TModeReg, <text:span text:style-name="T1">0x</text:span><text:span text:style-name="T2">8D</text:span>)<text:bookmark text:name="L390"/></text:p>
            </table:table-cell>
          </table:table-row>
          <table:table-row>
            <table:table-cell table:style-name="Table1.A1" office:value-type="string">
              <text:p text:style-name="P5"><text:bookmark text:name="LC390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TPrescalerReg, <text:span text:style-name="T1">0x</text:span><text:span text:style-name="T2">3E</text:span>)<text:bookmark text:name="L391"/></text:p>
            </table:table-cell>
          </table:table-row>
          <table:table-row>
            <table:table-cell table:style-name="Table1.A1" office:value-type="string">
              <text:p text:style-name="P5"><text:bookmark text:name="LC391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TReloadRegL, <text:span text:style-name="T2">30</text:span>)<text:bookmark text:name="L392"/></text:p>
            </table:table-cell>
          </table:table-row>
          <table:table-row>
            <table:table-cell table:style-name="Table1.A1" office:value-type="string">
              <text:p text:style-name="P5"><text:bookmark text:name="LC392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TReloadRegH, <text:span text:style-name="T2">0</text:span>)<text:bookmark text:name="L393"/></text:p>
            </table:table-cell>
          </table:table-row>
          <table:table-row>
            <table:table-cell table:style-name="Table1.A1" office:value-type="string">
              <text:p text:style-name="P5"><text:bookmark text:name="LC393"/></text:p>
            </table:table-cell>
            <table:table-cell table:style-name="Table1.A1" office:value-type="string">
              <text:p text:style-name="P5"><text:bookmark text:name="L394"/></text:p>
            </table:table-cell>
          </table:table-row>
          <table:table-row>
            <table:table-cell table:style-name="Table1.A1" office:value-type="string">
              <text:p text:style-name="P5"><text:bookmark text:name="LC394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TxAutoReg, <text:span text:style-name="T1">0x</text:span><text:span text:style-name="T2">40</text:span>)<text:bookmark text:name="L395"/></text:p>
            </table:table-cell>
          </table:table-row>
          <table:table-row>
            <table:table-cell table:style-name="Table1.A1" office:value-type="string">
              <text:p text:style-name="P5"><text:bookmark text:name="LC395"/></text:p>
            </table:table-cell>
            <table:table-cell table:style-name="Table1.A1" office:value-type="string">
              <text:p text:style-name="P2"><text:span text:style-name="T5">self</text:span>.Write_MFRC522(<text:span text:style-name="T5">self</text:span>.ModeReg, <text:span text:style-name="T1">0x</text:span><text:span text:style-name="T2">3D</text:span>)<text:bookmark text:name="L396"/></text:p>
            </table:table-cell>
          </table:table-row>
          <table:table-row>
            <table:table-cell table:style-name="Table1.A1" office:value-type="string">
              <text:p text:style-name="P5"><text:bookmark text:name="LC396"/></text:p>
            </table:table-cell>
            <table:table-cell table:style-name="Table1.A1" office:value-type="string">
              <text:p text:style-name="P3"><text:span text:style-name="T5">self</text:span>.AntennaOn()</text:p>
            </table:table-cell>
          </table:table-row>
        </table:table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5:05:21.819088228</meta:creation-date>
    <dc:date>2016-10-26T05:05:59.943292642</dc:date>
    <meta:editing-duration>PT39S</meta:editing-duration>
    <meta:editing-cycles>1</meta:editing-cycles>
    <meta:document-statistic meta:table-count="1" meta:image-count="0" meta:object-count="0" meta:page-count="8" meta:paragraph-count="327" meta:word-count="1020" meta:character-count="7987" meta:non-whitespace-character-count="7292"/>
    <meta:generator>LibreOffice/4.3.3.2$Linux_ARM_EABI LibreOffice_project/430m0$Build-2</meta:generator>
  </office:meta>
</office:document-meta>
</file>